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2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00" table:style-name="ce46">
            <text:p><text:s text:c="2"/>12 200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41" table:style-name="ce46">
            <text:p><text:s text:c="2"/>13 64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20" table:style-name="ce46">
            <text:p><text:s text:c="2"/>1 020</text:p>
          </table:table-cell>
          <table:table-cell office:value-type="float" office:value="3401" table:style-name="ce46">
            <text:p><text:s text:c="2"/>3 40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6" table:style-name="ce46">
            <text:p><text:s text:c="3"/>6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78" table:style-name="ce46">
            <text:p><text:s text:c="2"/>10 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22" table:style-name="ce46">
            <text:p><text:s text:c="2"/>16 3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69" table:style-name="ce46">
            <text:p><text:s text:c="2"/>3 5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38" table:style-name="ce46">
            <text:p><text:s text:c="2"/>4 4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729" table:style-name="ce46">
            <text:p><text:s text:c="3"/>729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08" table:style-name="ce46">
            <text:p><text:s text:c="2"/>30 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1" table:style-name="ce46">
            <text:p><text:s text:c="2"/>1 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16" table:style-name="ce46">
            <text:p><text:s text:c="2"/>9 9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770" table:style-name="ce46">
            <text:p><text:s text:c="2"/>43 77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696" table:style-name="ce46">
            <text:p><text:s text:c="2"/>1 696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46" table:style-name="ce46">
            <text:p><text:s text:c="2"/>27 3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68" table:style-name="ce46">
            <text:p><text:s text:c="2"/>7 5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00" table:style-name="ce46">
            <text:p><text:s text:c="2"/>38 0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3406" table:style-name="ce47">
            <text:p><text:s text:c="2"/>3 406</text:p>
          </table:table-cell>
          <table:table-cell office:value-type="float" office:value="968" table:style-name="ce47">
            <text:p><text:s text:c="3"/>96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31" table:style-name="ce47">
            <text:p><text:s text:c="2"/>3 0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49" table:style-name="ce47">
            <text:p><text:s text:c="2"/>4 9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911" table:style-name="ce47">
            <text:p><text:s text:c="2"/>1 9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11" table:style-name="ce47">
            <text:p><text:s text:c="2"/>16 71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59" table:style-name="ce47">
            <text:p><text:s text:c="2"/>5 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28" table:style-name="ce47">
            <text:p><text:s text:c="2"/>5 72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79" table:style-name="ce47">
            <text:p><text:s text:c="2"/>4 9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82" table:style-name="ce47">
            <text:p><text:s text:c="2"/>5 18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68" table:style-name="ce47">
            <text:p><text:s text:c="2"/>2 36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17" table:style-name="ce47">
            <text:p><text:s text:c="2"/>3 31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95" table:style-name="ce47">
            <text:p><text:s text:c="3"/>295</text:p>
          </table:table-cell>
          <table:table-cell office:value-type="float" office:value="1535" table:style-name="ce47">
            <text:p><text:s text:c="2"/>1 53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164" table:style-name="ce47">
            <text:p><text:s text:c="2"/>41 1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255" table:style-name="ce47">
            <text:p><text:s text:c="2"/>43 2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033" table:style-name="ce46">
            <text:p><text:s text:c="2"/>1 03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89" table:style-name="ce46">
            <text:p><text:s text:c="2"/>13 0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87" table:style-name="ce46">
            <text:p><text:s text:c="2"/>14 2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82" table:style-name="ce46">
            <text:p><text:s text:c="2"/>6 4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77" table:style-name="ce46">
            <text:p><text:s text:c="2"/>6 6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487" table:style-name="ce46">
            <text:p><text:s text:c="2"/>1 48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94" table:style-name="ce46">
            <text:p><text:s text:c="2"/>9 7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7" table:style-name="ce46">
            <text:p><text:s text:c="2"/>1 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21" table:style-name="ce46">
            <text:p><text:s text:c="2"/>13 9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1552" table:style-name="ce46">
            <text:p><text:s text:c="2"/>1 552</text:p>
          </table:table-cell>
          <table:table-cell office:value-type="float" office:value="2483" table:style-name="ce46">
            <text:p><text:s text:c="2"/>2 48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994" table:style-name="ce46">
            <text:p><text:s text:c="2"/>3 994</text:p>
          </table:table-cell>
          <table:table-cell office:value-type="float" office:value="3775" table:style-name="ce46">
            <text:p><text:s text:c="2"/>3 7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67" table:style-name="ce46">
            <text:p><text:s text:c="2"/>1 867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34" table:style-name="ce46">
            <text:p><text:s text:c="2"/>17 634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5" table:style-name="ce46">
            <text:p><text:s text:c="2"/>1 0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15" table:style-name="ce46">
            <text:p><text:s text:c="3"/>5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0" table:style-name="ce46">
            <text:p><text:s text:c="2"/>2 35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634" table:style-name="ce47">
            <text:p><text:s text:c="2"/>6 634</text:p>
          </table:table-cell>
          <table:table-cell office:value-type="float" office:value="486" table:style-name="ce47">
            <text:p><text:s text:c="3"/>4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2" table:style-name="ce47">
            <text:p><text:s text:c="2"/>1 1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88" table:style-name="ce47">
            <text:p><text:s text:c="2"/>8 48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4492" table:style-name="ce47">
            <text:p><text:s text:c="2"/>4 492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68" table:style-name="ce47">
            <text:p><text:s text:c="2"/>6 468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9169" table:style-name="ce47">
            <text:p><text:s text:c="2"/>9 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041" table:style-name="ce47">
            <text:p><text:s text:c="2"/>24 04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304" table:style-name="ce47">
            <text:p><text:s text:c="2"/>8 30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0" table:style-name="ce47">
            <text:p><text:s text:c="3"/>73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820" table:style-name="ce47">
            <text:p><text:s text:c="2"/>144 8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0" table:style-name="ce47">
            <text:p><text:s text:c="2"/>1 52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76" table:style-name="ce47">
            <text:p><text:s text:c="2"/>9 9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719" table:style-name="ce47">
            <text:p><text:s text:c="2"/>168 71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3" table:style-name="ce47">
            <text:p><text:s text:c="2"/>1 30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13645" table:style-name="ce47">
            <text:p><text:s text:c="2"/>13 6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62" table:style-name="ce47">
            <text:p><text:s text:c="2"/>15 16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74" table:style-name="ce47">
            <text:p><text:s text:c="3"/>8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137" table:style-name="ce47">
            <text:p><text:s text:c="2"/>2 137</text:p>
          </table:table-cell>
          <table:table-cell office:value-type="float" office:value="9380" table:style-name="ce47">
            <text:p><text:s text:c="2"/>9 3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93" table:style-name="ce47">
            <text:p><text:s text:c="2"/>12 4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61" table:style-name="ce46">
            <text:p><text:s text:c="2"/>1 3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3" table:style-name="ce46">
            <text:p><text:s text:c="2"/>2 5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2" table:style-name="ce46">
            <text:p><text:s text:c="2"/>2 7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5" table:style-name="ce46">
            <text:p><text:s text:c="2"/>1 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8996" table:style-name="ce46">
            <text:p><text:s text:c="2"/>8 9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1" table:style-name="ce46">
            <text:p><text:s text:c="2"/>1 221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48" table:style-name="ce46">
            <text:p><text:s text:c="2"/>20 9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17" table:style-name="ce46">
            <text:p><text:s text:c="2"/>3 0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0" table:style-name="ce46">
            <text:p><text:s text:c="2"/>3 6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7" table:style-name="ce46">
            <text:p><text:s text:c="2"/>2 0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459" table:style-name="ce46">
            <text:p><text:s text:c="2"/>2 4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13" table:style-name="ce46">
            <text:p><text:s text:c="2"/>5 6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0" table:style-name="ce46">
            <text:p><text:s text:c="3"/>83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28" table:style-name="ce46">
            <text:p><text:s text:c="2"/>6 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79" table:style-name="ce46">
            <text:p><text:s text:c="2"/>8 17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48" table:style-name="ce47">
            <text:p><text:s text:c="2"/>3 6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4" table:style-name="ce47">
            <text:p><text:s text:c="2"/>1 3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034" table:style-name="ce47">
            <text:p><text:s text:c="2"/>1 0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25" table:style-name="ce47">
            <text:p><text:s text:c="2"/>6 62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2630" table:style-name="ce23">
            <text:p><text:s text:c="2"/>2 630</text:p>
          </table:table-cell>
          <table:table-cell office:value-type="float" office:value="7058" table:style-name="ce23">
            <text:p><text:s text:c="2"/>7 058</text:p>
          </table:table-cell>
          <table:table-cell office:value-type="float" office:value="1395" table:style-name="ce23">
            <text:p><text:s text:c="2"/>1 3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17" table:style-name="ce23">
            <text:p><text:s text:c="2"/>1 2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407" table:style-name="ce23">
            <text:p><text:s text:c="2"/>14 40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70" table:style-name="ce47">
            <text:p><text:s text:c="2"/>2 670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45" table:style-name="ce47">
            <text:p><text:s text:c="2"/>1 2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70" table:style-name="ce47">
            <text:p><text:s text:c="2"/>5 57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1619" table:style-name="ce47">
            <text:p><text:s text:c="2"/>1 61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89" table:style-name="ce47">
            <text:p><text:s text:c="2"/>5 7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62" table:style-name="ce47">
            <text:p><text:s text:c="2"/>14 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6" table:style-name="ce47">
            <text:p><text:s text:c="2"/>1 4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26" table:style-name="ce47">
            <text:p><text:s text:c="2"/>2 6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531" table:style-name="ce47">
            <text:p><text:s text:c="2"/>27 53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683" table:style-name="ce47">
            <text:p><text:s text:c="2"/>1 6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37" table:style-name="ce47">
            <text:p><text:s text:c="2"/>2 63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58" table:style-name="ce46">
            <text:p><text:s text:c="2"/>1 0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87" table:style-name="ce46">
            <text:p><text:s text:c="2"/>2 18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9" table:style-name="ce46">
            <text:p><text:s text:c="2"/>3 0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95" table:style-name="ce46">
            <text:p><text:s text:c="2"/>7 095</text:p>
          </table:table-cell>
          <table:table-cell office:value-type="float" office:value="1579" table:style-name="ce46">
            <text:p><text:s text:c="2"/>1 5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6" table:style-name="ce46">
            <text:p><text:s text:c="3"/>6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1" table:style-name="ce46">
            <text:p><text:s text:c="2"/>2 3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14" table:style-name="ce46">
            <text:p><text:s text:c="2"/>1 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74" table:style-name="ce46">
            <text:p><text:s text:c="2"/>17 3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74" table:style-name="ce46">
            <text:p><text:s text:c="2"/>1 074</text:p>
          </table:table-cell>
          <table:table-cell office:value-type="float" office:value="11180" table:style-name="ce46">
            <text:p><text:s text:c="2"/>11 180</text:p>
          </table:table-cell>
          <table:table-cell office:value-type="float" office:value="834" table:style-name="ce46">
            <text:p><text:s text:c="3"/>8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05" table:style-name="ce46">
            <text:p><text:s text:c="2"/>9 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04" table:style-name="ce46">
            <text:p><text:s text:c="2"/>23 9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0" table:style-name="ce46">
            <text:p><text:s text:c="2"/>2 6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9" table:style-name="ce46">
            <text:p><text:s text:c="2"/>5 229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3942" table:style-name="ce46">
            <text:p><text:s text:c="2"/>3 9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924" table:style-name="ce46">
            <text:p><text:s text:c="3"/>924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204" table:style-name="ce46">
            <text:p><text:s text:c="2"/>1 204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293" table:style-name="ce46">
            <text:p><text:s text:c="2"/>16 29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594" table:style-name="ce46">
            <text:p><text:s text:c="2"/>9 5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35781" table:style-name="ce46">
            <text:p><text:s text:c="2"/>35 7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12" table:style-name="ce46">
            <text:p><text:s text:c="2"/>47 11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4" table:style-name="ce47">
            <text:p><text:s text:c="2"/>1 1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4" table:style-name="ce47">
            <text:p><text:s text:c="2"/>1 10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88" table:style-name="ce47">
            <text:p><text:s text:c="2"/>7 488</text:p>
          </table:table-cell>
          <table:table-cell office:value-type="float" office:value="5651" table:style-name="ce47">
            <text:p><text:s text:c="2"/>5 651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80" table:style-name="ce47">
            <text:p><text:s text:c="2"/>13 58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14" table:style-name="ce47">
            <text:p><text:s text:c="2"/>3 314</text:p>
          </table:table-cell>
          <table:table-cell office:value-type="float" office:value="15434" table:style-name="ce47">
            <text:p><text:s text:c="2"/>15 434</text:p>
          </table:table-cell>
          <table:table-cell office:value-type="float" office:value="2999" table:style-name="ce47">
            <text:p><text:s text:c="2"/>2 9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5" table:style-name="ce47">
            <text:p><text:s text:c="2"/>1 985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343" table:style-name="ce47">
            <text:p><text:s text:c="2"/>1 3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819" table:style-name="ce47">
            <text:p><text:s text:c="2"/>25 81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09" table:style-name="ce47">
            <text:p><text:s text:c="2"/>3 609</text:p>
          </table:table-cell>
          <table:table-cell office:value-type="float" office:value="675" table:style-name="ce47">
            <text:p><text:s text:c="3"/>675</text:p>
          </table:table-cell>
          <table:table-cell office:value-type="float" office:value="1127" table:style-name="ce47">
            <text:p><text:s text:c="2"/>1 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09" table:style-name="ce47">
            <text:p><text:s text:c="3"/>90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6" table:style-name="ce47">
            <text:p><text:s text:c="3"/>8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54" table:style-name="ce47">
            <text:p><text:s text:c="2"/>10 35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350" table:style-name="ce23">
            <text:p><text:s text:c="2"/>3 3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5" table:style-name="ce23">
            <text:p><text:s text:c="2"/>1 225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749" table:style-name="ce23">
            <text:p><text:s text:c="3"/>749</text:p>
          </table:table-cell>
          <table:table-cell office:value-type="float" office:value="878" table:style-name="ce23">
            <text:p><text:s text:c="3"/>8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477" table:style-name="ce23">
            <text:p><text:s text:c="2"/>1 4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70" table:style-name="ce23">
            <text:p><text:s text:c="2"/>11 3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97" table:style-name="ce46">
            <text:p><text:s text:c="2"/>6 4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64" table:style-name="ce46">
            <text:p><text:s text:c="2"/>7 06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83" table:style-name="ce46">
            <text:p><text:s text:c="2"/>4 183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7707" table:style-name="ce46">
            <text:p><text:s text:c="2"/>7 7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266" table:style-name="ce46">
            <text:p><text:s text:c="2"/>7 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4" table:style-name="ce46">
            <text:p><text:s text:c="2"/>2 4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83" table:style-name="ce46">
            <text:p><text:s text:c="2"/>27 0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79" table:style-name="ce46">
            <text:p><text:s text:c="2"/>4 8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96" table:style-name="ce46">
            <text:p><text:s text:c="2"/>4 8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778" table:style-name="ce46">
            <text:p><text:s text:c="2"/>2 77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564" table:style-name="ce46">
            <text:p><text:s text:c="2"/>3 564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8341" table:style-name="ce46">
            <text:p><text:s text:c="2"/>8 341</text:p>
          </table:table-cell>
          <table:table-cell office:value-type="float" office:value="1647" table:style-name="ce46">
            <text:p><text:s text:c="2"/>1 647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527" table:style-name="ce46">
            <text:p><text:s text:c="2"/>1 527</text:p>
          </table:table-cell>
          <table:table-cell office:value-type="float" office:value="863" table:style-name="ce46">
            <text:p><text:s text:c="3"/>863</text:p>
          </table:table-cell>
          <table:table-cell office:value-type="float" office:value="2166" table:style-name="ce46">
            <text:p><text:s text:c="2"/>2 166</text:p>
          </table:table-cell>
          <table:table-cell office:value-type="float" office:value="2118" table:style-name="ce46">
            <text:p><text:s text:c="2"/>2 11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35" table:style-name="ce46">
            <text:p><text:s text:c="2"/>1 435</text:p>
          </table:table-cell>
          <table:table-cell office:value-type="float" office:value="1374" table:style-name="ce46">
            <text:p><text:s text:c="2"/>1 374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853" table:style-name="ce46">
            <text:p><text:s text:c="3"/>853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999" table:style-name="ce46">
            <text:p><text:s text:c="3"/>99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5268" table:style-name="ce46">
            <text:p><text:s text:c="2"/>5 268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1233" table:style-name="ce46">
            <text:p><text:s text:c="2"/>1 233</text:p>
          </table:table-cell>
          <table:table-cell office:value-type="float" office:value="1743" table:style-name="ce46">
            <text:p><text:s text:c="2"/>1 743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925" table:style-name="ce46">
            <text:p><text:s text:c="2"/>1 925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535" table:style-name="ce46">
            <text:p><text:s text:c="2"/>1 535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2193" table:style-name="ce46">
            <text:p><text:s text:c="2"/>2 19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89" table:style-name="ce46">
            <text:p><text:s text:c="3"/>989</text:p>
          </table:table-cell>
          <table:table-cell office:value-type="float" office:value="825" table:style-name="ce46">
            <text:p><text:s text:c="3"/>825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293" table:style-name="ce46">
            <text:p><text:s text:c="2"/>56 2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2088" table:style-name="ce46">
            <text:p><text:s text:c="2"/>2 08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8441" table:style-name="ce46">
            <text:p><text:s text:c="2"/>8 44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426" table:style-name="ce46">
            <text:p><text:s text:c="2"/>3 426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1163" table:style-name="ce46">
            <text:p><text:s text:c="2"/>1 163</text:p>
          </table:table-cell>
          <table:table-cell office:value-type="float" office:value="1283" table:style-name="ce46">
            <text:p><text:s text:c="2"/>1 283</text:p>
          </table:table-cell>
          <table:table-cell office:value-type="float" office:value="2685" table:style-name="ce46">
            <text:p><text:s text:c="2"/>2 685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659" table:style-name="ce46">
            <text:p><text:s text:c="3"/>659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4744" table:style-name="ce46">
            <text:p><text:s text:c="2"/>4 74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010" table:style-name="ce46">
            <text:p><text:s text:c="2"/>2 01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18" table:style-name="ce46">
            <text:p><text:s text:c="2"/>32 7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6" table:style-name="ce47">
            <text:p><text:s text:c="2"/>1 1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23" table:style-name="ce47">
            <text:p><text:s text:c="2"/>11 8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50" table:style-name="ce47">
            <text:p><text:s text:c="2"/>13 6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321" table:style-name="ce47">
            <text:p><text:s text:c="2"/>1 321</text:p>
          </table:table-cell>
          <table:table-cell office:value-type="float" office:value="1071" table:style-name="ce47">
            <text:p><text:s text:c="2"/>1 071</text:p>
          </table:table-cell>
          <table:table-cell office:value-type="float" office:value="1730" table:style-name="ce47">
            <text:p><text:s text:c="2"/>1 730</text:p>
          </table:table-cell>
          <table:table-cell office:value-type="float" office:value="1744" table:style-name="ce47">
            <text:p><text:s text:c="2"/>1 74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936" table:style-name="ce47">
            <text:p><text:s text:c="3"/>93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694" table:style-name="ce47">
            <text:p><text:s text:c="3"/>694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545" table:style-name="ce47">
            <text:p><text:s text:c="2"/>1 545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70" table:style-name="ce47">
            <text:p><text:s text:c="2"/>15 37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3" table:style-name="ce47">
            <text:p><text:s text:c="2"/>1 6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27" table:style-name="ce47">
            <text:p><text:s text:c="2"/>16 3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40" table:style-name="ce47">
            <text:p><text:s text:c="2"/>17 94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29" table:style-name="ce47">
            <text:p><text:s text:c="3"/>6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1233" table:style-name="ce47">
            <text:p><text:s text:c="2"/>1 23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242" table:style-name="ce47">
            <text:p><text:s text:c="2"/>1 24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9" table:style-name="ce47">
            <text:p><text:s text:c="3"/>2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50" table:style-name="ce47">
            <text:p><text:s text:c="2"/>9 0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6498" table:style-name="ce23">
            <text:p><text:s text:c="2"/>6 498</text:p>
          </table:table-cell>
          <table:table-cell office:value-type="float" office:value="2244" table:style-name="ce23">
            <text:p><text:s text:c="2"/>2 244</text:p>
          </table:table-cell>
          <table:table-cell office:value-type="float" office:value="504" table:style-name="ce23">
            <text:p><text:s text:c="3"/>504</text:p>
          </table:table-cell>
          <table:table-cell office:value-type="float" office:value="628" table:style-name="ce23">
            <text:p><text:s text:c="3"/>628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2161" table:style-name="ce23">
            <text:p><text:s text:c="2"/>2 161</text:p>
          </table:table-cell>
          <table:table-cell office:value-type="float" office:value="759" table:style-name="ce23">
            <text:p><text:s text:c="3"/>759</text:p>
          </table:table-cell>
          <table:table-cell office:value-type="float" office:value="1331" table:style-name="ce23">
            <text:p><text:s text:c="2"/>1 331</text:p>
          </table:table-cell>
          <table:table-cell office:value-type="float" office:value="1267" table:style-name="ce23">
            <text:p><text:s text:c="2"/>1 267</text:p>
          </table:table-cell>
          <table:table-cell office:value-type="float" office:value="2147" table:style-name="ce23">
            <text:p><text:s text:c="2"/>2 147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695" table:style-name="ce23">
            <text:p><text:s text:c="3"/>695</text:p>
          </table:table-cell>
          <table:table-cell office:value-type="float" office:value="237" table:style-name="ce23">
            <text:p><text:s text:c="3"/>237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911" table:style-name="ce23">
            <text:p><text:s text:c="3"/>911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857" table:style-name="ce23">
            <text:p><text:s text:c="3"/>857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3096" table:style-name="ce23">
            <text:p><text:s text:c="2"/>3 096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5935" table:style-name="ce23">
            <text:p><text:s text:c="2"/>5 935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6611" table:style-name="ce23">
            <text:p><text:s text:c="2"/>6 611</text:p>
          </table:table-cell>
          <table:table-cell office:value-type="float" office:value="52670" table:style-name="ce23">
            <text:p><text:s text:c="2"/>52 670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939" table:style-name="ce23">
            <text:p><text:s text:c="3"/>93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6734" table:style-name="ce23">
            <text:p><text:s text:c="2"/>96 7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936" table:style-name="ce46">
            <text:p><text:s text:c="3"/>936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481" table:style-name="ce46">
            <text:p><text:s text:c="2"/>126 4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1" table:style-name="ce46">
            <text:p><text:s text:c="2"/>1 391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04" table:style-name="ce46">
            <text:p><text:s text:c="2"/>1 504</text:p>
          </table:table-cell>
          <table:table-cell office:value-type="float" office:value="3044" table:style-name="ce46">
            <text:p><text:s text:c="2"/>3 044</text:p>
          </table:table-cell>
          <table:table-cell office:value-type="float" office:value="2198" table:style-name="ce46">
            <text:p><text:s text:c="2"/>2 198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2869" table:style-name="ce46">
            <text:p><text:s text:c="2"/>2 86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140" table:style-name="ce46">
            <text:p><text:s text:c="2"/>4 140</text:p>
          </table:table-cell>
          <table:table-cell office:value-type="float" office:value="3624" table:style-name="ce46">
            <text:p><text:s text:c="2"/>3 62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801" table:style-name="ce46">
            <text:p><text:s text:c="2"/>1 8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7" table:style-name="ce46">
            <text:p><text:s text:c="3"/>567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065" table:style-name="ce46">
            <text:p><text:s text:c="2"/>156 06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30" table:style-name="ce46">
            <text:p><text:s text:c="2"/>19 330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767" table:style-name="ce46">
            <text:p><text:s text:c="3"/>7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46" table:style-name="ce46">
            <text:p><text:s text:c="2"/>25 94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4881" table:style-name="ce46">
            <text:p><text:s text:c="2"/>4 881</text:p>
          </table:table-cell>
          <table:table-cell office:value-type="float" office:value="1648" table:style-name="ce46">
            <text:p><text:s text:c="2"/>1 648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07" table:style-name="ce46">
            <text:p><text:s text:c="2"/>1 00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3" table:style-name="ce46">
            <text:p><text:s text:c="2"/>2 63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7487" table:style-name="ce46">
            <text:p><text:s text:c="2"/>27 487</text:p>
          </table:table-cell>
          <table:table-cell office:value-type="float" office:value="4161" table:style-name="ce46">
            <text:p><text:s text:c="2"/>4 161</text:p>
          </table:table-cell>
          <table:table-cell office:value-type="float" office:value="1293" table:style-name="ce46">
            <text:p><text:s text:c="2"/>1 293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628" table:style-name="ce46">
            <text:p><text:s text:c="3"/>628</text:p>
          </table:table-cell>
          <table:table-cell office:value-type="float" office:value="2019" table:style-name="ce46">
            <text:p><text:s text:c="2"/>2 019</text:p>
          </table:table-cell>
          <table:table-cell office:value-type="float" office:value="851" table:style-name="ce46">
            <text:p><text:s text:c="3"/>851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978" table:style-name="ce46">
            <text:p><text:s text:c="3"/>97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439" table:style-name="ce46">
            <text:p><text:s text:c="2"/>54 43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2317" table:style-name="ce46">
            <text:p><text:s text:c="2"/>32 317</text:p>
          </table:table-cell>
          <table:table-cell office:value-type="float" office:value="2702" table:style-name="ce46">
            <text:p><text:s text:c="2"/>2 702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2" table:style-name="ce46">
            <text:p><text:s text:c="2"/>1 74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42" table:style-name="ce46">
            <text:p><text:s text:c="2"/>37 34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7" table:style-name="ce46">
            <text:p><text:s text:c="2"/>1 077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0" table:style-name="ce46">
            <text:p><text:s text:c="2"/>1 270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8" table:style-name="ce46">
            <text:p><text:s text:c="2"/>1 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9901" table:style-name="ce46">
            <text:p><text:s text:c="2"/>19 901</text:p>
          </table:table-cell>
          <table:table-cell office:value-type="float" office:value="12547" table:style-name="ce46">
            <text:p><text:s text:c="2"/>12 547</text:p>
          </table:table-cell>
          <table:table-cell office:value-type="float" office:value="3653" table:style-name="ce46">
            <text:p><text:s text:c="2"/>3 653</text:p>
          </table:table-cell>
          <table:table-cell office:value-type="float" office:value="2050" table:style-name="ce46">
            <text:p><text:s text:c="2"/>2 050</text:p>
          </table:table-cell>
          <table:table-cell office:value-type="float" office:value="2456" table:style-name="ce46">
            <text:p><text:s text:c="2"/>2 4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000" table:style-name="ce46">
            <text:p><text:s text:c="2"/>49 00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305" table:style-name="ce47">
            <text:p><text:s text:c="2"/>4 3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9" table:style-name="ce47">
            <text:p><text:s text:c="2"/>1 319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1557" table:style-name="ce47">
            <text:p><text:s text:c="2"/>1 55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29" table:style-name="ce47">
            <text:p><text:s text:c="2"/>2 129</text:p>
          </table:table-cell>
          <table:table-cell office:value-type="float" office:value="2131" table:style-name="ce47">
            <text:p><text:s text:c="2"/>2 131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8554" table:style-name="ce47">
            <text:p><text:s text:c="2"/>18 554</text:p>
          </table:table-cell>
          <table:table-cell office:value-type="float" office:value="1905" table:style-name="ce47">
            <text:p><text:s text:c="2"/>1 90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3890" table:style-name="ce47">
            <text:p><text:s text:c="2"/>3 890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826" table:style-name="ce47">
            <text:p><text:s text:c="2"/>1 826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2004" table:style-name="ce47">
            <text:p><text:s text:c="2"/>2 0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647" table:style-name="ce47">
            <text:p><text:s text:c="2"/>44 64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0242" table:style-name="ce23">
            <text:p><text:s text:c="2"/>20 242</text:p>
          </table:table-cell>
          <table:table-cell office:value-type="float" office:value="1620" table:style-name="ce23">
            <text:p><text:s text:c="2"/>1 62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59" table:style-name="ce23">
            <text:p><text:s text:c="2"/>4 359</text:p>
          </table:table-cell>
          <table:table-cell office:value-type="float" office:value="560" table:style-name="ce23">
            <text:p><text:s text:c="3"/>5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953" table:style-name="ce23">
            <text:p><text:s text:c="2"/>27 95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56" table:style-name="ce23">
            <text:p><text:s text:c="2"/>2 856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972" table:style-name="ce23">
            <text:p><text:s text:c="3"/>97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984" table:style-name="ce23">
            <text:p><text:s text:c="2"/>2 984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3255" table:style-name="ce23">
            <text:p><text:s text:c="2"/>3 255</text:p>
          </table:table-cell>
          <table:table-cell office:value-type="float" office:value="1117" table:style-name="ce23">
            <text:p><text:s text:c="2"/>1 117</text:p>
          </table:table-cell>
          <table:table-cell office:value-type="float" office:value="992" table:style-name="ce23">
            <text:p><text:s text:c="3"/>992</text:p>
          </table:table-cell>
          <table:table-cell office:value-type="float" office:value="1410" table:style-name="ce23">
            <text:p><text:s text:c="2"/>1 410</text:p>
          </table:table-cell>
          <table:table-cell office:value-type="float" office:value="565" table:style-name="ce23">
            <text:p><text:s text:c="3"/>565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424" table:style-name="ce23">
            <text:p><text:s text:c="3"/>424</text:p>
          </table:table-cell>
          <table:table-cell office:value-type="float" office:value="268" table:style-name="ce23">
            <text:p><text:s text:c="3"/>26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904" table:style-name="ce23">
            <text:p><text:s text:c="3"/>904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821" table:style-name="ce23">
            <text:p><text:s text:c="2"/>1 82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3" table:style-name="ce23">
            <text:p><text:s text:c="3"/>8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266" table:style-name="ce23">
            <text:p><text:s text:c="2"/>24 26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179" table:style-name="ce47">
            <text:p><text:s text:c="2"/>1 179</text:p>
          </table:table-cell>
          <table:table-cell office:value-type="float" office:value="938" table:style-name="ce47">
            <text:p><text:s text:c="3"/>9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83" table:style-name="ce47">
            <text:p><text:s text:c="2"/>1 483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9" table:style-name="ce47">
            <text:p><text:s text:c="3"/>589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8897" table:style-name="ce47">
            <text:p><text:s text:c="2"/>8 897</text:p>
          </table:table-cell>
          <table:table-cell office:value-type="float" office:value="1334" table:style-name="ce47">
            <text:p><text:s text:c="2"/>1 3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73" table:style-name="ce47">
            <text:p><text:s text:c="2"/>1 2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161" table:style-name="ce47">
            <text:p><text:s text:c="2"/>21 16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1670" table:style-name="ce23">
            <text:p><text:s text:c="2"/>1 67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633" table:style-name="ce23">
            <text:p><text:s text:c="3"/>633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558" table:style-name="ce23">
            <text:p><text:s text:c="2"/>2 558</text:p>
          </table:table-cell>
          <table:table-cell office:value-type="float" office:value="406" table:style-name="ce23">
            <text:p><text:s text:c="3"/>40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2270" table:style-name="ce23">
            <text:p><text:s text:c="2"/>2 27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641" table:style-name="ce23">
            <text:p><text:s text:c="3"/>641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1495" table:style-name="ce23">
            <text:p><text:s text:c="2"/>1 4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171" table:style-name="ce23">
            <text:p><text:s text:c="2"/>14 17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3992" table:style-name="ce46">
            <text:p><text:s text:c="2"/>3 99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22" table:style-name="ce46">
            <text:p><text:s text:c="2"/>5 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5" table:style-name="ce46">
            <text:p><text:s text:c="2"/>1 215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4200" table:style-name="ce46">
            <text:p><text:s text:c="2"/>4 200</text:p>
          </table:table-cell>
          <table:table-cell office:value-type="float" office:value="9830" table:style-name="ce46">
            <text:p><text:s text:c="2"/>9 83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896" table:style-name="ce46">
            <text:p><text:s text:c="3"/>8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22" table:style-name="ce46">
            <text:p><text:s text:c="2"/>28 52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390" table:style-name="ce46">
            <text:p><text:s text:c="2"/>1 390</text:p>
          </table:table-cell>
          <table:table-cell office:value-type="float" office:value="9114" table:style-name="ce46">
            <text:p><text:s text:c="2"/>9 114</text:p>
          </table:table-cell>
          <table:table-cell office:value-type="float" office:value="1941" table:style-name="ce46">
            <text:p><text:s text:c="2"/>1 941</text:p>
          </table:table-cell>
          <table:table-cell office:value-type="float" office:value="872" table:style-name="ce46">
            <text:p><text:s text:c="3"/>87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6696" table:style-name="ce46">
            <text:p><text:s text:c="2"/>6 6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54" table:style-name="ce46">
            <text:p><text:s text:c="2"/>26 65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2" table:style-name="ce46">
            <text:p><text:s text:c="2"/>2 402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7070" table:style-name="ce46">
            <text:p><text:s text:c="2"/>7 070</text:p>
          </table:table-cell>
          <table:table-cell office:value-type="float" office:value="2937" table:style-name="ce46">
            <text:p><text:s text:c="2"/>2 9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1190" table:style-name="ce46">
            <text:p><text:s text:c="2"/>1 19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328" table:style-name="ce46">
            <text:p><text:s text:c="2"/>1 328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1636" table:style-name="ce46">
            <text:p><text:s text:c="2"/>1 636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4566" table:style-name="ce46">
            <text:p><text:s text:c="2"/>14 566</text:p>
          </table:table-cell>
          <table:table-cell office:value-type="float" office:value="2292" table:style-name="ce46">
            <text:p><text:s text:c="2"/>2 292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1413" table:style-name="ce46">
            <text:p><text:s text:c="2"/>1 413</text:p>
          </table:table-cell>
          <table:table-cell office:value-type="float" office:value="2299" table:style-name="ce46">
            <text:p><text:s text:c="2"/>2 299</text:p>
          </table:table-cell>
          <table:table-cell office:value-type="float" office:value="1364" table:style-name="ce46">
            <text:p><text:s text:c="2"/>1 364</text:p>
          </table:table-cell>
          <table:table-cell office:value-type="float" office:value="3077" table:style-name="ce46">
            <text:p><text:s text:c="2"/>3 077</text:p>
          </table:table-cell>
          <table:table-cell office:value-type="float" office:value="2867" table:style-name="ce46">
            <text:p><text:s text:c="2"/>2 867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2672" table:style-name="ce46">
            <text:p><text:s text:c="2"/>2 672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13258" table:style-name="ce46">
            <text:p><text:s text:c="2"/>13 258</text:p>
          </table:table-cell>
          <table:table-cell office:value-type="float" office:value="1115" table:style-name="ce46">
            <text:p><text:s text:c="2"/>1 115</text:p>
          </table:table-cell>
          <table:table-cell office:value-type="float" office:value="4839" table:style-name="ce46">
            <text:p><text:s text:c="2"/>4 83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878" table:style-name="ce46">
            <text:p><text:s text:c="2"/>75 87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27" table:style-name="ce46">
            <text:p><text:s text:c="2"/>6 8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2023" table:style-name="ce46">
            <text:p><text:s text:c="2"/>12 0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831" table:style-name="ce46">
            <text:p><text:s text:c="2"/>20 8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1" table:style-name="ce46">
            <text:p><text:s text:c="3"/>921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27442" table:style-name="ce46">
            <text:p><text:s text:c="2"/>27 4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04" table:style-name="ce46">
            <text:p><text:s text:c="2"/>30 40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194" table:style-name="ce23">
            <text:p><text:s text:c="2"/>3 194</text:p>
          </table:table-cell>
          <table:table-cell office:value-type="float" office:value="2072" table:style-name="ce23">
            <text:p><text:s text:c="2"/>2 072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618" table:style-name="ce23">
            <text:p><text:s text:c="2"/>1 618</text:p>
          </table:table-cell>
          <table:table-cell office:value-type="float" office:value="1699" table:style-name="ce23">
            <text:p><text:s text:c="2"/>1 6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3678" table:style-name="ce23">
            <text:p><text:s text:c="2"/>3 678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2573" table:style-name="ce23">
            <text:p><text:s text:c="2"/>2 573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563" table:style-name="ce23">
            <text:p><text:s text:c="3"/>563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30896" table:style-name="ce23">
            <text:p><text:s text:c="2"/>30 896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645" table:style-name="ce23">
            <text:p><text:s text:c="3"/>6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1" table:style-name="ce23">
            <text:p><text:s text:c="2"/>1 1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5" table:style-name="ce23">
            <text:p><text:s text:c="3"/>315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485" table:style-name="ce23">
            <text:p><text:s text:c="2"/>53 48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113" table:style-name="ce47">
            <text:p><text:s text:c="2"/>4 113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45" table:style-name="ce47">
            <text:p><text:s text:c="2"/>5 04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434" table:style-name="ce47">
            <text:p><text:s text:c="2"/>2 4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73" table:style-name="ce47">
            <text:p><text:s text:c="3"/>873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7890" table:style-name="ce47">
            <text:p><text:s text:c="2"/>7 890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0249" table:style-name="ce47">
            <text:p><text:s text:c="2"/>20 24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215" table:style-name="ce47">
            <text:p><text:s text:c="2"/>3 215</text:p>
          </table:table-cell>
          <table:table-cell office:value-type="float" office:value="9771" table:style-name="ce47">
            <text:p><text:s text:c="2"/>9 771</text:p>
          </table:table-cell>
          <table:table-cell office:value-type="float" office:value="7741" table:style-name="ce47">
            <text:p><text:s text:c="2"/>7 741</text:p>
          </table:table-cell>
          <table:table-cell office:value-type="float" office:value="8725" table:style-name="ce47">
            <text:p><text:s text:c="2"/>8 725</text:p>
          </table:table-cell>
          <table:table-cell office:value-type="float" office:value="1197" table:style-name="ce47">
            <text:p><text:s text:c="2"/>1 197</text:p>
          </table:table-cell>
          <table:table-cell office:value-type="float" office:value="1336" table:style-name="ce47">
            <text:p><text:s text:c="2"/>1 336</text:p>
          </table:table-cell>
          <table:table-cell office:value-type="float" office:value="939" table:style-name="ce47">
            <text:p><text:s text:c="3"/>939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21508" table:style-name="ce47">
            <text:p><text:s text:c="2"/>21 5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6" table:style-name="ce47">
            <text:p><text:s text:c="2"/>1 00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668" table:style-name="ce47">
            <text:p><text:s text:c="2"/>89 66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263" table:style-name="ce47">
            <text:p><text:s text:c="2"/>1 263</text:p>
          </table:table-cell>
          <table:table-cell office:value-type="float" office:value="9029" table:style-name="ce47">
            <text:p><text:s text:c="2"/>9 029</text:p>
          </table:table-cell>
          <table:table-cell office:value-type="float" office:value="2400" table:style-name="ce47">
            <text:p><text:s text:c="2"/>2 400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8607" table:style-name="ce47">
            <text:p><text:s text:c="2"/>8 607</text:p>
          </table:table-cell>
          <table:table-cell office:value-type="float" office:value="1624" table:style-name="ce47">
            <text:p><text:s text:c="2"/>1 624</text:p>
          </table:table-cell>
          <table:table-cell office:value-type="float" office:value="716" table:style-name="ce47">
            <text:p><text:s text:c="3"/>716</text:p>
          </table:table-cell>
          <table:table-cell office:value-type="float" office:value="3706" table:style-name="ce47">
            <text:p><text:s text:c="2"/>3 706</text:p>
          </table:table-cell>
          <table:table-cell office:value-type="float" office:value="954" table:style-name="ce47">
            <text:p><text:s text:c="3"/>954</text:p>
          </table:table-cell>
          <table:table-cell office:value-type="float" office:value="2761" table:style-name="ce47">
            <text:p><text:s text:c="2"/>2 761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431" table:style-name="ce47">
            <text:p><text:s text:c="2"/>4 4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055" table:style-name="ce47">
            <text:p><text:s text:c="2"/>38 05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2" table:style-name="ce47">
            <text:p><text:s text:c="2"/>1 302</text:p>
          </table:table-cell>
          <table:table-cell office:value-type="float" office:value="1013" table:style-name="ce47">
            <text:p><text:s text:c="2"/>1 0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71" table:style-name="ce47">
            <text:p><text:s text:c="2"/>2 67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90" table:style-name="ce47">
            <text:p><text:s text:c="2"/>1 2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76" table:style-name="ce47">
            <text:p><text:s text:c="2"/>7 97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624" table:style-name="ce46">
            <text:p><text:s text:c="3"/>624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064" table:style-name="ce46">
            <text:p><text:s text:c="2"/>1 064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2117" table:style-name="ce46">
            <text:p><text:s text:c="2"/>2 117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2278" table:style-name="ce46">
            <text:p><text:s text:c="2"/>2 278</text:p>
          </table:table-cell>
          <table:table-cell office:value-type="float" office:value="3634" table:style-name="ce46">
            <text:p><text:s text:c="2"/>3 63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863" table:style-name="ce46">
            <text:p><text:s text:c="3"/>863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084" table:style-name="ce46">
            <text:p><text:s text:c="2"/>2 084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0259" table:style-name="ce46">
            <text:p><text:s text:c="2"/>10 259</text:p>
          </table:table-cell>
          <table:table-cell office:value-type="float" office:value="1117" table:style-name="ce46">
            <text:p><text:s text:c="2"/>1 117</text:p>
          </table:table-cell>
          <table:table-cell office:value-type="float" office:value="2688" table:style-name="ce46">
            <text:p><text:s text:c="2"/>2 688</text:p>
          </table:table-cell>
          <table:table-cell office:value-type="float" office:value="7063" table:style-name="ce46">
            <text:p><text:s text:c="2"/>7 063</text:p>
          </table:table-cell>
          <table:table-cell office:value-type="float" office:value="5142" table:style-name="ce46">
            <text:p><text:s text:c="2"/>5 142</text:p>
          </table:table-cell>
          <table:table-cell office:value-type="float" office:value="2718" table:style-name="ce46">
            <text:p><text:s text:c="2"/>2 718</text:p>
          </table:table-cell>
          <table:table-cell office:value-type="float" office:value="2739" table:style-name="ce46">
            <text:p><text:s text:c="2"/>2 739</text:p>
          </table:table-cell>
          <table:table-cell office:value-type="float" office:value="1641" table:style-name="ce46">
            <text:p><text:s text:c="2"/>1 641</text:p>
          </table:table-cell>
          <table:table-cell office:value-type="float" office:value="3215" table:style-name="ce46">
            <text:p><text:s text:c="2"/>3 215</text:p>
          </table:table-cell>
          <table:table-cell office:value-type="float" office:value="2510" table:style-name="ce46">
            <text:p><text:s text:c="2"/>2 510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31021" table:style-name="ce46">
            <text:p><text:s text:c="2"/>31 021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340" table:style-name="ce46">
            <text:p><text:s text:c="2"/>1 34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2074" table:style-name="ce46">
            <text:p><text:s text:c="2"/>2 0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221" table:style-name="ce46">
            <text:p><text:s text:c="2"/>1 221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565" table:style-name="ce46">
            <text:p><text:s text:c="2"/>94 56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29" table:style-name="ce46">
            <text:p><text:s text:c="2"/>16 929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534" table:style-name="ce46">
            <text:p><text:s text:c="3"/>534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02" table:style-name="ce46">
            <text:p><text:s text:c="2"/>20 30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6" table:style-name="ce46">
            <text:p><text:s text:c="2"/>4 9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733" table:style-name="ce46">
            <text:p><text:s text:c="2"/>2 733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641" table:style-name="ce46">
            <text:p><text:s text:c="3"/>64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272" table:style-name="ce46">
            <text:p><text:s text:c="2"/>1 272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02" table:style-name="ce46">
            <text:p><text:s text:c="2"/>13 90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23" table:style-name="ce46">
            <text:p><text:s text:c="2"/>16 12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90" table:style-name="ce46">
            <text:p><text:s text:c="2"/>19 9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1" table:style-name="ce46">
            <text:p><text:s text:c="2"/>2 52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807" table:style-name="ce46">
            <text:p><text:s text:c="3"/>807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8" table:style-name="ce46">
            <text:p><text:s text:c="2"/>1 80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99" table:style-name="ce46">
            <text:p><text:s text:c="2"/>8 49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2457" table:style-name="ce47">
            <text:p><text:s text:c="2"/>2 457</text:p>
          </table:table-cell>
          <table:table-cell office:value-type="float" office:value="10247" table:style-name="ce47">
            <text:p><text:s text:c="2"/>10 247</text:p>
          </table:table-cell>
          <table:table-cell office:value-type="float" office:value="3898" table:style-name="ce47">
            <text:p><text:s text:c="2"/>3 898</text:p>
          </table:table-cell>
          <table:table-cell office:value-type="float" office:value="1529" table:style-name="ce47">
            <text:p><text:s text:c="2"/>1 529</text:p>
          </table:table-cell>
          <table:table-cell office:value-type="float" office:value="1488" table:style-name="ce47">
            <text:p><text:s text:c="2"/>1 488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2806" table:style-name="ce47">
            <text:p><text:s text:c="2"/>2 806</text:p>
          </table:table-cell>
          <table:table-cell office:value-type="float" office:value="6352" table:style-name="ce47">
            <text:p><text:s text:c="2"/>6 352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4705" table:style-name="ce47">
            <text:p><text:s text:c="2"/>14 705</text:p>
          </table:table-cell>
          <table:table-cell office:value-type="float" office:value="593" table:style-name="ce47">
            <text:p><text:s text:c="3"/>593</text:p>
          </table:table-cell>
          <table:table-cell office:value-type="float" office:value="1085" table:style-name="ce47">
            <text:p><text:s text:c="2"/>1 085</text:p>
          </table:table-cell>
          <table:table-cell office:value-type="float" office:value="1512" table:style-name="ce47">
            <text:p><text:s text:c="2"/>1 51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232" table:style-name="ce47">
            <text:p><text:s text:c="2"/>1 23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786" table:style-name="ce47">
            <text:p><text:s text:c="3"/>786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775" table:style-name="ce47">
            <text:p><text:s text:c="3"/>7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286" table:style-name="ce47">
            <text:p><text:s text:c="2"/>54 28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64" table:style-name="ce23">
            <text:p><text:s text:c="2"/>1 26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9" table:style-name="ce23">
            <text:p><text:s text:c="3"/>5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51" table:style-name="ce23">
            <text:p><text:s text:c="2"/>1 85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51" table:style-name="ce23">
            <text:p><text:s text:c="2"/>2 8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7" table:style-name="ce23">
            <text:p><text:s text:c="2"/>1 1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88" table:style-name="ce23">
            <text:p><text:s text:c="2"/>3 98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2286" table:style-name="ce47">
            <text:p><text:s text:c="2"/>2 286</text:p>
          </table:table-cell>
          <table:table-cell office:value-type="float" office:value="1034" table:style-name="ce47">
            <text:p><text:s text:c="2"/>1 034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2" table:style-name="ce47">
            <text:p><text:s text:c="2"/>2 5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4" table:style-name="ce47">
            <text:p><text:s text:c="2"/>1 0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02" table:style-name="ce47">
            <text:p><text:s text:c="2"/>7 50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304" table:style-name="ce23">
            <text:p><text:s text:c="2"/>2 304</text:p>
          </table:table-cell>
          <table:table-cell office:value-type="float" office:value="2190" table:style-name="ce23">
            <text:p><text:s text:c="2"/>2 190</text:p>
          </table:table-cell>
          <table:table-cell office:value-type="float" office:value="587" table:style-name="ce23">
            <text:p><text:s text:c="3"/>5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784" table:style-name="ce23">
            <text:p><text:s text:c="3"/>784</text:p>
          </table:table-cell>
          <table:table-cell office:value-type="float" office:value="23005" table:style-name="ce23">
            <text:p><text:s text:c="2"/>23 005</text:p>
          </table:table-cell>
          <table:table-cell office:value-type="float" office:value="2333" table:style-name="ce23">
            <text:p><text:s text:c="2"/>2 333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956" table:style-name="ce23">
            <text:p><text:s text:c="3"/>9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83" table:style-name="ce23">
            <text:p><text:s text:c="2"/>10 08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6105" table:style-name="ce23">
            <text:p><text:s text:c="2"/>6 105</text:p>
          </table:table-cell>
          <table:table-cell office:value-type="float" office:value="476" table:style-name="ce23">
            <text:p><text:s text:c="3"/>476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9" table:style-name="ce23">
            <text:p><text:s text:c="2"/>1 6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607" table:style-name="ce23">
            <text:p><text:s text:c="2"/>52 60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0" table:style-name="ce46">
            <text:p><text:s text:c="2"/>2 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2" table:style-name="ce46">
            <text:p><text:s text:c="2"/>2 33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13" table:style-name="ce46">
            <text:p><text:s text:c="2"/>6 51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09" table:style-name="ce46">
            <text:p><text:s text:c="2"/>7 50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377" table:style-name="ce46">
            <text:p><text:s text:c="2"/>57 377</text:p>
          </table:table-cell>
          <table:table-cell office:value-type="float" office:value="14767" table:style-name="ce46">
            <text:p><text:s text:c="2"/>14 76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70" table:style-name="ce46">
            <text:p><text:s text:c="2"/>17 7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31" table:style-name="ce46">
            <text:p><text:s text:c="2"/>12 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513" table:style-name="ce46">
            <text:p><text:s text:c="2"/>104 5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07" table:style-name="ce46">
            <text:p><text:s text:c="2"/>13 3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5" table:style-name="ce46">
            <text:p><text:s text:c="2"/>1 2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70" table:style-name="ce46">
            <text:p><text:s text:c="2"/>16 7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9" table:style-name="ce46">
            <text:p><text:s text:c="2"/>2 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63" table:style-name="ce46">
            <text:p><text:s text:c="2"/>3 96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498" table:style-name="ce47">
            <text:p><text:s text:c="2"/>2 498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80" table:style-name="ce47">
            <text:p><text:s text:c="3"/>880</text:p>
          </table:table-cell>
          <table:table-cell office:value-type="float" office:value="578" table:style-name="ce47">
            <text:p><text:s text:c="3"/>578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95" table:style-name="ce47">
            <text:p><text:s text:c="2"/>1 09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413" table:style-name="ce47">
            <text:p><text:s text:c="2"/>1 41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716" table:style-name="ce47">
            <text:p><text:s text:c="3"/>716</text:p>
          </table:table-cell>
          <table:table-cell office:value-type="float" office:value="479" table:style-name="ce47">
            <text:p><text:s text:c="3"/>479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318" table:style-name="ce47">
            <text:p><text:s text:c="2"/>1 318</text:p>
          </table:table-cell>
          <table:table-cell office:value-type="float" office:value="1340" table:style-name="ce47">
            <text:p><text:s text:c="2"/>1 34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140" table:style-name="ce47">
            <text:p><text:s text:c="2"/>3 140</text:p>
          </table:table-cell>
          <table:table-cell office:value-type="float" office:value="13539" table:style-name="ce47">
            <text:p><text:s text:c="2"/>13 539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479" table:style-name="ce47">
            <text:p><text:s text:c="2"/>32 47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918" table:style-name="ce23">
            <text:p><text:s text:c="3"/>918</text:p>
          </table:table-cell>
          <table:table-cell office:value-type="float" office:value="2088" table:style-name="ce23">
            <text:p><text:s text:c="2"/>2 088</text:p>
          </table:table-cell>
          <table:table-cell office:value-type="float" office:value="1176" table:style-name="ce23">
            <text:p><text:s text:c="2"/>1 176</text:p>
          </table:table-cell>
          <table:table-cell office:value-type="float" office:value="744" table:style-name="ce23">
            <text:p><text:s text:c="3"/>744</text:p>
          </table:table-cell>
          <table:table-cell office:value-type="float" office:value="950" table:style-name="ce23">
            <text:p><text:s text:c="3"/>950</text:p>
          </table:table-cell>
          <table:table-cell office:value-type="float" office:value="714" table:style-name="ce23">
            <text:p><text:s text:c="3"/>714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387" table:style-name="ce23">
            <text:p><text:s text:c="3"/>387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40" table:style-name="ce23">
            <text:p><text:s text:c="3"/>540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464" table:style-name="ce23">
            <text:p><text:s text:c="3"/>464</text:p>
          </table:table-cell>
          <table:table-cell office:value-type="float" office:value="2454" table:style-name="ce23">
            <text:p><text:s text:c="2"/>2 454</text:p>
          </table:table-cell>
          <table:table-cell office:value-type="float" office:value="1461" table:style-name="ce23">
            <text:p><text:s text:c="2"/>1 461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1205" table:style-name="ce23">
            <text:p><text:s text:c="2"/>1 205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567" table:style-name="ce23">
            <text:p><text:s text:c="3"/>567</text:p>
          </table:table-cell>
          <table:table-cell office:value-type="float" office:value="2800" table:style-name="ce23">
            <text:p><text:s text:c="2"/>2 800</text:p>
          </table:table-cell>
          <table:table-cell office:value-type="float" office:value="7862" table:style-name="ce23">
            <text:p><text:s text:c="2"/>7 862</text:p>
          </table:table-cell>
          <table:table-cell office:value-type="float" office:value="1911" table:style-name="ce23">
            <text:p><text:s text:c="2"/>1 911</text:p>
          </table:table-cell>
          <table:table-cell office:value-type="float" office:value="767" table:style-name="ce23">
            <text:p><text:s text:c="3"/>767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1688" table:style-name="ce23">
            <text:p><text:s text:c="2"/>1 688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21" table:style-name="ce23">
            <text:p><text:s text:c="3"/>321</text:p>
          </table:table-cell>
          <table:table-cell office:value-type="float" office:value="734" table:style-name="ce23">
            <text:p><text:s text:c="3"/>734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1443" table:style-name="ce23">
            <text:p><text:s text:c="2"/>1 443</text:p>
          </table:table-cell>
          <table:table-cell office:value-type="float" office:value="1024" table:style-name="ce23">
            <text:p><text:s text:c="2"/>1 024</text:p>
          </table:table-cell>
          <table:table-cell office:value-type="float" office:value="2709" table:style-name="ce23">
            <text:p><text:s text:c="2"/>2 709</text:p>
          </table:table-cell>
          <table:table-cell office:value-type="float" office:value="809" table:style-name="ce23">
            <text:p><text:s text:c="3"/>809</text:p>
          </table:table-cell>
          <table:table-cell office:value-type="float" office:value="4046" table:style-name="ce23">
            <text:p><text:s text:c="2"/>4 046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01" table:style-name="ce23">
            <text:p><text:s text:c="3"/>601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2875" table:style-name="ce23">
            <text:p><text:s text:c="2"/>2 87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856" table:style-name="ce23">
            <text:p><text:s text:c="3"/>856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946" table:style-name="ce23">
            <text:p><text:s text:c="3"/>946</text:p>
          </table:table-cell>
          <table:table-cell office:value-type="float" office:value="966" table:style-name="ce23">
            <text:p><text:s text:c="3"/>966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1010" table:style-name="ce23">
            <text:p><text:s text:c="2"/>1 010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442" table:style-name="ce23">
            <text:p><text:s text:c="3"/>442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148" table:style-name="ce23">
            <text:p><text:s text:c="2"/>60 14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582" table:style-name="ce23">
            <text:p><text:s text:c="2"/>5 582</text:p>
          </table:table-cell>
          <table:table-cell office:value-type="float" office:value="3573" table:style-name="ce23">
            <text:p><text:s text:c="2"/>3 573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388" table:style-name="ce23">
            <text:p><text:s text:c="2"/>2 388</text:p>
          </table:table-cell>
          <table:table-cell office:value-type="float" office:value="536" table:style-name="ce23">
            <text:p><text:s text:c="3"/>536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1324" table:style-name="ce23">
            <text:p><text:s text:c="2"/>1 324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626" table:style-name="ce23">
            <text:p><text:s text:c="3"/>626</text:p>
          </table:table-cell>
          <table:table-cell office:value-type="float" office:value="1879" table:style-name="ce23">
            <text:p><text:s text:c="2"/>1 879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807" table:style-name="ce23">
            <text:p><text:s text:c="2"/>3 807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1806" table:style-name="ce23">
            <text:p><text:s text:c="2"/>1 806</text:p>
          </table:table-cell>
          <table:table-cell office:value-type="float" office:value="3606" table:style-name="ce23">
            <text:p><text:s text:c="2"/>3 606</text:p>
          </table:table-cell>
          <table:table-cell office:value-type="float" office:value="2930" table:style-name="ce23">
            <text:p><text:s text:c="2"/>2 930</text:p>
          </table:table-cell>
          <table:table-cell office:value-type="float" office:value="2052" table:style-name="ce23">
            <text:p><text:s text:c="2"/>2 052</text:p>
          </table:table-cell>
          <table:table-cell office:value-type="float" office:value="1147" table:style-name="ce23">
            <text:p><text:s text:c="2"/>1 147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532" table:style-name="ce23">
            <text:p><text:s text:c="3"/>532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513" table:style-name="ce23">
            <text:p><text:s text:c="3"/>513</text:p>
          </table:table-cell>
          <table:table-cell office:value-type="float" office:value="1224" table:style-name="ce23">
            <text:p><text:s text:c="2"/>1 224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63265" table:style-name="ce23">
            <text:p><text:s text:c="2"/>63 265</text:p>
          </table:table-cell>
          <table:table-cell office:value-type="float" office:value="2495" table:style-name="ce23">
            <text:p><text:s text:c="2"/>2 495</text:p>
          </table:table-cell>
          <table:table-cell office:value-type="float" office:value="567" table:style-name="ce23">
            <text:p><text:s text:c="3"/>567</text:p>
          </table:table-cell>
          <table:table-cell office:value-type="float" office:value="1255" table:style-name="ce23">
            <text:p><text:s text:c="2"/>1 255</text:p>
          </table:table-cell>
          <table:table-cell office:value-type="float" office:value="13748" table:style-name="ce23">
            <text:p><text:s text:c="2"/>13 748</text:p>
          </table:table-cell>
          <table:table-cell office:value-type="float" office:value="1203" table:style-name="ce23">
            <text:p><text:s text:c="2"/>1 20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829" table:style-name="ce23">
            <text:p><text:s text:c="3"/>829</text:p>
          </table:table-cell>
          <table:table-cell office:value-type="float" office:value="952" table:style-name="ce23">
            <text:p><text:s text:c="3"/>952</text:p>
          </table:table-cell>
          <table:table-cell office:value-type="float" office:value="1335" table:style-name="ce23">
            <text:p><text:s text:c="2"/>1 335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1753" table:style-name="ce23">
            <text:p><text:s text:c="2"/>1 753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1964" table:style-name="ce23">
            <text:p><text:s text:c="2"/>1 964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4851" table:style-name="ce23">
            <text:p><text:s text:c="2"/>4 851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165" table:style-name="ce23">
            <text:p><text:s text:c="2"/>5 165</text:p>
          </table:table-cell>
          <table:table-cell office:value-type="float" office:value="1533" table:style-name="ce23">
            <text:p><text:s text:c="2"/>1 533</text:p>
          </table:table-cell>
          <table:table-cell office:value-type="float" office:value="1658" table:style-name="ce23">
            <text:p><text:s text:c="2"/>1 658</text:p>
          </table:table-cell>
          <table:table-cell office:value-type="float" office:value="1008" table:style-name="ce23">
            <text:p><text:s text:c="2"/>1 008</text:p>
          </table:table-cell>
          <table:table-cell office:value-type="float" office:value="1101" table:style-name="ce23">
            <text:p><text:s text:c="2"/>1 101</text:p>
          </table:table-cell>
          <table:table-cell office:value-type="float" office:value="681" table:style-name="ce23">
            <text:p><text:s text:c="3"/>681</text:p>
          </table:table-cell>
          <table:table-cell office:value-type="float" office:value="2803" table:style-name="ce23">
            <text:p><text:s text:c="2"/>2 8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0915" table:style-name="ce23">
            <text:p><text:s text:c="2"/>150 91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3245" table:style-name="ce47">
            <text:p><text:s text:c="2"/>3 245</text:p>
          </table:table-cell>
          <table:table-cell office:value-type="float" office:value="1681" table:style-name="ce47">
            <text:p><text:s text:c="2"/>1 681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67" table:style-name="ce47">
            <text:p><text:s text:c="3"/>267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2597" table:style-name="ce47">
            <text:p><text:s text:c="2"/>2 597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352" table:style-name="ce47">
            <text:p><text:s text:c="3"/>352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602" table:style-name="ce47">
            <text:p><text:s text:c="2"/>3 60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9258" table:style-name="ce47">
            <text:p><text:s text:c="2"/>9 258</text:p>
          </table:table-cell>
          <table:table-cell office:value-type="float" office:value="1180" table:style-name="ce47">
            <text:p><text:s text:c="2"/>1 18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204" table:style-name="ce47">
            <text:p><text:s text:c="2"/>1 204</text:p>
          </table:table-cell>
          <table:table-cell office:value-type="float" office:value="1044" table:style-name="ce47">
            <text:p><text:s text:c="2"/>1 044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516" table:style-name="ce47">
            <text:p><text:s text:c="2"/>1 5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292" table:style-name="ce47">
            <text:p><text:s text:c="2"/>34 29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011" table:style-name="ce23">
            <text:p><text:s text:c="2"/>27 011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477" table:style-name="ce23">
            <text:p><text:s text:c="3"/>477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716" table:style-name="ce23">
            <text:p><text:s text:c="2"/>1 7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55" table:style-name="ce23">
            <text:p><text:s text:c="2"/>3 155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241" table:style-name="ce23">
            <text:p><text:s text:c="2"/>1 2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363" table:style-name="ce23">
            <text:p><text:s text:c="2"/>39 36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4" table:style-name="ce46">
            <text:p><text:s text:c="2"/>1 974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0" table:style-name="ce46">
            <text:p><text:s text:c="2"/>3 510</text:p>
          </table:table-cell>
          <table:table-cell office:value-type="float" office:value="10906" table:style-name="ce46">
            <text:p><text:s text:c="2"/>10 9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76" table:style-name="ce46">
            <text:p><text:s text:c="2"/>7 27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43" table:style-name="ce46">
            <text:p><text:s text:c="2"/>26 2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36" table:style-name="ce46">
            <text:p><text:s text:c="2"/>1 13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742" table:style-name="ce46">
            <text:p><text:s text:c="2"/>23 74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6" table:style-name="ce46">
            <text:p><text:s text:c="2"/>3 6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1072" table:style-name="ce46">
            <text:p><text:s text:c="2"/>1 072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83" table:style-name="ce46">
            <text:p><text:s text:c="2"/>1 383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741" table:style-name="ce46">
            <text:p><text:s text:c="2"/>36 74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87" table:style-name="ce46">
            <text:p><text:s text:c="3"/>487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078" table:style-name="ce46">
            <text:p><text:s text:c="2"/>2 078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1295" table:style-name="ce46">
            <text:p><text:s text:c="2"/>1 295</text:p>
          </table:table-cell>
          <table:table-cell office:value-type="float" office:value="2305" table:style-name="ce46">
            <text:p><text:s text:c="2"/>2 305</text:p>
          </table:table-cell>
          <table:table-cell office:value-type="float" office:value="4571" table:style-name="ce46">
            <text:p><text:s text:c="2"/>4 5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1" table:style-name="ce46">
            <text:p><text:s text:c="3"/>701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39" table:style-name="ce46">
            <text:p><text:s text:c="2"/>17 83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317" table:style-name="ce46">
            <text:p><text:s text:c="2"/>4 317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179" table:style-name="ce46">
            <text:p><text:s text:c="2"/>3 179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749" table:style-name="ce46">
            <text:p><text:s text:c="3"/>749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960" table:style-name="ce46">
            <text:p><text:s text:c="3"/>960</text:p>
          </table:table-cell>
          <table:table-cell office:value-type="float" office:value="1232" table:style-name="ce46">
            <text:p><text:s text:c="2"/>1 232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2226" table:style-name="ce46">
            <text:p><text:s text:c="2"/>2 226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25" table:style-name="ce46">
            <text:p><text:s text:c="2"/>3 8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3430" table:style-name="ce46">
            <text:p><text:s text:c="2"/>3 430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72" table:style-name="ce46">
            <text:p><text:s text:c="2"/>33 27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2852" table:style-name="ce46">
            <text:p><text:s text:c="2"/>2 852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636" table:style-name="ce46">
            <text:p><text:s text:c="3"/>636</text:p>
          </table:table-cell>
          <table:table-cell office:value-type="float" office:value="3717" table:style-name="ce46">
            <text:p><text:s text:c="2"/>3 717</text:p>
          </table:table-cell>
          <table:table-cell office:value-type="float" office:value="1945" table:style-name="ce46">
            <text:p><text:s text:c="2"/>1 945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5748" table:style-name="ce46">
            <text:p><text:s text:c="2"/>5 748</text:p>
          </table:table-cell>
          <table:table-cell office:value-type="float" office:value="1580" table:style-name="ce46">
            <text:p><text:s text:c="2"/>1 580</text:p>
          </table:table-cell>
          <table:table-cell office:value-type="float" office:value="8348" table:style-name="ce46">
            <text:p><text:s text:c="2"/>8 348</text:p>
          </table:table-cell>
          <table:table-cell office:value-type="float" office:value="1877" table:style-name="ce46">
            <text:p><text:s text:c="2"/>1 877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700" table:style-name="ce46">
            <text:p><text:s text:c="3"/>70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1727" table:style-name="ce46">
            <text:p><text:s text:c="2"/>1 727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541" table:style-name="ce46">
            <text:p><text:s text:c="2"/>2 541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3396" table:style-name="ce46">
            <text:p><text:s text:c="2"/>3 396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1664" table:style-name="ce46">
            <text:p><text:s text:c="2"/>1 664</text:p>
          </table:table-cell>
          <table:table-cell office:value-type="float" office:value="1747" table:style-name="ce46">
            <text:p><text:s text:c="2"/>1 747</text:p>
          </table:table-cell>
          <table:table-cell office:value-type="float" office:value="1883" table:style-name="ce46">
            <text:p><text:s text:c="2"/>1 883</text:p>
          </table:table-cell>
          <table:table-cell office:value-type="float" office:value="2911" table:style-name="ce46">
            <text:p><text:s text:c="2"/>2 911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1597" table:style-name="ce46">
            <text:p><text:s text:c="2"/>1 597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926" table:style-name="ce46">
            <text:p><text:s text:c="3"/>926</text:p>
          </table:table-cell>
          <table:table-cell office:value-type="float" office:value="1199" table:style-name="ce46">
            <text:p><text:s text:c="2"/>1 199</text:p>
          </table:table-cell>
          <table:table-cell office:value-type="float" office:value="3453" table:style-name="ce46">
            <text:p><text:s text:c="2"/>3 453</text:p>
          </table:table-cell>
          <table:table-cell office:value-type="float" office:value="1066" table:style-name="ce46">
            <text:p><text:s text:c="2"/>1 066</text:p>
          </table:table-cell>
          <table:table-cell office:value-type="float" office:value="492" table:style-name="ce46">
            <text:p><text:s text:c="3"/>492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474" table:style-name="ce46">
            <text:p><text:s text:c="2"/>2 474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710" table:style-name="ce46">
            <text:p><text:s text:c="2"/>1 710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23860" table:style-name="ce46">
            <text:p><text:s text:c="2"/>23 860</text:p>
          </table:table-cell>
          <table:table-cell office:value-type="float" office:value="22912" table:style-name="ce46">
            <text:p><text:s text:c="2"/>22 912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3025" table:style-name="ce46">
            <text:p><text:s text:c="2"/>3 02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688" table:style-name="ce46">
            <text:p><text:s text:c="3"/>688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146" table:style-name="ce46">
            <text:p><text:s text:c="2"/>119 14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482" table:style-name="ce23">
            <text:p><text:s text:c="3"/>4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18" table:style-name="ce23">
            <text:p><text:s text:c="3"/>718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814" table:style-name="ce23">
            <text:p><text:s text:c="2"/>1 814</text:p>
          </table:table-cell>
          <table:table-cell office:value-type="float" office:value="1679" table:style-name="ce23">
            <text:p><text:s text:c="2"/>1 679</text:p>
          </table:table-cell>
          <table:table-cell office:value-type="float" office:value="764" table:style-name="ce23">
            <text:p><text:s text:c="3"/>764</text:p>
          </table:table-cell>
          <table:table-cell office:value-type="float" office:value="650" table:style-name="ce23">
            <text:p><text:s text:c="3"/>6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914" table:style-name="ce23">
            <text:p><text:s text:c="2"/>1 9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028" table:style-name="ce23">
            <text:p><text:s text:c="2"/>12 02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26" table:style-name="ce47">
            <text:p><text:s text:c="2"/>4 9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420" table:style-name="ce47">
            <text:p><text:s text:c="2"/>1 42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300" table:style-name="ce47">
            <text:p><text:s text:c="2"/>1 30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98" table:style-name="ce47">
            <text:p><text:s text:c="2"/>1 098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1384" table:style-name="ce47">
            <text:p><text:s text:c="2"/>1 3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90" table:style-name="ce47">
            <text:p><text:s text:c="2"/>14 69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83" table:style-name="ce47">
            <text:p><text:s text:c="2"/>1 08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582" table:style-name="ce47">
            <text:p><text:s text:c="2"/>1 582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2434" table:style-name="ce47">
            <text:p><text:s text:c="2"/>2 434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54" table:style-name="ce47">
            <text:p><text:s text:c="3"/>55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2242" table:style-name="ce47">
            <text:p><text:s text:c="2"/>2 24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19" table:style-name="ce47">
            <text:p><text:s text:c="2"/>1 019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612" table:style-name="ce47">
            <text:p><text:s text:c="2"/>1 612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8206" table:style-name="ce47">
            <text:p><text:s text:c="2"/>8 2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300" table:style-name="ce47">
            <text:p><text:s text:c="2"/>26 30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11" table:style-name="ce47">
            <text:p><text:s text:c="2"/>2 111</text:p>
          </table:table-cell>
          <table:table-cell office:value-type="float" office:value="1993" table:style-name="ce47">
            <text:p><text:s text:c="2"/>1 993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2029" table:style-name="ce47">
            <text:p><text:s text:c="2"/>2 029</text:p>
          </table:table-cell>
          <table:table-cell office:value-type="float" office:value="2112" table:style-name="ce47">
            <text:p><text:s text:c="2"/>2 112</text:p>
          </table:table-cell>
          <table:table-cell office:value-type="float" office:value="2905" table:style-name="ce47">
            <text:p><text:s text:c="2"/>2 905</text:p>
          </table:table-cell>
          <table:table-cell office:value-type="float" office:value="1769" table:style-name="ce47">
            <text:p><text:s text:c="2"/>1 76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757" table:style-name="ce47">
            <text:p><text:s text:c="3"/>757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400" table:style-name="ce47">
            <text:p><text:s text:c="3"/>400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2109" table:style-name="ce47">
            <text:p><text:s text:c="2"/>2 109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798" table:style-name="ce47">
            <text:p><text:s text:c="3"/>798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746" table:style-name="ce47">
            <text:p><text:s text:c="3"/>746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3527" table:style-name="ce47">
            <text:p><text:s text:c="2"/>3 527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7465" table:style-name="ce47">
            <text:p><text:s text:c="2"/>7 465</text:p>
          </table:table-cell>
          <table:table-cell office:value-type="float" office:value="6359" table:style-name="ce47">
            <text:p><text:s text:c="2"/>6 359</text:p>
          </table:table-cell>
          <table:table-cell office:value-type="float" office:value="3054" table:style-name="ce47">
            <text:p><text:s text:c="2"/>3 054</text:p>
          </table:table-cell>
          <table:table-cell office:value-type="float" office:value="3539" table:style-name="ce47">
            <text:p><text:s text:c="2"/>3 539</text:p>
          </table:table-cell>
          <table:table-cell office:value-type="float" office:value="2444" table:style-name="ce47">
            <text:p><text:s text:c="2"/>2 4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721" table:style-name="ce47">
            <text:p><text:s text:c="2"/>1 721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312" table:style-name="ce47">
            <text:p><text:s text:c="2"/>55 31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2951" table:style-name="ce47">
            <text:p><text:s text:c="2"/>2 951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43" table:style-name="ce47">
            <text:p><text:s text:c="2"/>1 04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4050" table:style-name="ce47">
            <text:p><text:s text:c="2"/>4 050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074" table:style-name="ce47">
            <text:p><text:s text:c="2"/>17 0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510" table:style-name="ce46">
            <text:p><text:s text:c="2"/>1 51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2336" table:style-name="ce46">
            <text:p><text:s text:c="2"/>2 336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520" table:style-name="ce46">
            <text:p><text:s text:c="2"/>2 520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7986" table:style-name="ce46">
            <text:p><text:s text:c="2"/>7 9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49" table:style-name="ce46">
            <text:p><text:s text:c="2"/>22 54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655" table:style-name="ce46">
            <text:p><text:s text:c="2"/>2 65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49" table:style-name="ce46">
            <text:p><text:s text:c="3"/>94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5" table:style-name="ce46">
            <text:p><text:s text:c="2"/>1 03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903" table:style-name="ce46">
            <text:p><text:s text:c="2"/>8 903</text:p>
          </table:table-cell>
          <table:table-cell office:value-type="float" office:value="1398" table:style-name="ce46">
            <text:p><text:s text:c="2"/>1 398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3772" table:style-name="ce46">
            <text:p><text:s text:c="2"/>3 772</text:p>
          </table:table-cell>
          <table:table-cell office:value-type="float" office:value="2153" table:style-name="ce46">
            <text:p><text:s text:c="2"/>2 15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068" table:style-name="ce46">
            <text:p><text:s text:c="2"/>8 0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95" table:style-name="ce46">
            <text:p><text:s text:c="2"/>32 39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04" table:style-name="ce46">
            <text:p><text:s text:c="2"/>2 404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3425" table:style-name="ce46">
            <text:p><text:s text:c="2"/>3 42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3167" table:style-name="ce46">
            <text:p><text:s text:c="2"/>3 167</text:p>
          </table:table-cell>
          <table:table-cell office:value-type="float" office:value="2045" table:style-name="ce46">
            <text:p><text:s text:c="2"/>2 04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38" table:style-name="ce46">
            <text:p><text:s text:c="2"/>13 938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043" table:style-name="ce46">
            <text:p><text:s text:c="2"/>4 043</text:p>
          </table:table-cell>
          <table:table-cell office:value-type="float" office:value="4091" table:style-name="ce46">
            <text:p><text:s text:c="2"/>4 09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79" table:style-name="ce46">
            <text:p><text:s text:c="2"/>28 5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830" table:style-name="ce46">
            <text:p><text:s text:c="2"/>36 8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363" table:style-name="ce46">
            <text:p><text:s text:c="2"/>1 363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787" table:style-name="ce46">
            <text:p><text:s text:c="3"/>787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1701" table:style-name="ce46">
            <text:p><text:s text:c="2"/>1 701</text:p>
          </table:table-cell>
          <table:table-cell office:value-type="float" office:value="1529" table:style-name="ce46">
            <text:p><text:s text:c="2"/>1 529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639" table:style-name="ce46">
            <text:p><text:s text:c="2"/>1 639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6485" table:style-name="ce46">
            <text:p><text:s text:c="2"/>6 485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757" table:style-name="ce46">
            <text:p><text:s text:c="3"/>757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27993" table:style-name="ce46">
            <text:p><text:s text:c="2"/>27 993</text:p>
          </table:table-cell>
          <table:table-cell office:value-type="float" office:value="1379" table:style-name="ce46">
            <text:p><text:s text:c="2"/>1 379</text:p>
          </table:table-cell>
          <table:table-cell office:value-type="float" office:value="10840" table:style-name="ce46">
            <text:p><text:s text:c="2"/>10 840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2608" table:style-name="ce46">
            <text:p><text:s text:c="2"/>2 608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2041" table:style-name="ce46">
            <text:p><text:s text:c="2"/>2 041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1943" table:style-name="ce46">
            <text:p><text:s text:c="2"/>1 943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5099" table:style-name="ce46">
            <text:p><text:s text:c="2"/>5 099</text:p>
          </table:table-cell>
          <table:table-cell office:value-type="float" office:value="950" table:style-name="ce46">
            <text:p><text:s text:c="3"/>950</text:p>
          </table:table-cell>
          <table:table-cell office:value-type="float" office:value="1207" table:style-name="ce46">
            <text:p><text:s text:c="2"/>1 207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1985" table:style-name="ce46">
            <text:p><text:s text:c="2"/>1 9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821" table:style-name="ce46">
            <text:p><text:s text:c="2"/>86 82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775" table:style-name="ce47">
            <text:p><text:s text:c="3"/>775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799" table:style-name="ce47">
            <text:p><text:s text:c="3"/>799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5518" table:style-name="ce47">
            <text:p><text:s text:c="2"/>5 518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2660" table:style-name="ce47">
            <text:p><text:s text:c="2"/>2 660</text:p>
          </table:table-cell>
          <table:table-cell office:value-type="float" office:value="5142" table:style-name="ce47">
            <text:p><text:s text:c="2"/>5 142</text:p>
          </table:table-cell>
          <table:table-cell office:value-type="float" office:value="12035" table:style-name="ce47">
            <text:p><text:s text:c="2"/>12 035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1712" table:style-name="ce47">
            <text:p><text:s text:c="2"/>1 71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644" table:style-name="ce47">
            <text:p><text:s text:c="2"/>2 644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8685" table:style-name="ce47">
            <text:p><text:s text:c="2"/>8 685</text:p>
          </table:table-cell>
          <table:table-cell office:value-type="float" office:value="1053" table:style-name="ce47">
            <text:p><text:s text:c="2"/>1 053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710" table:style-name="ce47">
            <text:p><text:s text:c="2"/>1 7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156" table:style-name="ce47">
            <text:p><text:s text:c="2"/>1 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756" table:style-name="ce47">
            <text:p><text:s text:c="2"/>53 75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4357" table:style-name="ce47">
            <text:p><text:s text:c="2"/>4 357</text:p>
          </table:table-cell>
          <table:table-cell office:value-type="float" office:value="1649" table:style-name="ce47">
            <text:p><text:s text:c="2"/>1 649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624" table:style-name="ce47">
            <text:p><text:s text:c="3"/>624</text:p>
          </table:table-cell>
          <table:table-cell office:value-type="float" office:value="4150" table:style-name="ce47">
            <text:p><text:s text:c="2"/>4 150</text:p>
          </table:table-cell>
          <table:table-cell office:value-type="float" office:value="2001" table:style-name="ce47">
            <text:p><text:s text:c="2"/>2 001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4471" table:style-name="ce47">
            <text:p><text:s text:c="2"/>4 471</text:p>
          </table:table-cell>
          <table:table-cell office:value-type="float" office:value="1804" table:style-name="ce47">
            <text:p><text:s text:c="2"/>1 804</text:p>
          </table:table-cell>
          <table:table-cell office:value-type="float" office:value="4434" table:style-name="ce47">
            <text:p><text:s text:c="2"/>4 434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1047" table:style-name="ce47">
            <text:p><text:s text:c="2"/>1 047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1842" table:style-name="ce47">
            <text:p><text:s text:c="2"/>1 842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2985" table:style-name="ce47">
            <text:p><text:s text:c="2"/>2 985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3233" table:style-name="ce47">
            <text:p><text:s text:c="2"/>3 233</text:p>
          </table:table-cell>
          <table:table-cell office:value-type="float" office:value="1260" table:style-name="ce47">
            <text:p><text:s text:c="2"/>1 260</text:p>
          </table:table-cell>
          <table:table-cell office:value-type="float" office:value="681" table:style-name="ce47">
            <text:p><text:s text:c="3"/>681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1812" table:style-name="ce47">
            <text:p><text:s text:c="2"/>1 812</text:p>
          </table:table-cell>
          <table:table-cell office:value-type="float" office:value="2115" table:style-name="ce47">
            <text:p><text:s text:c="2"/>2 115</text:p>
          </table:table-cell>
          <table:table-cell office:value-type="float" office:value="2743" table:style-name="ce47">
            <text:p><text:s text:c="2"/>2 743</text:p>
          </table:table-cell>
          <table:table-cell office:value-type="float" office:value="1034" table:style-name="ce47">
            <text:p><text:s text:c="2"/>1 034</text:p>
          </table:table-cell>
          <table:table-cell office:value-type="float" office:value="1730" table:style-name="ce47">
            <text:p><text:s text:c="2"/>1 730</text:p>
          </table:table-cell>
          <table:table-cell office:value-type="float" office:value="1500" table:style-name="ce47">
            <text:p><text:s text:c="2"/>1 500</text:p>
          </table:table-cell>
          <table:table-cell office:value-type="float" office:value="1466" table:style-name="ce47">
            <text:p><text:s text:c="2"/>1 466</text:p>
          </table:table-cell>
          <table:table-cell office:value-type="float" office:value="2361" table:style-name="ce47">
            <text:p><text:s text:c="2"/>2 361</text:p>
          </table:table-cell>
          <table:table-cell office:value-type="float" office:value="3755" table:style-name="ce47">
            <text:p><text:s text:c="2"/>3 755</text:p>
          </table:table-cell>
          <table:table-cell office:value-type="float" office:value="1417" table:style-name="ce47">
            <text:p><text:s text:c="2"/>1 417</text:p>
          </table:table-cell>
          <table:table-cell office:value-type="float" office:value="942" table:style-name="ce47">
            <text:p><text:s text:c="3"/>942</text:p>
          </table:table-cell>
          <table:table-cell office:value-type="float" office:value="1032" table:style-name="ce47">
            <text:p><text:s text:c="2"/>1 032</text:p>
          </table:table-cell>
          <table:table-cell office:value-type="float" office:value="584" table:style-name="ce47">
            <text:p><text:s text:c="3"/>584</text:p>
          </table:table-cell>
          <table:table-cell office:value-type="float" office:value="5350" table:style-name="ce47">
            <text:p><text:s text:c="2"/>5 350</text:p>
          </table:table-cell>
          <table:table-cell office:value-type="float" office:value="1028" table:style-name="ce47">
            <text:p><text:s text:c="2"/>1 028</text:p>
          </table:table-cell>
          <table:table-cell office:value-type="float" office:value="9605" table:style-name="ce47">
            <text:p><text:s text:c="2"/>9 605</text:p>
          </table:table-cell>
          <table:table-cell office:value-type="float" office:value="2659" table:style-name="ce47">
            <text:p><text:s text:c="2"/>2 659</text:p>
          </table:table-cell>
          <table:table-cell office:value-type="float" office:value="21704" table:style-name="ce47">
            <text:p><text:s text:c="2"/>21 704</text:p>
          </table:table-cell>
          <table:table-cell office:value-type="float" office:value="7469" table:style-name="ce47">
            <text:p><text:s text:c="2"/>7 469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1114" table:style-name="ce47">
            <text:p><text:s text:c="2"/>1 114</text:p>
          </table:table-cell>
          <table:table-cell office:value-type="float" office:value="2651" table:style-name="ce47">
            <text:p><text:s text:c="2"/>2 651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2527" table:style-name="ce47">
            <text:p><text:s text:c="2"/>2 527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851" table:style-name="ce47">
            <text:p><text:s text:c="3"/>851</text:p>
          </table:table-cell>
          <table:table-cell office:value-type="float" office:value="5943" table:style-name="ce47">
            <text:p><text:s text:c="2"/>5 943</text:p>
          </table:table-cell>
          <table:table-cell office:value-type="float" office:value="1795" table:style-name="ce47">
            <text:p><text:s text:c="2"/>1 795</text:p>
          </table:table-cell>
          <table:table-cell office:value-type="float" office:value="58105" table:style-name="ce47">
            <text:p><text:s text:c="2"/>58 105</text:p>
          </table:table-cell>
          <table:table-cell office:value-type="float" office:value="16613" table:style-name="ce47">
            <text:p><text:s text:c="2"/>16 613</text:p>
          </table:table-cell>
          <table:table-cell office:value-type="float" office:value="3384" table:style-name="ce47">
            <text:p><text:s text:c="2"/>3 384</text:p>
          </table:table-cell>
          <table:table-cell office:value-type="float" office:value="1431" table:style-name="ce47">
            <text:p><text:s text:c="2"/>1 431</text:p>
          </table:table-cell>
          <table:table-cell office:value-type="float" office:value="695" table:style-name="ce47">
            <text:p><text:s text:c="3"/>695</text:p>
          </table:table-cell>
          <table:table-cell office:value-type="float" office:value="1151" table:style-name="ce47">
            <text:p><text:s text:c="2"/>1 151</text:p>
          </table:table-cell>
          <table:table-cell office:value-type="float" office:value="3821" table:style-name="ce47">
            <text:p><text:s text:c="2"/>3 821</text:p>
          </table:table-cell>
          <table:table-cell office:value-type="float" office:value="733" table:style-name="ce47">
            <text:p><text:s text:c="3"/>733</text:p>
          </table:table-cell>
          <table:table-cell office:value-type="float" office:value="44736" table:style-name="ce47">
            <text:p><text:s text:c="2"/>44 736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3536" table:style-name="ce47">
            <text:p><text:s text:c="2"/>3 536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2176" table:style-name="ce47">
            <text:p><text:s text:c="2"/>2 1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6645" table:style-name="ce47">
            <text:p><text:s text:c="2"/>266 64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852" table:style-name="ce47">
            <text:p><text:s text:c="3"/>852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432" table:style-name="ce47">
            <text:p><text:s text:c="2"/>1 432</text:p>
          </table:table-cell>
          <table:table-cell office:value-type="float" office:value="3621" table:style-name="ce47">
            <text:p><text:s text:c="2"/>3 621</text:p>
          </table:table-cell>
          <table:table-cell office:value-type="float" office:value="29032" table:style-name="ce47">
            <text:p><text:s text:c="2"/>29 032</text:p>
          </table:table-cell>
          <table:table-cell office:value-type="float" office:value="1027" table:style-name="ce47">
            <text:p><text:s text:c="2"/>1 02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962" table:style-name="ce47">
            <text:p><text:s text:c="2"/>1 962</text:p>
          </table:table-cell>
          <table:table-cell office:value-type="float" office:value="956" table:style-name="ce47">
            <text:p><text:s text:c="3"/>956</text:p>
          </table:table-cell>
          <table:table-cell office:value-type="float" office:value="4061" table:style-name="ce47">
            <text:p><text:s text:c="2"/>4 061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2617" table:style-name="ce47">
            <text:p><text:s text:c="2"/>2 617</text:p>
          </table:table-cell>
          <table:table-cell office:value-type="float" office:value="1177" table:style-name="ce47">
            <text:p><text:s text:c="2"/>1 177</text:p>
          </table:table-cell>
          <table:table-cell office:value-type="float" office:value="5795" table:style-name="ce47">
            <text:p><text:s text:c="2"/>5 795</text:p>
          </table:table-cell>
          <table:table-cell office:value-type="float" office:value="1761" table:style-name="ce47">
            <text:p><text:s text:c="2"/>1 761</text:p>
          </table:table-cell>
          <table:table-cell office:value-type="float" office:value="3804" table:style-name="ce47">
            <text:p><text:s text:c="2"/>3 804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864" table:style-name="ce47">
            <text:p><text:s text:c="3"/>864</text:p>
          </table:table-cell>
          <table:table-cell office:value-type="float" office:value="920" table:style-name="ce47">
            <text:p><text:s text:c="3"/>920</text:p>
          </table:table-cell>
          <table:table-cell office:value-type="float" office:value="2739" table:style-name="ce47">
            <text:p><text:s text:c="2"/>2 739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355" table:style-name="ce47">
            <text:p><text:s text:c="2"/>2 355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3307" table:style-name="ce47">
            <text:p><text:s text:c="2"/>3 307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1419" table:style-name="ce47">
            <text:p><text:s text:c="2"/>1 419</text:p>
          </table:table-cell>
          <table:table-cell office:value-type="float" office:value="3239" table:style-name="ce47">
            <text:p><text:s text:c="2"/>3 239</text:p>
          </table:table-cell>
          <table:table-cell office:value-type="float" office:value="2524" table:style-name="ce47">
            <text:p><text:s text:c="2"/>2 5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882" table:style-name="ce47">
            <text:p><text:s text:c="2"/>83 88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6442" table:style-name="ce47">
            <text:p><text:s text:c="2"/>6 442</text:p>
          </table:table-cell>
          <table:table-cell office:value-type="float" office:value="1326" table:style-name="ce47">
            <text:p><text:s text:c="2"/>1 326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2485" table:style-name="ce47">
            <text:p><text:s text:c="2"/>2 485</text:p>
          </table:table-cell>
          <table:table-cell office:value-type="float" office:value="827" table:style-name="ce47">
            <text:p><text:s text:c="3"/>827</text:p>
          </table:table-cell>
          <table:table-cell office:value-type="float" office:value="5574" table:style-name="ce47">
            <text:p><text:s text:c="2"/>5 574</text:p>
          </table:table-cell>
          <table:table-cell office:value-type="float" office:value="1494" table:style-name="ce47">
            <text:p><text:s text:c="2"/>1 494</text:p>
          </table:table-cell>
          <table:table-cell office:value-type="float" office:value="730" table:style-name="ce47">
            <text:p><text:s text:c="3"/>730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1928" table:style-name="ce47">
            <text:p><text:s text:c="2"/>1 928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4088" table:style-name="ce47">
            <text:p><text:s text:c="2"/>4 088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2586" table:style-name="ce47">
            <text:p><text:s text:c="2"/>2 586</text:p>
          </table:table-cell>
          <table:table-cell office:value-type="float" office:value="2455" table:style-name="ce47">
            <text:p><text:s text:c="2"/>2 455</text:p>
          </table:table-cell>
          <table:table-cell office:value-type="float" office:value="897" table:style-name="ce47">
            <text:p><text:s text:c="3"/>897</text:p>
          </table:table-cell>
          <table:table-cell office:value-type="float" office:value="3517" table:style-name="ce47">
            <text:p><text:s text:c="2"/>3 517</text:p>
          </table:table-cell>
          <table:table-cell office:value-type="float" office:value="1339" table:style-name="ce47">
            <text:p><text:s text:c="2"/>1 339</text:p>
          </table:table-cell>
          <table:table-cell office:value-type="float" office:value="1683" table:style-name="ce47">
            <text:p><text:s text:c="2"/>1 683</text:p>
          </table:table-cell>
          <table:table-cell office:value-type="float" office:value="1452" table:style-name="ce47">
            <text:p><text:s text:c="2"/>1 452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829" table:style-name="ce47">
            <text:p><text:s text:c="3"/>829</text:p>
          </table:table-cell>
          <table:table-cell office:value-type="float" office:value="1918" table:style-name="ce47">
            <text:p><text:s text:c="2"/>1 918</text:p>
          </table:table-cell>
          <table:table-cell office:value-type="float" office:value="2101" table:style-name="ce47">
            <text:p><text:s text:c="2"/>2 101</text:p>
          </table:table-cell>
          <table:table-cell office:value-type="float" office:value="1433" table:style-name="ce47">
            <text:p><text:s text:c="2"/>1 433</text:p>
          </table:table-cell>
          <table:table-cell office:value-type="float" office:value="2108" table:style-name="ce47">
            <text:p><text:s text:c="2"/>2 108</text:p>
          </table:table-cell>
          <table:table-cell office:value-type="float" office:value="991" table:style-name="ce47">
            <text:p><text:s text:c="3"/>991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671" table:style-name="ce47">
            <text:p><text:s text:c="3"/>671</text:p>
          </table:table-cell>
          <table:table-cell office:value-type="float" office:value="923" table:style-name="ce47">
            <text:p><text:s text:c="3"/>923</text:p>
          </table:table-cell>
          <table:table-cell office:value-type="float" office:value="4364" table:style-name="ce47">
            <text:p><text:s text:c="2"/>4 364</text:p>
          </table:table-cell>
          <table:table-cell office:value-type="float" office:value="5621" table:style-name="ce47">
            <text:p><text:s text:c="2"/>5 621</text:p>
          </table:table-cell>
          <table:table-cell office:value-type="float" office:value="15807" table:style-name="ce47">
            <text:p><text:s text:c="2"/>15 807</text:p>
          </table:table-cell>
          <table:table-cell office:value-type="float" office:value="1779" table:style-name="ce47">
            <text:p><text:s text:c="2"/>1 779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2086" table:style-name="ce47">
            <text:p><text:s text:c="2"/>2 086</text:p>
          </table:table-cell>
          <table:table-cell office:value-type="float" office:value="2643" table:style-name="ce47">
            <text:p><text:s text:c="2"/>2 643</text:p>
          </table:table-cell>
          <table:table-cell office:value-type="float" office:value="1952" table:style-name="ce47">
            <text:p><text:s text:c="2"/>1 952</text:p>
          </table:table-cell>
          <table:table-cell office:value-type="float" office:value="12826" table:style-name="ce47">
            <text:p><text:s text:c="2"/>12 826</text:p>
          </table:table-cell>
          <table:table-cell office:value-type="float" office:value="1576" table:style-name="ce47">
            <text:p><text:s text:c="2"/>1 576</text:p>
          </table:table-cell>
          <table:table-cell office:value-type="float" office:value="11990" table:style-name="ce47">
            <text:p><text:s text:c="2"/>11 990</text:p>
          </table:table-cell>
          <table:table-cell office:value-type="float" office:value="4144" table:style-name="ce47">
            <text:p><text:s text:c="2"/>4 144</text:p>
          </table:table-cell>
          <table:table-cell office:value-type="float" office:value="290" table:style-name="ce47">
            <text:p><text:s text:c="3"/>290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2888" table:style-name="ce47">
            <text:p><text:s text:c="2"/>2 888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3663" table:style-name="ce47">
            <text:p><text:s text:c="2"/>3 663</text:p>
          </table:table-cell>
          <table:table-cell office:value-type="float" office:value="1126" table:style-name="ce47">
            <text:p><text:s text:c="2"/>1 126</text:p>
          </table:table-cell>
          <table:table-cell office:value-type="float" office:value="1335" table:style-name="ce47">
            <text:p><text:s text:c="2"/>1 335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322" table:style-name="ce47">
            <text:p><text:s text:c="2"/>1 322</text:p>
          </table:table-cell>
          <table:table-cell office:value-type="float" office:value="802" table:style-name="ce47">
            <text:p><text:s text:c="3"/>802</text:p>
          </table:table-cell>
          <table:table-cell office:value-type="float" office:value="2792" table:style-name="ce47">
            <text:p><text:s text:c="2"/>2 7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7955" table:style-name="ce47">
            <text:p><text:s text:c="2"/>137 9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2" table:style-name="ce46">
            <text:p><text:s text:c="2"/>1 0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8" table:style-name="ce46">
            <text:p><text:s text:c="2"/>3 0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138" table:style-name="ce46">
            <text:p><text:s text:c="2"/>2 138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1244" table:style-name="ce46">
            <text:p><text:s text:c="2"/>1 24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790" table:style-name="ce46">
            <text:p><text:s text:c="3"/>79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2143" table:style-name="ce46">
            <text:p><text:s text:c="2"/>2 143</text:p>
          </table:table-cell>
          <table:table-cell office:value-type="float" office:value="2721" table:style-name="ce46">
            <text:p><text:s text:c="2"/>2 721</text:p>
          </table:table-cell>
          <table:table-cell office:value-type="float" office:value="960" table:style-name="ce46">
            <text:p><text:s text:c="3"/>96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3714" table:style-name="ce46">
            <text:p><text:s text:c="2"/>3 714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6429" table:style-name="ce46">
            <text:p><text:s text:c="2"/>6 429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647" table:style-name="ce46">
            <text:p><text:s text:c="2"/>1 647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77" table:style-name="ce46">
            <text:p><text:s text:c="2"/>4 97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998" table:style-name="ce46">
            <text:p><text:s text:c="3"/>99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4" table:style-name="ce46">
            <text:p><text:s text:c="2"/>4 0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60" table:style-name="ce46">
            <text:p><text:s text:c="2"/>5 060</text:p>
          </table:table-cell>
          <table:table-cell office:value-type="float" office:value="1347" table:style-name="ce46">
            <text:p><text:s text:c="2"/>1 347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411" table:style-name="ce46">
            <text:p><text:s text:c="2"/>1 4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127" table:style-name="ce46">
            <text:p><text:s text:c="2"/>54 12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21" table:style-name="ce46">
            <text:p><text:s text:c="2"/>1 921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3379" table:style-name="ce46">
            <text:p><text:s text:c="2"/>3 379</text:p>
          </table:table-cell>
          <table:table-cell office:value-type="float" office:value="4916" table:style-name="ce46">
            <text:p><text:s text:c="2"/>4 916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510" table:style-name="ce46">
            <text:p><text:s text:c="3"/>510</text:p>
          </table:table-cell>
          <table:table-cell office:value-type="float" office:value="1243" table:style-name="ce46">
            <text:p><text:s text:c="2"/>1 243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1574" table:style-name="ce46">
            <text:p><text:s text:c="2"/>1 574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5377" table:style-name="ce46">
            <text:p><text:s text:c="2"/>5 377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564" table:style-name="ce46">
            <text:p><text:s text:c="2"/>2 564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2339" table:style-name="ce46">
            <text:p><text:s text:c="2"/>2 339</text:p>
          </table:table-cell>
          <table:table-cell office:value-type="float" office:value="3050" table:style-name="ce46">
            <text:p><text:s text:c="2"/>3 050</text:p>
          </table:table-cell>
          <table:table-cell office:value-type="float" office:value="15700" table:style-name="ce46">
            <text:p><text:s text:c="2"/>15 700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942" table:style-name="ce46">
            <text:p><text:s text:c="3"/>942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1230" table:style-name="ce46">
            <text:p><text:s text:c="2"/>1 230</text:p>
          </table:table-cell>
          <table:table-cell office:value-type="float" office:value="2121" table:style-name="ce46">
            <text:p><text:s text:c="2"/>2 121</text:p>
          </table:table-cell>
          <table:table-cell office:value-type="float" office:value="4582" table:style-name="ce46">
            <text:p><text:s text:c="2"/>4 582</text:p>
          </table:table-cell>
          <table:table-cell office:value-type="float" office:value="1716" table:style-name="ce46">
            <text:p><text:s text:c="2"/>1 716</text:p>
          </table:table-cell>
          <table:table-cell office:value-type="float" office:value="12095" table:style-name="ce46">
            <text:p><text:s text:c="2"/>12 095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4199" table:style-name="ce46">
            <text:p><text:s text:c="2"/>4 199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1701" table:style-name="ce46">
            <text:p><text:s text:c="2"/>1 701</text:p>
          </table:table-cell>
          <table:table-cell office:value-type="float" office:value="940" table:style-name="ce46">
            <text:p><text:s text:c="3"/>940</text:p>
          </table:table-cell>
          <table:table-cell office:value-type="float" office:value="1610" table:style-name="ce46">
            <text:p><text:s text:c="2"/>1 610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4217" table:style-name="ce46">
            <text:p><text:s text:c="2"/>4 217</text:p>
          </table:table-cell>
          <table:table-cell office:value-type="float" office:value="780" table:style-name="ce46">
            <text:p><text:s text:c="3"/>780</text:p>
          </table:table-cell>
          <table:table-cell office:value-type="float" office:value="2324" table:style-name="ce46">
            <text:p><text:s text:c="2"/>2 324</text:p>
          </table:table-cell>
          <table:table-cell office:value-type="float" office:value="1049" table:style-name="ce46">
            <text:p><text:s text:c="2"/>1 04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475" table:style-name="ce46">
            <text:p><text:s text:c="2"/>1 475</text:p>
          </table:table-cell>
          <table:table-cell office:value-type="float" office:value="1713" table:style-name="ce46">
            <text:p><text:s text:c="2"/>1 7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490" table:style-name="ce46">
            <text:p><text:s text:c="2"/>98 4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9833" table:style-name="ce46">
            <text:p><text:s text:c="2"/>9 833</text:p>
          </table:table-cell>
          <table:table-cell office:value-type="float" office:value="997" table:style-name="ce46">
            <text:p><text:s text:c="3"/>997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1161" table:style-name="ce46">
            <text:p><text:s text:c="2"/>1 161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681" table:style-name="ce46">
            <text:p><text:s text:c="3"/>681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447" table:style-name="ce46">
            <text:p><text:s text:c="3"/>447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737" table:style-name="ce46">
            <text:p><text:s text:c="3"/>737</text:p>
          </table:table-cell>
          <table:table-cell office:value-type="float" office:value="1837" table:style-name="ce46">
            <text:p><text:s text:c="2"/>1 837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818" table:style-name="ce46">
            <text:p><text:s text:c="3"/>818</text:p>
          </table:table-cell>
          <table:table-cell office:value-type="float" office:value="1573" table:style-name="ce46">
            <text:p><text:s text:c="2"/>1 573</text:p>
          </table:table-cell>
          <table:table-cell office:value-type="float" office:value="5714" table:style-name="ce46">
            <text:p><text:s text:c="2"/>5 714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6788" table:style-name="ce46">
            <text:p><text:s text:c="2"/>6 788</text:p>
          </table:table-cell>
          <table:table-cell office:value-type="float" office:value="4106" table:style-name="ce46">
            <text:p><text:s text:c="2"/>4 106</text:p>
          </table:table-cell>
          <table:table-cell office:value-type="float" office:value="1152" table:style-name="ce46">
            <text:p><text:s text:c="2"/>1 152</text:p>
          </table:table-cell>
          <table:table-cell office:value-type="float" office:value="2789" table:style-name="ce46">
            <text:p><text:s text:c="2"/>2 789</text:p>
          </table:table-cell>
          <table:table-cell office:value-type="float" office:value="1747" table:style-name="ce46">
            <text:p><text:s text:c="2"/>1 74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1049" table:style-name="ce46">
            <text:p><text:s text:c="2"/>1 049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1056" table:style-name="ce46">
            <text:p><text:s text:c="2"/>1 056</text:p>
          </table:table-cell>
          <table:table-cell office:value-type="float" office:value="6079" table:style-name="ce46">
            <text:p><text:s text:c="2"/>6 079</text:p>
          </table:table-cell>
          <table:table-cell office:value-type="float" office:value="1981" table:style-name="ce46">
            <text:p><text:s text:c="2"/>1 981</text:p>
          </table:table-cell>
          <table:table-cell office:value-type="float" office:value="1860" table:style-name="ce46">
            <text:p><text:s text:c="2"/>1 860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1258" table:style-name="ce46">
            <text:p><text:s text:c="2"/>1 258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1662" table:style-name="ce46">
            <text:p><text:s text:c="2"/>1 662</text:p>
          </table:table-cell>
          <table:table-cell office:value-type="float" office:value="1175" table:style-name="ce46">
            <text:p><text:s text:c="2"/>1 175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4227" table:style-name="ce46">
            <text:p><text:s text:c="2"/>4 227</text:p>
          </table:table-cell>
          <table:table-cell office:value-type="float" office:value="1514" table:style-name="ce46">
            <text:p><text:s text:c="2"/>1 514</text:p>
          </table:table-cell>
          <table:table-cell office:value-type="float" office:value="1980" table:style-name="ce46">
            <text:p><text:s text:c="2"/>1 980</text:p>
          </table:table-cell>
          <table:table-cell office:value-type="float" office:value="1642" table:style-name="ce46">
            <text:p><text:s text:c="2"/>1 642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620" table:style-name="ce46">
            <text:p><text:s text:c="2"/>79 6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257" table:style-name="ce46">
            <text:p><text:s text:c="2"/>1 257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5764" table:style-name="ce46">
            <text:p><text:s text:c="2"/>5 764</text:p>
          </table:table-cell>
          <table:table-cell office:value-type="float" office:value="795" table:style-name="ce46">
            <text:p><text:s text:c="3"/>79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1252" table:style-name="ce46">
            <text:p><text:s text:c="2"/>1 252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3118" table:style-name="ce46">
            <text:p><text:s text:c="2"/>3 118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1261" table:style-name="ce46">
            <text:p><text:s text:c="2"/>1 261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388" table:style-name="ce46">
            <text:p><text:s text:c="2"/>2 38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4772" table:style-name="ce46">
            <text:p><text:s text:c="2"/>4 772</text:p>
          </table:table-cell>
          <table:table-cell office:value-type="float" office:value="3088" table:style-name="ce46">
            <text:p><text:s text:c="2"/>3 088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1909" table:style-name="ce46">
            <text:p><text:s text:c="2"/>1 909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1359" table:style-name="ce46">
            <text:p><text:s text:c="2"/>1 3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886" table:style-name="ce46">
            <text:p><text:s text:c="2"/>42 88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83" table:style-name="ce47">
            <text:p><text:s text:c="3"/>48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19" table:style-name="ce47">
            <text:p><text:s text:c="3"/>219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1219" table:style-name="ce47">
            <text:p><text:s text:c="2"/>1 219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1504" table:style-name="ce47">
            <text:p><text:s text:c="2"/>1 50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28" table:style-name="ce47">
            <text:p><text:s text:c="2"/>1 028</text:p>
          </table:table-cell>
          <table:table-cell office:value-type="float" office:value="950" table:style-name="ce47">
            <text:p><text:s text:c="3"/>950</text:p>
          </table:table-cell>
          <table:table-cell office:value-type="float" office:value="14568" table:style-name="ce47">
            <text:p><text:s text:c="2"/>14 568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840" table:style-name="ce47">
            <text:p><text:s text:c="3"/>840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3209" table:style-name="ce47">
            <text:p><text:s text:c="2"/>13 209</text:p>
          </table:table-cell>
          <table:table-cell office:value-type="float" office:value="3024" table:style-name="ce47">
            <text:p><text:s text:c="2"/>3 024</text:p>
          </table:table-cell>
          <table:table-cell office:value-type="float" office:value="14987" table:style-name="ce47">
            <text:p><text:s text:c="2"/>14 987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1392" table:style-name="ce47">
            <text:p><text:s text:c="2"/>1 392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2210" table:style-name="ce47">
            <text:p><text:s text:c="2"/>2 21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13768" table:style-name="ce47">
            <text:p><text:s text:c="2"/>13 768</text:p>
          </table:table-cell>
          <table:table-cell office:value-type="float" office:value="5601" table:style-name="ce47">
            <text:p><text:s text:c="2"/>5 601</text:p>
          </table:table-cell>
          <table:table-cell office:value-type="float" office:value="1209" table:style-name="ce47">
            <text:p><text:s text:c="2"/>1 209</text:p>
          </table:table-cell>
          <table:table-cell office:value-type="float" office:value="5437" table:style-name="ce47">
            <text:p><text:s text:c="2"/>5 437</text:p>
          </table:table-cell>
          <table:table-cell office:value-type="float" office:value="735" table:style-name="ce47">
            <text:p><text:s text:c="3"/>735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3496" table:style-name="ce47">
            <text:p><text:s text:c="2"/>3 4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468" table:style-name="ce47">
            <text:p><text:s text:c="2"/>97 4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3032" table:style-name="ce47">
            <text:p><text:s text:c="2"/>3 032</text:p>
          </table:table-cell>
          <table:table-cell office:value-type="float" office:value="992" table:style-name="ce47">
            <text:p><text:s text:c="3"/>99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686" table:style-name="ce47">
            <text:p><text:s text:c="2"/>1 686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4617" table:style-name="ce47">
            <text:p><text:s text:c="2"/>4 617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5104" table:style-name="ce47">
            <text:p><text:s text:c="2"/>5 104</text:p>
          </table:table-cell>
          <table:table-cell office:value-type="float" office:value="2136" table:style-name="ce47">
            <text:p><text:s text:c="2"/>2 136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922" table:style-name="ce47">
            <text:p><text:s text:c="3"/>9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908" table:style-name="ce47">
            <text:p><text:s text:c="2"/>27 90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1" table:style-name="ce46">
            <text:p><text:s text:c="2"/>1 5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9" table:style-name="ce46">
            <text:p><text:s text:c="2"/>1 849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235" table:style-name="ce46">
            <text:p><text:s text:c="2"/>1 23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563" table:style-name="ce46">
            <text:p><text:s text:c="3"/>5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93" table:style-name="ce46">
            <text:p><text:s text:c="2"/>9 0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3558" table:style-name="ce46">
            <text:p><text:s text:c="2"/>13 5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30" table:style-name="ce46">
            <text:p><text:s text:c="2"/>13 6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6" table:style-name="ce46">
            <text:p><text:s text:c="2"/>2 026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993" table:style-name="ce46">
            <text:p><text:s text:c="3"/>9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95" table:style-name="ce46">
            <text:p><text:s text:c="2"/>4 7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22" table:style-name="ce46">
            <text:p><text:s text:c="3"/>7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1" table:style-name="ce46">
            <text:p><text:s text:c="2"/>4 23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526" table:style-name="ce47">
            <text:p><text:s text:c="2"/>2 526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4508" table:style-name="ce47">
            <text:p><text:s text:c="2"/>4 508</text:p>
          </table:table-cell>
          <table:table-cell office:value-type="float" office:value="1054" table:style-name="ce47">
            <text:p><text:s text:c="2"/>1 054</text:p>
          </table:table-cell>
          <table:table-cell office:value-type="float" office:value="1651" table:style-name="ce47">
            <text:p><text:s text:c="2"/>1 65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73" table:style-name="ce47">
            <text:p><text:s text:c="2"/>1 17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736" table:style-name="ce47">
            <text:p><text:s text:c="3"/>736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85" table:style-name="ce47">
            <text:p><text:s text:c="2"/>16 08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0" table:style-name="ce47">
            <text:p><text:s text:c="3"/>53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0" table:style-name="ce47">
            <text:p><text:s text:c="3"/>870</text:p>
          </table:table-cell>
          <table:table-cell office:value-type="float" office:value="957" table:style-name="ce47">
            <text:p><text:s text:c="3"/>9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77" table:style-name="ce47">
            <text:p><text:s text:c="2"/>2 87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97767" table:style-name="ce49">
            <text:p><text:s text:c="2"/>97 767</text:p>
          </table:table-cell>
          <table:table-cell office:value-type="float" office:value="50400" table:style-name="ce49">
            <text:p><text:s text:c="2"/>50 400</text:p>
          </table:table-cell>
          <table:table-cell office:value-type="float" office:value="7273" table:style-name="ce49">
            <text:p><text:s text:c="2"/>7 273</text:p>
          </table:table-cell>
          <table:table-cell office:value-type="float" office:value="9784" table:style-name="ce49">
            <text:p><text:s text:c="2"/>9 784</text:p>
          </table:table-cell>
          <table:table-cell office:value-type="float" office:value="64782" table:style-name="ce49">
            <text:p><text:s text:c="2"/>64 782</text:p>
          </table:table-cell>
          <table:table-cell office:value-type="float" office:value="22119" table:style-name="ce49">
            <text:p><text:s text:c="2"/>22 119</text:p>
          </table:table-cell>
          <table:table-cell office:value-type="float" office:value="7767" table:style-name="ce49">
            <text:p><text:s text:c="2"/>7 767</text:p>
          </table:table-cell>
          <table:table-cell office:value-type="float" office:value="152991" table:style-name="ce49">
            <text:p><text:s text:c="2"/>152 991</text:p>
          </table:table-cell>
          <table:table-cell office:value-type="float" office:value="45728" table:style-name="ce49">
            <text:p><text:s text:c="2"/>45 728</text:p>
          </table:table-cell>
          <table:table-cell office:value-type="float" office:value="170180" table:style-name="ce49">
            <text:p><text:s text:c="2"/>170 180</text:p>
          </table:table-cell>
          <table:table-cell office:value-type="float" office:value="40478" table:style-name="ce49">
            <text:p><text:s text:c="2"/>40 478</text:p>
          </table:table-cell>
          <table:table-cell office:value-type="float" office:value="9900" table:style-name="ce49">
            <text:p><text:s text:c="2"/>9 900</text:p>
          </table:table-cell>
          <table:table-cell office:value-type="float" office:value="31252" table:style-name="ce49">
            <text:p><text:s text:c="2"/>31 252</text:p>
          </table:table-cell>
          <table:table-cell office:value-type="float" office:value="34498" table:style-name="ce49">
            <text:p><text:s text:c="2"/>34 498</text:p>
          </table:table-cell>
          <table:table-cell office:value-type="float" office:value="22939" table:style-name="ce49">
            <text:p><text:s text:c="2"/>22 939</text:p>
          </table:table-cell>
          <table:table-cell office:value-type="float" office:value="14879" table:style-name="ce49">
            <text:p><text:s text:c="2"/>14 879</text:p>
          </table:table-cell>
          <table:table-cell office:value-type="float" office:value="46394" table:style-name="ce49">
            <text:p><text:s text:c="2"/>46 394</text:p>
          </table:table-cell>
          <table:table-cell office:value-type="float" office:value="10894" table:style-name="ce49">
            <text:p><text:s text:c="2"/>10 894</text:p>
          </table:table-cell>
          <table:table-cell office:value-type="float" office:value="305468" table:style-name="ce49">
            <text:p><text:s text:c="2"/>305 468</text:p>
          </table:table-cell>
          <table:table-cell office:value-type="float" office:value="18245" table:style-name="ce49">
            <text:p><text:s text:c="2"/>18 245</text:p>
          </table:table-cell>
          <table:table-cell office:value-type="float" office:value="101162" table:style-name="ce49">
            <text:p><text:s text:c="2"/>101 162</text:p>
          </table:table-cell>
          <table:table-cell office:value-type="float" office:value="43795" table:style-name="ce49">
            <text:p><text:s text:c="2"/>43 795</text:p>
          </table:table-cell>
          <table:table-cell office:value-type="float" office:value="23281" table:style-name="ce49">
            <text:p><text:s text:c="2"/>23 281</text:p>
          </table:table-cell>
          <table:table-cell office:value-type="float" office:value="25530" table:style-name="ce49">
            <text:p><text:s text:c="2"/>25 530</text:p>
          </table:table-cell>
          <table:table-cell office:value-type="float" office:value="63347" table:style-name="ce49">
            <text:p><text:s text:c="2"/>63 347</text:p>
          </table:table-cell>
          <table:table-cell office:value-type="float" office:value="52022" table:style-name="ce49">
            <text:p><text:s text:c="2"/>52 022</text:p>
          </table:table-cell>
          <table:table-cell office:value-type="float" office:value="72540" table:style-name="ce49">
            <text:p><text:s text:c="2"/>72 540</text:p>
          </table:table-cell>
          <table:table-cell office:value-type="float" office:value="35471" table:style-name="ce49">
            <text:p><text:s text:c="2"/>35 471</text:p>
          </table:table-cell>
          <table:table-cell office:value-type="float" office:value="53355" table:style-name="ce49">
            <text:p><text:s text:c="2"/>53 355</text:p>
          </table:table-cell>
          <table:table-cell office:value-type="float" office:value="60706" table:style-name="ce49">
            <text:p><text:s text:c="2"/>60 706</text:p>
          </table:table-cell>
          <table:table-cell office:value-type="float" office:value="48546" table:style-name="ce49">
            <text:p><text:s text:c="2"/>48 546</text:p>
          </table:table-cell>
          <table:table-cell office:value-type="float" office:value="78734" table:style-name="ce49">
            <text:p><text:s text:c="2"/>78 734</text:p>
          </table:table-cell>
          <table:table-cell office:value-type="float" office:value="132782" table:style-name="ce49">
            <text:p><text:s text:c="2"/>132 782</text:p>
          </table:table-cell>
          <table:table-cell office:value-type="float" office:value="57523" table:style-name="ce49">
            <text:p><text:s text:c="2"/>57 523</text:p>
          </table:table-cell>
          <table:table-cell office:value-type="float" office:value="28061" table:style-name="ce49">
            <text:p><text:s text:c="2"/>28 061</text:p>
          </table:table-cell>
          <table:table-cell office:value-type="float" office:value="34516" table:style-name="ce49">
            <text:p><text:s text:c="2"/>34 516</text:p>
          </table:table-cell>
          <table:table-cell office:value-type="float" office:value="30229" table:style-name="ce49">
            <text:p><text:s text:c="2"/>30 229</text:p>
          </table:table-cell>
          <table:table-cell office:value-type="float" office:value="115061" table:style-name="ce49">
            <text:p><text:s text:c="2"/>115 061</text:p>
          </table:table-cell>
          <table:table-cell office:value-type="float" office:value="19157" table:style-name="ce49">
            <text:p><text:s text:c="2"/>19 157</text:p>
          </table:table-cell>
          <table:table-cell office:value-type="float" office:value="310543" table:style-name="ce49">
            <text:p><text:s text:c="2"/>310 543</text:p>
          </table:table-cell>
          <table:table-cell office:value-type="float" office:value="53226" table:style-name="ce49">
            <text:p><text:s text:c="2"/>53 226</text:p>
          </table:table-cell>
          <table:table-cell office:value-type="float" office:value="255434" table:style-name="ce49">
            <text:p><text:s text:c="2"/>255 434</text:p>
          </table:table-cell>
          <table:table-cell office:value-type="float" office:value="141353" table:style-name="ce49">
            <text:p><text:s text:c="2"/>141 353</text:p>
          </table:table-cell>
          <table:table-cell office:value-type="float" office:value="9319" table:style-name="ce49">
            <text:p><text:s text:c="2"/>9 319</text:p>
          </table:table-cell>
          <table:table-cell office:value-type="float" office:value="24032" table:style-name="ce49">
            <text:p><text:s text:c="2"/>24 032</text:p>
          </table:table-cell>
          <table:table-cell office:value-type="float" office:value="35879" table:style-name="ce49">
            <text:p><text:s text:c="2"/>35 879</text:p>
          </table:table-cell>
          <table:table-cell office:value-type="float" office:value="8060" table:style-name="ce49">
            <text:p><text:s text:c="2"/>8 060</text:p>
          </table:table-cell>
          <table:table-cell office:value-type="float" office:value="90883" table:style-name="ce49">
            <text:p><text:s text:c="2"/>90 883</text:p>
          </table:table-cell>
          <table:table-cell office:value-type="float" office:value="12191" table:style-name="ce49">
            <text:p><text:s text:c="2"/>12 191</text:p>
          </table:table-cell>
          <table:table-cell office:value-type="float" office:value="19301" table:style-name="ce49">
            <text:p><text:s text:c="2"/>19 301</text:p>
          </table:table-cell>
          <table:table-cell office:value-type="float" office:value="92065" table:style-name="ce49">
            <text:p><text:s text:c="2"/>92 065</text:p>
          </table:table-cell>
          <table:table-cell office:value-type="float" office:value="29543" table:style-name="ce49">
            <text:p><text:s text:c="2"/>29 543</text:p>
          </table:table-cell>
          <table:table-cell office:value-type="float" office:value="166597" table:style-name="ce49">
            <text:p><text:s text:c="2"/>166 597</text:p>
          </table:table-cell>
          <table:table-cell office:value-type="float" office:value="33889" table:style-name="ce49">
            <text:p><text:s text:c="2"/>33 889</text:p>
          </table:table-cell>
          <table:table-cell office:value-type="float" office:value="44774" table:style-name="ce49">
            <text:p><text:s text:c="2"/>44 774</text:p>
          </table:table-cell>
          <table:table-cell office:value-type="float" office:value="24204" table:style-name="ce49">
            <text:p><text:s text:c="2"/>24 204</text:p>
          </table:table-cell>
          <table:table-cell office:value-type="float" office:value="50341" table:style-name="ce49">
            <text:p><text:s text:c="2"/>50 341</text:p>
          </table:table-cell>
          <table:table-cell office:value-type="float" office:value="12362" table:style-name="ce49">
            <text:p><text:s text:c="2"/>12 362</text:p>
          </table:table-cell>
          <table:table-cell office:value-type="float" office:value="52385" table:style-name="ce49">
            <text:p><text:s text:c="2"/>52 385</text:p>
          </table:table-cell>
          <table:table-cell office:value-type="float" office:value="4984" table:style-name="ce49">
            <text:p><text:s text:c="2"/>4 984</text:p>
          </table:table-cell>
          <table:table-cell office:value-type="float" office:value="172473" table:style-name="ce49">
            <text:p><text:s text:c="2"/>172 473</text:p>
          </table:table-cell>
          <table:table-cell office:value-type="float" office:value="43102" table:style-name="ce49">
            <text:p><text:s text:c="2"/>43 102</text:p>
          </table:table-cell>
          <table:table-cell office:value-type="float" office:value="24263" table:style-name="ce49">
            <text:p><text:s text:c="2"/>24 263</text:p>
          </table:table-cell>
          <table:table-cell office:value-type="float" office:value="42608" table:style-name="ce49">
            <text:p><text:s text:c="2"/>42 608</text:p>
          </table:table-cell>
          <table:table-cell office:value-type="float" office:value="58657" table:style-name="ce49">
            <text:p><text:s text:c="2"/>58 657</text:p>
          </table:table-cell>
          <table:table-cell office:value-type="float" office:value="12184" table:style-name="ce49">
            <text:p><text:s text:c="2"/>12 184</text:p>
          </table:table-cell>
          <table:table-cell office:value-type="float" office:value="64711" table:style-name="ce49">
            <text:p><text:s text:c="2"/>64 711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128919" table:style-name="ce49">
            <text:p><text:s/>4 128 919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2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1262" table:style-name="ce57">
            <text:p><text:s text:c="2"/>1 2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1" table:style-name="ce57">
            <text:p><text:s text:c="3"/>5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6" table:style-name="ce57">
            <text:p><text:s/>(-) <text:s text:c="2"/>166</text:p>
          </table:table-cell>
          <table:table-cell office:value-type="float" office:value="1657" table:style-name="ce57">
            <text:p><text:s text:c="2"/>1 657</text:p>
          </table:table-cell>
          <table:table-cell office:value-type="float" office:value="15298" table:style-name="ce57">
            <text:p><text:s text:c="2"/>15 29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10890" table:style-name="ce57">
            <text:p><text:s text:c="2"/>10 8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55" table:style-name="ce57">
            <text:p><text:s text:c="2"/>3 8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0" table:style-name="ce57">
            <text:p><text:s text:c="2"/>1 600</text:p>
          </table:table-cell>
          <table:table-cell office:value-type="float" office:value="16345" table:style-name="ce57">
            <text:p><text:s text:c="2"/>16 345</text:p>
          </table:table-cell>
          <table:table-cell office:value-type="float" office:value="32667" table:style-name="ce57">
            <text:p><text:s text:c="2"/>32 66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183" table:style-name="ce57">
            <text:p><text:s text:c="2"/>4 1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25" table:style-name="ce57">
            <text:p><text:s text:c="2"/>1 425</text:p>
          </table:table-cell>
          <table:table-cell office:value-type="float" office:value="5613" table:style-name="ce57">
            <text:p><text:s text:c="2"/>5 613</text:p>
          </table:table-cell>
          <table:table-cell office:value-type="float" office:value="10051" table:style-name="ce57">
            <text:p><text:s text:c="2"/>10 0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4" table:style-name="ce57">
            <text:p><text:s text:c="2"/>1 1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5" table:style-name="ce57">
            <text:p><text:s text:c="2"/>1 195</text:p>
          </table:table-cell>
          <table:table-cell office:value-type="float" office:value="44965" table:style-name="ce57">
            <text:p><text:s text:c="2"/>44 965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34857" table:style-name="ce57">
            <text:p><text:s text:c="2"/>34 8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757" table:style-name="ce57">
            <text:p><text:s/>(-) <text:s/>4 757</text:p>
          </table:table-cell>
          <table:table-cell office:value-type="float" office:value="30148" table:style-name="ce57">
            <text:p><text:s text:c="2"/>30 148</text:p>
          </table:table-cell>
          <table:table-cell office:value-type="float" office:value="68148" table:style-name="ce57">
            <text:p><text:s text:c="2"/>68 14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813" table:style-name="ce58">
            <text:p><text:s text:c="3"/>813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618" table:style-name="ce58">
            <text:p><text:s text:c="2"/>36 6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95" table:style-name="ce58">
            <text:p><text:s/>(-) <text:s text:c="2"/>295</text:p>
          </table:table-cell>
          <table:table-cell office:value-type="float" office:value="37190" table:style-name="ce58">
            <text:p><text:s text:c="2"/>37 190</text:p>
          </table:table-cell>
          <table:table-cell office:value-type="float" office:value="53901" table:style-name="ce58">
            <text:p><text:s text:c="2"/>53 90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41" table:style-name="ce58">
            <text:p><text:s text:c="2"/>1 541</text:p>
          </table:table-cell>
          <table:table-cell office:value-type="float" office:value="161" table:style-name="ce58">
            <text:p><text:s text:c="3"/>1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21" table:style-name="ce58">
            <text:p><text:s text:c="2"/>1 721</text:p>
          </table:table-cell>
          <table:table-cell office:value-type="float" office:value="7449" table:style-name="ce58">
            <text:p><text:s text:c="2"/>7 44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1149" table:style-name="ce58">
            <text:p><text:s text:c="2"/>11 1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4" table:style-name="ce58">
            <text:p><text:s text:c="3"/>404</text:p>
          </table:table-cell>
          <table:table-cell office:value-type="float" office:value="376" table:style-name="ce58">
            <text:p><text:s text:c="3"/>376</text:p>
          </table:table-cell>
          <table:table-cell office:value-type="float" office:value="311" table:style-name="ce58">
            <text:p><text:s text:c="3"/>311</text:p>
          </table:table-cell>
          <table:table-cell office:value-type="float" office:value="12240" table:style-name="ce58">
            <text:p><text:s text:c="2"/>12 240</text:p>
          </table:table-cell>
          <table:table-cell office:value-type="float" office:value="17422" table:style-name="ce58">
            <text:p><text:s text:c="2"/>17 42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028" table:style-name="ce58">
            <text:p><text:s text:c="2"/>1 028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050" table:style-name="ce58">
            <text:p><text:s text:c="2"/>19 050</text:p>
          </table:table-cell>
          <table:table-cell office:value-type="float" office:value="102" table:style-name="ce58">
            <text:p><text:s text:c="3"/>10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200" table:style-name="ce58">
            <text:p><text:s text:c="2"/>20 200</text:p>
          </table:table-cell>
          <table:table-cell office:value-type="float" office:value="23517" table:style-name="ce58">
            <text:p><text:s text:c="2"/>23 51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443" table:style-name="ce58">
            <text:p><text:s text:c="2"/>1 443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1" table:style-name="ce58">
            <text:p><text:s text:c="3"/>711</text:p>
          </table:table-cell>
          <table:table-cell office:value-type="float" office:value="10645" table:style-name="ce58">
            <text:p><text:s text:c="2"/>10 645</text:p>
          </table:table-cell>
          <table:table-cell office:value-type="float" office:value="1053" table:style-name="ce58">
            <text:p><text:s text:c="2"/>1 053</text:p>
          </table:table-cell>
          <table:table-cell office:value-type="float" office:value="13853" table:style-name="ce58">
            <text:p><text:s text:c="2"/>13 853</text:p>
          </table:table-cell>
          <table:table-cell office:value-type="float" office:value="57108" table:style-name="ce58">
            <text:p><text:s text:c="2"/>57 10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72" table:style-name="ce57">
            <text:p><text:s text:c="2"/>9 1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72" table:style-name="ce57">
            <text:p><text:s text:c="2"/>9 172</text:p>
          </table:table-cell>
          <table:table-cell office:value-type="float" office:value="23459" table:style-name="ce57">
            <text:p><text:s text:c="2"/>23 4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6" table:style-name="ce57">
            <text:p><text:s text:c="3"/>186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6897" table:style-name="ce57">
            <text:p><text:s text:c="2"/>6 89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403" table:style-name="ce57">
            <text:p><text:s text:c="3"/>40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03" table:style-name="ce57">
            <text:p><text:s text:c="2"/>6 103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6610" table:style-name="ce57">
            <text:p><text:s text:c="2"/>6 610</text:p>
          </table:table-cell>
          <table:table-cell office:value-type="float" office:value="20531" table:style-name="ce57">
            <text:p><text:s text:c="2"/>20 53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711" table:style-name="ce57">
            <text:p><text:s text:c="3"/>7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32" table:style-name="ce57">
            <text:p><text:s text:c="2"/>7 632</text:p>
          </table:table-cell>
          <table:table-cell office:value-type="float" office:value="715" table:style-name="ce57">
            <text:p><text:s text:c="3"/>715</text:p>
          </table:table-cell>
          <table:table-cell office:value-type="float" office:value="486" table:style-name="ce57">
            <text:p><text:s text:c="3"/>486</text:p>
          </table:table-cell>
          <table:table-cell office:value-type="float" office:value="9544" table:style-name="ce57">
            <text:p><text:s text:c="2"/>9 544</text:p>
          </table:table-cell>
          <table:table-cell office:value-type="float" office:value="27178" table:style-name="ce57">
            <text:p><text:s text:c="2"/>27 17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43" table:style-name="ce57">
            <text:p><text:s text:c="2"/>8 2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36" table:style-name="ce57">
            <text:p><text:s text:c="2"/>8 436</text:p>
          </table:table-cell>
          <table:table-cell office:value-type="float" office:value="10786" table:style-name="ce57">
            <text:p><text:s text:c="2"/>10 78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99" table:style-name="ce58">
            <text:p><text:s/>(-) <text:s text:c="2"/>299</text:p>
          </table:table-cell>
          <table:table-cell office:value-type="float" office:value="-299" table:style-name="ce58">
            <text:p><text:s/>(-) <text:s text:c="2"/>299</text:p>
          </table:table-cell>
          <table:table-cell office:value-type="float" office:value="8189" table:style-name="ce58">
            <text:p><text:s text:c="2"/>8 18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187" table:style-name="ce58">
            <text:p><text:s text:c="2"/>1 18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1" table:style-name="ce58">
            <text:p><text:s text:c="3"/>251</text:p>
          </table:table-cell>
          <table:table-cell office:value-type="float" office:value="1438" table:style-name="ce58">
            <text:p><text:s text:c="2"/>1 438</text:p>
          </table:table-cell>
          <table:table-cell office:value-type="float" office:value="25479" table:style-name="ce58">
            <text:p><text:s text:c="2"/>25 47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9805" table:style-name="ce58">
            <text:p><text:s text:c="2"/>39 8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88" table:style-name="ce58">
            <text:p><text:s text:c="2"/>12 188</text:p>
          </table:table-cell>
          <table:table-cell office:value-type="float" office:value="-5730" table:style-name="ce58">
            <text:p><text:s/>(-) <text:s/>5 730</text:p>
          </table:table-cell>
          <table:table-cell office:value-type="float" office:value="46263" table:style-name="ce58">
            <text:p><text:s text:c="2"/>46 263</text:p>
          </table:table-cell>
          <table:table-cell office:value-type="float" office:value="214982" table:style-name="ce58">
            <text:p><text:s text:c="2"/>214 98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0831" table:style-name="ce58">
            <text:p><text:s text:c="2"/>60 8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06" table:style-name="ce58">
            <text:p><text:s text:c="2"/>3 906</text:p>
          </table:table-cell>
          <table:table-cell office:value-type="float" office:value="64737" table:style-name="ce58">
            <text:p><text:s text:c="2"/>64 737</text:p>
          </table:table-cell>
          <table:table-cell office:value-type="float" office:value="79899" table:style-name="ce58">
            <text:p><text:s text:c="2"/>79 899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4431" table:style-name="ce58">
            <text:p><text:s text:c="2"/>4 4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4" table:style-name="ce58">
            <text:p><text:s text:c="3"/>214</text:p>
          </table:table-cell>
          <table:table-cell office:value-type="float" office:value="4645" table:style-name="ce58">
            <text:p><text:s text:c="2"/>4 645</text:p>
          </table:table-cell>
          <table:table-cell office:value-type="float" office:value="17138" table:style-name="ce58">
            <text:p><text:s text:c="2"/>17 13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4340" table:style-name="ce57">
            <text:p><text:s text:c="2"/>14 340</text:p>
          </table:table-cell>
          <table:table-cell office:value-type="float" office:value="128" table:style-name="ce57">
            <text:p><text:s text:c="3"/>1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5975" table:style-name="ce57">
            <text:p><text:s text:c="2"/>85 9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69" table:style-name="ce57">
            <text:p><text:s text:c="3"/>669</text:p>
          </table:table-cell>
          <table:table-cell office:value-type="float" office:value="101112" table:style-name="ce57">
            <text:p><text:s text:c="2"/>101 112</text:p>
          </table:table-cell>
          <table:table-cell office:value-type="float" office:value="122060" table:style-name="ce57">
            <text:p><text:s text:c="2"/>122 06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648" table:style-name="ce57">
            <text:p><text:s text:c="2"/>2 6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94" table:style-name="ce57">
            <text:p><text:s text:c="2"/>5 5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8" table:style-name="ce57">
            <text:p><text:s text:c="3"/>208</text:p>
          </table:table-cell>
          <table:table-cell office:value-type="float" office:value="8450" table:style-name="ce57">
            <text:p><text:s text:c="2"/>8 450</text:p>
          </table:table-cell>
          <table:table-cell office:value-type="float" office:value="12050" table:style-name="ce57">
            <text:p><text:s text:c="2"/>12 0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5530" table:style-name="ce57">
            <text:p><text:s text:c="2"/>15 530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905" table:style-name="ce57">
            <text:p><text:s text:c="2"/>24 9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0" table:style-name="ce57">
            <text:p><text:s/>(-) <text:s text:c="2"/>100</text:p>
          </table:table-cell>
          <table:table-cell office:value-type="float" office:value="40356" table:style-name="ce57">
            <text:p><text:s text:c="2"/>40 356</text:p>
          </table:table-cell>
          <table:table-cell office:value-type="float" office:value="45969" table:style-name="ce57">
            <text:p><text:s text:c="2"/>45 96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392" table:style-name="ce57">
            <text:p><text:s text:c="3"/>3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840" table:style-name="ce57">
            <text:p><text:s text:c="2"/>5 8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6323" table:style-name="ce57">
            <text:p><text:s text:c="2"/>6 323</text:p>
          </table:table-cell>
          <table:table-cell office:value-type="float" office:value="7153" table:style-name="ce57">
            <text:p><text:s text:c="2"/>7 15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44" table:style-name="ce57">
            <text:p><text:s text:c="2"/>12 0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5" table:style-name="ce57">
            <text:p><text:s/>(-) <text:s text:c="2"/>25</text:p>
          </table:table-cell>
          <table:table-cell office:value-type="float" office:value="12061" table:style-name="ce57">
            <text:p><text:s text:c="2"/>12 061</text:p>
          </table:table-cell>
          <table:table-cell office:value-type="float" office:value="20240" table:style-name="ce57">
            <text:p><text:s text:c="2"/>20 24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35" table:style-name="ce58">
            <text:p><text:s text:c="3"/>235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136" table:style-name="ce58">
            <text:p><text:s text:c="2"/>44 1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46" table:style-name="ce58">
            <text:p><text:s/>(-) <text:s text:c="2"/>146</text:p>
          </table:table-cell>
          <table:table-cell office:value-type="float" office:value="44246" table:style-name="ce58">
            <text:p><text:s text:c="2"/>44 246</text:p>
          </table:table-cell>
          <table:table-cell office:value-type="float" office:value="50871" table:style-name="ce58">
            <text:p><text:s text:c="2"/>50 87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5530" table:style-name="ce58">
            <text:p><text:s text:c="2"/>25 5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646" table:style-name="ce58">
            <text:p><text:s text:c="2"/>9 6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16" table:style-name="ce58">
            <text:p><text:s text:c="2"/>3 116</text:p>
          </table:table-cell>
          <table:table-cell office:value-type="float" office:value="38292" table:style-name="ce58">
            <text:p><text:s text:c="2"/>38 292</text:p>
          </table:table-cell>
          <table:table-cell office:value-type="float" office:value="52699" table:style-name="ce58">
            <text:p><text:s text:c="2"/>52 6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6162" table:style-name="ce58">
            <text:p><text:s text:c="2"/>6 162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511" table:style-name="ce58">
            <text:p><text:s text:c="2"/>19 5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53" table:style-name="ce58">
            <text:p><text:s text:c="2"/>2 153</text:p>
          </table:table-cell>
          <table:table-cell office:value-type="float" office:value="27878" table:style-name="ce58">
            <text:p><text:s text:c="2"/>27 878</text:p>
          </table:table-cell>
          <table:table-cell office:value-type="float" office:value="33448" table:style-name="ce58">
            <text:p><text:s text:c="2"/>33 44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7541" table:style-name="ce58">
            <text:p><text:s text:c="2"/>17 5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055" table:style-name="ce58">
            <text:p><text:s text:c="2"/>20 0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754" table:style-name="ce58">
            <text:p><text:s/>(-) <text:s text:c="2"/>754</text:p>
          </table:table-cell>
          <table:table-cell office:value-type="float" office:value="36842" table:style-name="ce58">
            <text:p><text:s text:c="2"/>36 842</text:p>
          </table:table-cell>
          <table:table-cell office:value-type="float" office:value="64373" table:style-name="ce58">
            <text:p><text:s text:c="2"/>64 373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56" table:style-name="ce58">
            <text:p><text:s text:c="2"/>1 456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517" table:style-name="ce58">
            <text:p><text:s text:c="2"/>9 5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3" table:style-name="ce58">
            <text:p><text:s text:c="3"/>473</text:p>
          </table:table-cell>
          <table:table-cell office:value-type="float" office:value="11457" table:style-name="ce58">
            <text:p><text:s text:c="2"/>11 457</text:p>
          </table:table-cell>
          <table:table-cell office:value-type="float" office:value="14094" table:style-name="ce58">
            <text:p><text:s text:c="2"/>14 0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963" table:style-name="ce57">
            <text:p><text:s text:c="3"/>96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08" table:style-name="ce57">
            <text:p><text:s text:c="2"/>16 3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7" table:style-name="ce57">
            <text:p><text:s/>(-) <text:s text:c="2"/>37</text:p>
          </table:table-cell>
          <table:table-cell office:value-type="float" office:value="17271" table:style-name="ce57">
            <text:p><text:s text:c="2"/>17 271</text:p>
          </table:table-cell>
          <table:table-cell office:value-type="float" office:value="19458" table:style-name="ce57">
            <text:p><text:s text:c="2"/>19 45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65" table:style-name="ce57">
            <text:p><text:s text:c="3"/>365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169" table:style-name="ce57">
            <text:p><text:s text:c="2"/>20 1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3" table:style-name="ce57">
            <text:p><text:s text:c="3"/>233</text:p>
          </table:table-cell>
          <table:table-cell office:value-type="float" office:value="20799" table:style-name="ce57">
            <text:p><text:s text:c="2"/>20 799</text:p>
          </table:table-cell>
          <table:table-cell office:value-type="float" office:value="38173" table:style-name="ce57">
            <text:p><text:s text:c="2"/>38 1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40" table:style-name="ce57">
            <text:p><text:s text:c="2"/>9 2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5" table:style-name="ce57">
            <text:p><text:s text:c="2"/>1 395</text:p>
          </table:table-cell>
          <table:table-cell office:value-type="float" office:value="10966" table:style-name="ce57">
            <text:p><text:s text:c="2"/>10 966</text:p>
          </table:table-cell>
          <table:table-cell office:value-type="float" office:value="34870" table:style-name="ce57">
            <text:p><text:s text:c="2"/>34 8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630" table:style-name="ce57">
            <text:p><text:s text:c="2"/>2 630</text:p>
          </table:table-cell>
          <table:table-cell office:value-type="float" office:value="103" table:style-name="ce57">
            <text:p><text:s text:c="3"/>1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514" table:style-name="ce57">
            <text:p><text:s text:c="2"/>101 5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36" table:style-name="ce57">
            <text:p><text:s text:c="2"/>3 836</text:p>
          </table:table-cell>
          <table:table-cell office:value-type="float" office:value="108083" table:style-name="ce57">
            <text:p><text:s text:c="2"/>108 083</text:p>
          </table:table-cell>
          <table:table-cell office:value-type="float" office:value="124376" table:style-name="ce57">
            <text:p><text:s text:c="2"/>124 37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160" table:style-name="ce57">
            <text:p><text:s text:c="2"/>2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409" table:style-name="ce57">
            <text:p><text:s text:c="2"/>62 4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21" table:style-name="ce57">
            <text:p><text:s/>(-) <text:s/>1 621</text:p>
          </table:table-cell>
          <table:table-cell office:value-type="float" office:value="62948" table:style-name="ce57">
            <text:p><text:s text:c="2"/>62 948</text:p>
          </table:table-cell>
          <table:table-cell office:value-type="float" office:value="110060" table:style-name="ce57">
            <text:p><text:s text:c="2"/>110 06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303" table:style-name="ce58">
            <text:p><text:s text:c="2"/>6 30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697" table:style-name="ce58">
            <text:p><text:s text:c="2"/>20 6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75" table:style-name="ce58">
            <text:p><text:s/>(-) <text:s text:c="2"/>275</text:p>
          </table:table-cell>
          <table:table-cell office:value-type="float" office:value="26725" table:style-name="ce58">
            <text:p><text:s text:c="2"/>26 725</text:p>
          </table:table-cell>
          <table:table-cell office:value-type="float" office:value="27829" table:style-name="ce58">
            <text:p><text:s text:c="2"/>27 82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93" table:style-name="ce58">
            <text:p><text:s text:c="3"/>1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4" table:style-name="ce58">
            <text:p><text:s text:c="3"/>464</text:p>
          </table:table-cell>
          <table:table-cell office:value-type="float" office:value="728" table:style-name="ce58">
            <text:p><text:s text:c="3"/>728</text:p>
          </table:table-cell>
          <table:table-cell office:value-type="float" office:value="14308" table:style-name="ce58">
            <text:p><text:s text:c="2"/>14 30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36" table:style-name="ce58">
            <text:p><text:s text:c="2"/>1 6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20" table:style-name="ce58">
            <text:p><text:s/>(-) <text:s text:c="2"/>320</text:p>
          </table:table-cell>
          <table:table-cell office:value-type="float" office:value="1902" table:style-name="ce58">
            <text:p><text:s text:c="2"/>1 902</text:p>
          </table:table-cell>
          <table:table-cell office:value-type="float" office:value="27721" table:style-name="ce58">
            <text:p><text:s text:c="2"/>27 72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082" table:style-name="ce58">
            <text:p><text:s text:c="2"/>1 08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928" table:style-name="ce58">
            <text:p><text:s text:c="2"/>27 9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84" table:style-name="ce58">
            <text:p><text:s/>(-) <text:s text:c="2"/>584</text:p>
          </table:table-cell>
          <table:table-cell office:value-type="float" office:value="28426" table:style-name="ce58">
            <text:p><text:s text:c="2"/>28 426</text:p>
          </table:table-cell>
          <table:table-cell office:value-type="float" office:value="38780" table:style-name="ce58">
            <text:p><text:s text:c="2"/>38 780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356" table:style-name="ce58">
            <text:p><text:s text:c="2"/>1 356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3401" table:style-name="ce58">
            <text:p><text:s text:c="2"/>113 40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30" table:style-name="ce58">
            <text:p><text:s text:c="3"/>630</text:p>
          </table:table-cell>
          <table:table-cell office:value-type="float" office:value="115394" table:style-name="ce58">
            <text:p><text:s text:c="2"/>115 394</text:p>
          </table:table-cell>
          <table:table-cell office:value-type="float" office:value="126764" table:style-name="ce58">
            <text:p><text:s text:c="2"/>126 76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6669" table:style-name="ce57">
            <text:p><text:s text:c="2"/>6 6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358" table:style-name="ce57">
            <text:p><text:s text:c="2"/>49 3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906" table:style-name="ce57">
            <text:p><text:s/>(-) <text:s/>1 906</text:p>
          </table:table-cell>
          <table:table-cell office:value-type="float" office:value="54121" table:style-name="ce57">
            <text:p><text:s text:c="2"/>54 121</text:p>
          </table:table-cell>
          <table:table-cell office:value-type="float" office:value="61185" table:style-name="ce57">
            <text:p><text:s text:c="2"/>61 18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684" table:style-name="ce57">
            <text:p><text:s text:c="2"/>3 6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6" table:style-name="ce57">
            <text:p><text:s text:c="2"/>2 326</text:p>
          </table:table-cell>
          <table:table-cell office:value-type="float" office:value="105" table:style-name="ce57">
            <text:p><text:s text:c="3"/>105</text:p>
          </table:table-cell>
          <table:table-cell office:value-type="float" office:value="539" table:style-name="ce57">
            <text:p><text:s text:c="3"/>539</text:p>
          </table:table-cell>
          <table:table-cell office:value-type="float" office:value="6654" table:style-name="ce57">
            <text:p><text:s text:c="2"/>6 654</text:p>
          </table:table-cell>
          <table:table-cell office:value-type="float" office:value="33737" table:style-name="ce57">
            <text:p><text:s text:c="2"/>33 7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9198" table:style-name="ce57">
            <text:p><text:s text:c="2"/>9 1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8" table:style-name="ce57">
            <text:p><text:s text:c="3"/>238</text:p>
          </table:table-cell>
          <table:table-cell office:value-type="float" office:value="9436" table:style-name="ce57">
            <text:p><text:s text:c="2"/>9 436</text:p>
          </table:table-cell>
          <table:table-cell office:value-type="float" office:value="14332" table:style-name="ce57">
            <text:p><text:s text:c="2"/>14 33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013" table:style-name="ce57">
            <text:p><text:s text:c="2"/>4 0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934" table:style-name="ce57">
            <text:p><text:s text:c="2"/>12 9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9" table:style-name="ce57">
            <text:p><text:s text:c="3"/>609</text:p>
          </table:table-cell>
          <table:table-cell office:value-type="float" office:value="17556" table:style-name="ce57">
            <text:p><text:s text:c="2"/>17 556</text:p>
          </table:table-cell>
          <table:table-cell office:value-type="float" office:value="73849" table:style-name="ce57">
            <text:p><text:s text:c="2"/>73 84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5" table:style-name="ce57">
            <text:p><text:s text:c="3"/>5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05" table:style-name="ce57">
            <text:p><text:s/>(-) <text:s/>1 305</text:p>
          </table:table-cell>
          <table:table-cell office:value-type="float" office:value="-698" table:style-name="ce57">
            <text:p><text:s/>(-) <text:s text:c="2"/>698</text:p>
          </table:table-cell>
          <table:table-cell office:value-type="float" office:value="32020" table:style-name="ce57">
            <text:p><text:s text:c="2"/>32 02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5057" table:style-name="ce58">
            <text:p><text:s text:c="2"/>5 0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1" table:style-name="ce58">
            <text:p><text:s text:c="3"/>4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1" table:style-name="ce58">
            <text:p><text:s text:c="3"/>281</text:p>
          </table:table-cell>
          <table:table-cell office:value-type="float" office:value="5769" table:style-name="ce58">
            <text:p><text:s text:c="2"/>5 769</text:p>
          </table:table-cell>
          <table:table-cell office:value-type="float" office:value="19419" table:style-name="ce58">
            <text:p><text:s text:c="2"/>19 41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6513" table:style-name="ce58">
            <text:p><text:s text:c="2"/>96 5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6513" table:style-name="ce58">
            <text:p><text:s text:c="2"/>96 513</text:p>
          </table:table-cell>
          <table:table-cell office:value-type="float" office:value="111883" table:style-name="ce58">
            <text:p><text:s text:c="2"/>111 88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8" table:style-name="ce58">
            <text:p><text:s text:c="3"/>168</text:p>
          </table:table-cell>
          <table:table-cell office:value-type="float" office:value="168" table:style-name="ce58">
            <text:p><text:s text:c="3"/>168</text:p>
          </table:table-cell>
          <table:table-cell office:value-type="float" office:value="18108" table:style-name="ce58">
            <text:p><text:s text:c="2"/>18 10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3256" table:style-name="ce58">
            <text:p><text:s text:c="2"/>13 2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458" table:style-name="ce58">
            <text:p><text:s/>(-) <text:s/>1 458</text:p>
          </table:table-cell>
          <table:table-cell office:value-type="float" office:value="11798" table:style-name="ce58">
            <text:p><text:s text:c="2"/>11 798</text:p>
          </table:table-cell>
          <table:table-cell office:value-type="float" office:value="20848" table:style-name="ce58">
            <text:p><text:s text:c="2"/>20 84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00" table:style-name="ce58">
            <text:p><text:s text:c="2"/>4 4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00" table:style-name="ce58">
            <text:p><text:s text:c="2"/>4 400</text:p>
          </table:table-cell>
          <table:table-cell office:value-type="float" office:value="101134" table:style-name="ce58">
            <text:p><text:s text:c="2"/>101 1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206" table:style-name="ce57">
            <text:p><text:s text:c="2"/>2 2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27" table:style-name="ce57">
            <text:p><text:s text:c="2"/>22 1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606" table:style-name="ce57">
            <text:p><text:s/>(-) <text:s/>2 606</text:p>
          </table:table-cell>
          <table:table-cell office:value-type="float" office:value="21727" table:style-name="ce57">
            <text:p><text:s text:c="2"/>21 727</text:p>
          </table:table-cell>
          <table:table-cell office:value-type="float" office:value="177792" table:style-name="ce57">
            <text:p><text:s text:c="2"/>177 79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4451" table:style-name="ce57">
            <text:p><text:s text:c="2"/>4 4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650" table:style-name="ce57">
            <text:p><text:s text:c="2"/>20 6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5" table:style-name="ce57">
            <text:p><text:s text:c="2"/>1 565</text:p>
          </table:table-cell>
          <table:table-cell office:value-type="float" office:value="26666" table:style-name="ce57">
            <text:p><text:s text:c="2"/>26 666</text:p>
          </table:table-cell>
          <table:table-cell office:value-type="float" office:value="52612" table:style-name="ce57">
            <text:p><text:s text:c="2"/>52 61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501" table:style-name="ce57">
            <text:p><text:s text:c="2"/>1 5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29" table:style-name="ce57">
            <text:p><text:s text:c="2"/>1 229</text:p>
          </table:table-cell>
          <table:table-cell office:value-type="float" office:value="2749" table:style-name="ce57">
            <text:p><text:s text:c="2"/>2 749</text:p>
          </table:table-cell>
          <table:table-cell office:value-type="float" office:value="57188" table:style-name="ce57">
            <text:p><text:s text:c="2"/>57 1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596" table:style-name="ce57">
            <text:p><text:s text:c="3"/>5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96" table:style-name="ce57">
            <text:p><text:s text:c="2"/>1 996</text:p>
          </table:table-cell>
          <table:table-cell office:value-type="float" office:value="2592" table:style-name="ce57">
            <text:p><text:s text:c="2"/>2 592</text:p>
          </table:table-cell>
          <table:table-cell office:value-type="float" office:value="39934" table:style-name="ce57">
            <text:p><text:s text:c="2"/>39 9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6834" table:style-name="ce57">
            <text:p><text:s text:c="2"/>6 8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2" table:style-name="ce57">
            <text:p><text:s text:c="2"/>1 342</text:p>
          </table:table-cell>
          <table:table-cell office:value-type="float" office:value="8176" table:style-name="ce57">
            <text:p><text:s text:c="2"/>8 176</text:p>
          </table:table-cell>
          <table:table-cell office:value-type="float" office:value="57176" table:style-name="ce57">
            <text:p><text:s text:c="2"/>57 17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814" table:style-name="ce58">
            <text:p><text:s text:c="2"/>5 8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261" table:style-name="ce58">
            <text:p><text:s/>(-) <text:s/>2 261</text:p>
          </table:table-cell>
          <table:table-cell office:value-type="float" office:value="3553" table:style-name="ce58">
            <text:p><text:s text:c="2"/>3 553</text:p>
          </table:table-cell>
          <table:table-cell office:value-type="float" office:value="48200" table:style-name="ce58">
            <text:p><text:s text:c="2"/>48 20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916" table:style-name="ce58">
            <text:p><text:s text:c="3"/>9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9" table:style-name="ce58">
            <text:p><text:s text:c="3"/>4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39" table:style-name="ce58">
            <text:p><text:s text:c="2"/>1 439</text:p>
          </table:table-cell>
          <table:table-cell office:value-type="float" office:value="2804" table:style-name="ce58">
            <text:p><text:s text:c="2"/>2 804</text:p>
          </table:table-cell>
          <table:table-cell office:value-type="float" office:value="30757" table:style-name="ce58">
            <text:p><text:s text:c="2"/>30 7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3807" table:style-name="ce58">
            <text:p><text:s text:c="2"/>3 8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65" table:style-name="ce58">
            <text:p><text:s text:c="3"/>4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8" table:style-name="ce58">
            <text:p><text:s text:c="3"/>378</text:p>
          </table:table-cell>
          <table:table-cell office:value-type="float" office:value="4650" table:style-name="ce58">
            <text:p><text:s text:c="2"/>4 650</text:p>
          </table:table-cell>
          <table:table-cell office:value-type="float" office:value="28916" table:style-name="ce58">
            <text:p><text:s text:c="2"/>28 91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60" table:style-name="ce58">
            <text:p><text:s text:c="3"/>5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5" table:style-name="ce58">
            <text:p><text:s text:c="3"/>2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08" table:style-name="ce58">
            <text:p><text:s text:c="3"/>908</text:p>
          </table:table-cell>
          <table:table-cell office:value-type="float" office:value="1753" table:style-name="ce58">
            <text:p><text:s text:c="2"/>1 753</text:p>
          </table:table-cell>
          <table:table-cell office:value-type="float" office:value="22914" table:style-name="ce58">
            <text:p><text:s text:c="2"/>22 91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812" table:style-name="ce58">
            <text:p><text:s text:c="2"/>2 8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090" table:style-name="ce58">
            <text:p><text:s text:c="2"/>64 0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7" table:style-name="ce58">
            <text:p><text:s/>(-) <text:s text:c="2"/>7</text:p>
          </table:table-cell>
          <table:table-cell office:value-type="float" office:value="66895" table:style-name="ce58">
            <text:p><text:s text:c="2"/>66 895</text:p>
          </table:table-cell>
          <table:table-cell office:value-type="float" office:value="81066" table:style-name="ce58">
            <text:p><text:s text:c="2"/>81 06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002" table:style-name="ce57">
            <text:p><text:s text:c="2"/>3 002</text:p>
          </table:table-cell>
          <table:table-cell office:value-type="float" office:value="7325" table:style-name="ce57">
            <text:p><text:s text:c="2"/>7 3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202" table:style-name="ce57">
            <text:p><text:s text:c="2"/>71 2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4" table:style-name="ce57">
            <text:p><text:s text:c="3"/>454</text:p>
          </table:table-cell>
          <table:table-cell office:value-type="float" office:value="81983" table:style-name="ce57">
            <text:p><text:s text:c="2"/>81 983</text:p>
          </table:table-cell>
          <table:table-cell office:value-type="float" office:value="110505" table:style-name="ce57">
            <text:p><text:s text:c="2"/>110 5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966" table:style-name="ce57">
            <text:p><text:s text:c="2"/>3 9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69" table:style-name="ce57">
            <text:p><text:s text:c="2"/>7 3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04" table:style-name="ce57">
            <text:p><text:s text:c="3"/>904</text:p>
          </table:table-cell>
          <table:table-cell office:value-type="float" office:value="12239" table:style-name="ce57">
            <text:p><text:s text:c="2"/>12 239</text:p>
          </table:table-cell>
          <table:table-cell office:value-type="float" office:value="38893" table:style-name="ce57">
            <text:p><text:s text:c="2"/>38 89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126" table:style-name="ce57">
            <text:p><text:s text:c="2"/>2 1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61" table:style-name="ce57">
            <text:p><text:s text:c="2"/>7 0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09" table:style-name="ce57">
            <text:p><text:s/>(-) <text:s/>1 109</text:p>
          </table:table-cell>
          <table:table-cell office:value-type="float" office:value="8078" table:style-name="ce57">
            <text:p><text:s text:c="2"/>8 078</text:p>
          </table:table-cell>
          <table:table-cell office:value-type="float" office:value="83956" table:style-name="ce57">
            <text:p><text:s text:c="2"/>83 95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8" table:style-name="ce57">
            <text:p><text:s text:c="3"/>198</text:p>
          </table:table-cell>
          <table:table-cell office:value-type="float" office:value="216" table:style-name="ce57">
            <text:p><text:s text:c="3"/>216</text:p>
          </table:table-cell>
          <table:table-cell office:value-type="float" office:value="21047" table:style-name="ce57">
            <text:p><text:s text:c="2"/>21 0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0" table:style-name="ce57">
            <text:p><text:s text:c="3"/>380</text:p>
          </table:table-cell>
          <table:table-cell office:value-type="float" office:value="415" table:style-name="ce57">
            <text:p><text:s text:c="3"/>415</text:p>
          </table:table-cell>
          <table:table-cell office:value-type="float" office:value="30819" table:style-name="ce57">
            <text:p><text:s text:c="2"/>30 81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993" table:style-name="ce58">
            <text:p><text:s text:c="2"/>3 9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86" table:style-name="ce58">
            <text:p><text:s text:c="2"/>2 8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23" table:style-name="ce58">
            <text:p><text:s text:c="2"/>1 523</text:p>
          </table:table-cell>
          <table:table-cell office:value-type="float" office:value="8402" table:style-name="ce58">
            <text:p><text:s text:c="2"/>8 402</text:p>
          </table:table-cell>
          <table:table-cell office:value-type="float" office:value="61887" table:style-name="ce58">
            <text:p><text:s text:c="2"/>61 8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8053" table:style-name="ce58">
            <text:p><text:s text:c="2"/>8 05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742" table:style-name="ce58">
            <text:p><text:s/>(-) <text:s text:c="2"/>742</text:p>
          </table:table-cell>
          <table:table-cell office:value-type="float" office:value="7311" table:style-name="ce58">
            <text:p><text:s text:c="2"/>7 311</text:p>
          </table:table-cell>
          <table:table-cell office:value-type="float" office:value="12356" table:style-name="ce58">
            <text:p><text:s text:c="2"/>12 35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5533" table:style-name="ce58">
            <text:p><text:s text:c="2"/>15 5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9" table:style-name="ce58">
            <text:p><text:s text:c="3"/>239</text:p>
          </table:table-cell>
          <table:table-cell office:value-type="float" office:value="121" table:style-name="ce58">
            <text:p><text:s text:c="3"/>121</text:p>
          </table:table-cell>
          <table:table-cell office:value-type="float" office:value="2374" table:style-name="ce58">
            <text:p><text:s text:c="2"/>2 374</text:p>
          </table:table-cell>
          <table:table-cell office:value-type="float" office:value="18267" table:style-name="ce58">
            <text:p><text:s text:c="2"/>18 267</text:p>
          </table:table-cell>
          <table:table-cell office:value-type="float" office:value="107935" table:style-name="ce58">
            <text:p><text:s text:c="2"/>107 93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5240" table:style-name="ce58">
            <text:p><text:s text:c="2"/>15 2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2" table:style-name="ce58">
            <text:p><text:s text:c="3"/>39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7" table:style-name="ce58">
            <text:p><text:s text:c="3"/>927</text:p>
          </table:table-cell>
          <table:table-cell office:value-type="float" office:value="16559" table:style-name="ce58">
            <text:p><text:s text:c="2"/>16 559</text:p>
          </table:table-cell>
          <table:table-cell office:value-type="float" office:value="54614" table:style-name="ce58">
            <text:p><text:s text:c="2"/>54 61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56" table:style-name="ce58">
            <text:p><text:s/>(-) <text:s text:c="2"/>356</text:p>
          </table:table-cell>
          <table:table-cell office:value-type="float" office:value="-304" table:style-name="ce58">
            <text:p><text:s/>(-) <text:s text:c="2"/>304</text:p>
          </table:table-cell>
          <table:table-cell office:value-type="float" office:value="7672" table:style-name="ce58">
            <text:p><text:s text:c="2"/>7 6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378" table:style-name="ce57">
            <text:p><text:s text:c="2"/>5 37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798" table:style-name="ce57">
            <text:p><text:s text:c="2"/>16 798</text:p>
          </table:table-cell>
          <table:table-cell office:value-type="float" office:value="10684" table:style-name="ce57">
            <text:p><text:s text:c="2"/>10 684</text:p>
          </table:table-cell>
          <table:table-cell office:value-type="float" office:value="3007" table:style-name="ce57">
            <text:p><text:s text:c="2"/>3 007</text:p>
          </table:table-cell>
          <table:table-cell office:value-type="float" office:value="35867" table:style-name="ce57">
            <text:p><text:s text:c="2"/>35 867</text:p>
          </table:table-cell>
          <table:table-cell office:value-type="float" office:value="130432" table:style-name="ce57">
            <text:p><text:s text:c="2"/>130 43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62" table:style-name="ce57">
            <text:p><text:s text:c="3"/>3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10" table:style-name="ce57">
            <text:p><text:s/>(-) <text:s text:c="2"/>710</text:p>
          </table:table-cell>
          <table:table-cell office:value-type="float" office:value="-348" table:style-name="ce57">
            <text:p><text:s/>(-) <text:s text:c="2"/>348</text:p>
          </table:table-cell>
          <table:table-cell office:value-type="float" office:value="19954" table:style-name="ce57">
            <text:p><text:s text:c="2"/>19 95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527" table:style-name="ce57">
            <text:p><text:s text:c="3"/>5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17" table:style-name="ce57">
            <text:p><text:s text:c="2"/>18 417</text:p>
          </table:table-cell>
          <table:table-cell office:value-type="float" office:value="19264" table:style-name="ce57">
            <text:p><text:s text:c="2"/>19 264</text:p>
          </table:table-cell>
          <table:table-cell office:value-type="float" office:value="725" table:style-name="ce57">
            <text:p><text:s text:c="3"/>725</text:p>
          </table:table-cell>
          <table:table-cell office:value-type="float" office:value="38933" table:style-name="ce57">
            <text:p><text:s text:c="2"/>38 933</text:p>
          </table:table-cell>
          <table:table-cell office:value-type="float" office:value="52835" table:style-name="ce57">
            <text:p><text:s text:c="2"/>52 83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575" table:style-name="ce57">
            <text:p><text:s text:c="2"/>1 5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672" table:style-name="ce57">
            <text:p><text:s text:c="2"/>45 672</text:p>
          </table:table-cell>
          <table:table-cell office:value-type="float" office:value="23218" table:style-name="ce57">
            <text:p><text:s text:c="2"/>23 218</text:p>
          </table:table-cell>
          <table:table-cell office:value-type="float" office:value="1265" table:style-name="ce57">
            <text:p><text:s text:c="2"/>1 265</text:p>
          </table:table-cell>
          <table:table-cell office:value-type="float" office:value="71730" table:style-name="ce57">
            <text:p><text:s text:c="2"/>71 730</text:p>
          </table:table-cell>
          <table:table-cell office:value-type="float" office:value="91720" table:style-name="ce57">
            <text:p><text:s text:c="2"/>91 7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070" table:style-name="ce57">
            <text:p><text:s text:c="2"/>1 0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13" table:style-name="ce57">
            <text:p><text:s text:c="2"/>7 413</text:p>
          </table:table-cell>
          <table:table-cell office:value-type="float" office:value="13113" table:style-name="ce57">
            <text:p><text:s text:c="2"/>13 11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1603" table:style-name="ce57">
            <text:p><text:s text:c="2"/>21 603</text:p>
          </table:table-cell>
          <table:table-cell office:value-type="float" office:value="30102" table:style-name="ce57">
            <text:p><text:s text:c="2"/>30 10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368" table:style-name="ce58">
            <text:p><text:s text:c="2"/>6 3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47" table:style-name="ce58">
            <text:p><text:s text:c="2"/>3 947</text:p>
          </table:table-cell>
          <table:table-cell office:value-type="float" office:value="18821" table:style-name="ce58">
            <text:p><text:s text:c="2"/>18 821</text:p>
          </table:table-cell>
          <table:table-cell office:value-type="float" office:value="783" table:style-name="ce58">
            <text:p><text:s text:c="3"/>783</text:p>
          </table:table-cell>
          <table:table-cell office:value-type="float" office:value="29919" table:style-name="ce58">
            <text:p><text:s text:c="2"/>29 919</text:p>
          </table:table-cell>
          <table:table-cell office:value-type="float" office:value="84205" table:style-name="ce58">
            <text:p><text:s text:c="2"/>84 20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99" table:style-name="ce58">
            <text:p><text:s text:c="3"/>5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684" table:style-name="ce58">
            <text:p><text:s text:c="2"/>34 684</text:p>
          </table:table-cell>
          <table:table-cell office:value-type="float" office:value="1685" table:style-name="ce58">
            <text:p><text:s text:c="2"/>1 685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6977" table:style-name="ce58">
            <text:p><text:s text:c="2"/>36 977</text:p>
          </table:table-cell>
          <table:table-cell office:value-type="float" office:value="38828" table:style-name="ce58">
            <text:p><text:s text:c="2"/>38 8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769" table:style-name="ce58">
            <text:p><text:s text:c="2"/>1 7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7" table:style-name="ce58">
            <text:p><text:s text:c="3"/>237</text:p>
          </table:table-cell>
          <table:table-cell office:value-type="float" office:value="25264" table:style-name="ce58">
            <text:p><text:s text:c="2"/>25 264</text:p>
          </table:table-cell>
          <table:table-cell office:value-type="float" office:value="107" table:style-name="ce58">
            <text:p><text:s text:c="3"/>107</text:p>
          </table:table-cell>
          <table:table-cell office:value-type="float" office:value="27377" table:style-name="ce58">
            <text:p><text:s text:c="2"/>27 377</text:p>
          </table:table-cell>
          <table:table-cell office:value-type="float" office:value="31365" table:style-name="ce58">
            <text:p><text:s text:c="2"/>31 365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418" table:style-name="ce58">
            <text:p><text:s text:c="2"/>6 4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532" table:style-name="ce58">
            <text:p><text:s text:c="2"/>16 532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23601" table:style-name="ce58">
            <text:p><text:s text:c="2"/>23 601</text:p>
          </table:table-cell>
          <table:table-cell office:value-type="float" office:value="31103" table:style-name="ce58">
            <text:p><text:s text:c="2"/>31 10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2465" table:style-name="ce58">
            <text:p><text:s text:c="2"/>12 4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140" table:style-name="ce58">
            <text:p><text:s text:c="2"/>5 140</text:p>
          </table:table-cell>
          <table:table-cell office:value-type="float" office:value="79863" table:style-name="ce58">
            <text:p><text:s text:c="2"/>79 863</text:p>
          </table:table-cell>
          <table:table-cell office:value-type="float" office:value="1299" table:style-name="ce58">
            <text:p><text:s text:c="2"/>1 299</text:p>
          </table:table-cell>
          <table:table-cell office:value-type="float" office:value="98767" table:style-name="ce58">
            <text:p><text:s text:c="2"/>98 767</text:p>
          </table:table-cell>
          <table:table-cell office:value-type="float" office:value="151374" table:style-name="ce58">
            <text:p><text:s text:c="2"/>151 3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9705" table:style-name="ce57">
            <text:p><text:s text:c="2"/>9 7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3750" table:style-name="ce57">
            <text:p><text:s text:c="2"/>143 750</text:p>
          </table:table-cell>
          <table:table-cell office:value-type="float" office:value="60000" table:style-name="ce57">
            <text:p><text:s text:c="2"/>60 000</text:p>
          </table:table-cell>
          <table:table-cell office:value-type="float" office:value="-481" table:style-name="ce57">
            <text:p><text:s/>(-) <text:s text:c="2"/>481</text:p>
          </table:table-cell>
          <table:table-cell office:value-type="float" office:value="212974" table:style-name="ce57">
            <text:p><text:s text:c="2"/>212 974</text:p>
          </table:table-cell>
          <table:table-cell office:value-type="float" office:value="215306" table:style-name="ce57">
            <text:p><text:s text:c="2"/>215 30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7924" table:style-name="ce57">
            <text:p><text:s text:c="2"/>7 9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4" table:style-name="ce57">
            <text:p><text:s text:c="2"/>1 354</text:p>
          </table:table-cell>
          <table:table-cell office:value-type="float" office:value="50879" table:style-name="ce57">
            <text:p><text:s text:c="2"/>50 879</text:p>
          </table:table-cell>
          <table:table-cell office:value-type="float" office:value="-647" table:style-name="ce57">
            <text:p><text:s/>(-) <text:s text:c="2"/>647</text:p>
          </table:table-cell>
          <table:table-cell office:value-type="float" office:value="59510" table:style-name="ce57">
            <text:p><text:s text:c="2"/>59 510</text:p>
          </table:table-cell>
          <table:table-cell office:value-type="float" office:value="67019" table:style-name="ce57">
            <text:p><text:s text:c="2"/>67 01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4249" table:style-name="ce57">
            <text:p><text:s text:c="2"/>14 2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42" table:style-name="ce57">
            <text:p><text:s text:c="2"/>4 142</text:p>
          </table:table-cell>
          <table:table-cell office:value-type="float" office:value="18391" table:style-name="ce57">
            <text:p><text:s text:c="2"/>18 391</text:p>
          </table:table-cell>
          <table:table-cell office:value-type="float" office:value="122904" table:style-name="ce57">
            <text:p><text:s text:c="2"/>122 90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4790" table:style-name="ce57">
            <text:p><text:s text:c="2"/>14 7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816" table:style-name="ce57">
            <text:p><text:s text:c="2"/>17 816</text:p>
          </table:table-cell>
          <table:table-cell office:value-type="float" office:value="14234" table:style-name="ce57">
            <text:p><text:s text:c="2"/>14 234</text:p>
          </table:table-cell>
          <table:table-cell office:value-type="float" office:value="2696" table:style-name="ce57">
            <text:p><text:s text:c="2"/>2 696</text:p>
          </table:table-cell>
          <table:table-cell office:value-type="float" office:value="49536" table:style-name="ce57">
            <text:p><text:s text:c="2"/>49 536</text:p>
          </table:table-cell>
          <table:table-cell office:value-type="float" office:value="66306" table:style-name="ce57">
            <text:p><text:s text:c="2"/>66 30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397" table:style-name="ce57">
            <text:p><text:s text:c="2"/>1 3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514" table:style-name="ce57">
            <text:p><text:s text:c="2"/>48 514</text:p>
          </table:table-cell>
          <table:table-cell office:value-type="float" office:value="13061" table:style-name="ce57">
            <text:p><text:s text:c="2"/>13 061</text:p>
          </table:table-cell>
          <table:table-cell office:value-type="float" office:value="3365" table:style-name="ce57">
            <text:p><text:s text:c="2"/>3 365</text:p>
          </table:table-cell>
          <table:table-cell office:value-type="float" office:value="66337" table:style-name="ce57">
            <text:p><text:s text:c="2"/>66 337</text:p>
          </table:table-cell>
          <table:table-cell office:value-type="float" office:value="70300" table:style-name="ce57">
            <text:p><text:s text:c="2"/>70 30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992" table:style-name="ce58">
            <text:p><text:s text:c="2"/>1 99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491" table:style-name="ce58">
            <text:p><text:s text:c="2"/>30 491</text:p>
          </table:table-cell>
          <table:table-cell office:value-type="float" office:value="7327" table:style-name="ce58">
            <text:p><text:s text:c="2"/>7 327</text:p>
          </table:table-cell>
          <table:table-cell office:value-type="float" office:value="3850" table:style-name="ce58">
            <text:p><text:s text:c="2"/>3 850</text:p>
          </table:table-cell>
          <table:table-cell office:value-type="float" office:value="43660" table:style-name="ce58">
            <text:p><text:s text:c="2"/>43 660</text:p>
          </table:table-cell>
          <table:table-cell office:value-type="float" office:value="76139" table:style-name="ce58">
            <text:p><text:s text:c="2"/>76 13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650" table:style-name="ce58">
            <text:p><text:s text:c="2"/>2 6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9" table:style-name="ce58">
            <text:p><text:s text:c="3"/>139</text:p>
          </table:table-cell>
          <table:table-cell office:value-type="float" office:value="8110" table:style-name="ce58">
            <text:p><text:s text:c="2"/>8 1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899" table:style-name="ce58">
            <text:p><text:s text:c="2"/>10 899</text:p>
          </table:table-cell>
          <table:table-cell office:value-type="float" office:value="71047" table:style-name="ce58">
            <text:p><text:s text:c="2"/>71 04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33" table:style-name="ce58">
            <text:p><text:s text:c="3"/>7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578" table:style-name="ce58">
            <text:p><text:s text:c="2"/>68 57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311" table:style-name="ce58">
            <text:p><text:s text:c="2"/>69 311</text:p>
          </table:table-cell>
          <table:table-cell office:value-type="float" office:value="220226" table:style-name="ce58">
            <text:p><text:s text:c="2"/>220 22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60" table:style-name="ce58">
            <text:p><text:s text:c="2"/>21 8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7" table:style-name="ce58">
            <text:p><text:s text:c="3"/>127</text:p>
          </table:table-cell>
          <table:table-cell office:value-type="float" office:value="22007" table:style-name="ce58">
            <text:p><text:s text:c="2"/>22 007</text:p>
          </table:table-cell>
          <table:table-cell office:value-type="float" office:value="56299" table:style-name="ce58">
            <text:p><text:s text:c="2"/>56 2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305" table:style-name="ce58">
            <text:p><text:s text:c="3"/>3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3268" table:style-name="ce58">
            <text:p><text:s text:c="2"/>293 2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3573" table:style-name="ce58">
            <text:p><text:s text:c="2"/>293 573</text:p>
          </table:table-cell>
          <table:table-cell office:value-type="float" office:value="332936" table:style-name="ce58">
            <text:p><text:s text:c="2"/>332 9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731" table:style-name="ce57">
            <text:p><text:s text:c="2"/>139 7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9731" table:style-name="ce57">
            <text:p><text:s text:c="2"/>139 731</text:p>
          </table:table-cell>
          <table:table-cell office:value-type="float" office:value="165974" table:style-name="ce57">
            <text:p><text:s text:c="2"/>165 97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621" table:style-name="ce57">
            <text:p><text:s text:c="2"/>2 6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805" table:style-name="ce57">
            <text:p><text:s text:c="2"/>83 8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426" table:style-name="ce57">
            <text:p><text:s text:c="2"/>86 426</text:p>
          </table:table-cell>
          <table:table-cell office:value-type="float" office:value="123167" table:style-name="ce57">
            <text:p><text:s text:c="2"/>123 16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350" table:style-name="ce57">
            <text:p><text:s text:c="2"/>38 3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350" table:style-name="ce57">
            <text:p><text:s text:c="2"/>38 350</text:p>
          </table:table-cell>
          <table:table-cell office:value-type="float" office:value="56189" table:style-name="ce57">
            <text:p><text:s text:c="2"/>56 18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2259" table:style-name="ce57">
            <text:p><text:s text:c="2"/>2 2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59" table:style-name="ce57">
            <text:p><text:s text:c="2"/>2 259</text:p>
          </table:table-cell>
          <table:table-cell office:value-type="float" office:value="35531" table:style-name="ce57">
            <text:p><text:s text:c="2"/>35 53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111" table:style-name="ce57">
            <text:p><text:s text:c="2"/>1 1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81" table:style-name="ce57">
            <text:p><text:s text:c="2"/>1 1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92" table:style-name="ce57">
            <text:p><text:s text:c="2"/>2 292</text:p>
          </table:table-cell>
          <table:table-cell office:value-type="float" office:value="121438" table:style-name="ce57">
            <text:p><text:s text:c="2"/>121 43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17" table:style-name="ce58">
            <text:p><text:s text:c="3"/>3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259" table:style-name="ce58">
            <text:p><text:s text:c="2"/>74 2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4576" table:style-name="ce58">
            <text:p><text:s text:c="2"/>74 576</text:p>
          </table:table-cell>
          <table:table-cell office:value-type="float" office:value="86604" table:style-name="ce58">
            <text:p><text:s text:c="2"/>86 60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9975" table:style-name="ce58">
            <text:p><text:s text:c="2"/>9 9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71" table:style-name="ce58">
            <text:p><text:s text:c="2"/>1 5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546" table:style-name="ce58">
            <text:p><text:s text:c="2"/>11 546</text:p>
          </table:table-cell>
          <table:table-cell office:value-type="float" office:value="26236" table:style-name="ce58">
            <text:p><text:s text:c="2"/>26 23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4922" table:style-name="ce58">
            <text:p><text:s text:c="2"/>4 9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138" table:style-name="ce58">
            <text:p><text:s text:c="2"/>8 13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060" table:style-name="ce58">
            <text:p><text:s text:c="2"/>13 060</text:p>
          </table:table-cell>
          <table:table-cell office:value-type="float" office:value="39360" table:style-name="ce58">
            <text:p><text:s text:c="2"/>39 36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648" table:style-name="ce58">
            <text:p><text:s text:c="2"/>5 6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249" table:style-name="ce58">
            <text:p><text:s text:c="2"/>19 2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897" table:style-name="ce58">
            <text:p><text:s text:c="2"/>24 897</text:p>
          </table:table-cell>
          <table:table-cell office:value-type="float" office:value="80209" table:style-name="ce58">
            <text:p><text:s text:c="2"/>80 20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10" table:style-name="ce58">
            <text:p><text:s text:c="2"/>1 9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14" table:style-name="ce58">
            <text:p><text:s text:c="2"/>1 914</text:p>
          </table:table-cell>
          <table:table-cell office:value-type="float" office:value="18988" table:style-name="ce58">
            <text:p><text:s text:c="2"/>18 98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185" table:style-name="ce57">
            <text:p><text:s text:c="2"/>4 1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09" table:style-name="ce57">
            <text:p><text:s text:c="2"/>8 10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294" table:style-name="ce57">
            <text:p><text:s text:c="2"/>12 294</text:p>
          </table:table-cell>
          <table:table-cell office:value-type="float" office:value="34843" table:style-name="ce57">
            <text:p><text:s text:c="2"/>34 84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2963" table:style-name="ce57">
            <text:p><text:s text:c="2"/>2 9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0847" table:style-name="ce57">
            <text:p><text:s text:c="2"/>170 8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3810" table:style-name="ce57">
            <text:p><text:s text:c="2"/>173 810</text:p>
          </table:table-cell>
          <table:table-cell office:value-type="float" office:value="206205" table:style-name="ce57">
            <text:p><text:s text:c="2"/>206 20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744" table:style-name="ce57">
            <text:p><text:s text:c="3"/>7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390" table:style-name="ce57">
            <text:p><text:s text:c="2"/>18 3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5" table:style-name="ce57">
            <text:p><text:s text:c="3"/>335</text:p>
          </table:table-cell>
          <table:table-cell office:value-type="float" office:value="19469" table:style-name="ce57">
            <text:p><text:s text:c="2"/>19 469</text:p>
          </table:table-cell>
          <table:table-cell office:value-type="float" office:value="33407" table:style-name="ce57">
            <text:p><text:s text:c="2"/>33 40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54" table:style-name="ce57">
            <text:p><text:s text:c="2"/>1 5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96" table:style-name="ce57">
            <text:p><text:s text:c="2"/>1 596</text:p>
          </table:table-cell>
          <table:table-cell office:value-type="float" office:value="38426" table:style-name="ce57">
            <text:p><text:s text:c="2"/>38 4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36" table:style-name="ce57">
            <text:p><text:s text:c="3"/>7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7459" table:style-name="ce57">
            <text:p><text:s text:c="2"/>107 4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8195" table:style-name="ce57">
            <text:p><text:s text:c="2"/>108 195</text:p>
          </table:table-cell>
          <table:table-cell office:value-type="float" office:value="195016" table:style-name="ce57">
            <text:p><text:s text:c="2"/>195 01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184" table:style-name="ce58">
            <text:p><text:s text:c="2"/>1 1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2" table:style-name="ce58">
            <text:p><text:s text:c="3"/>342</text:p>
          </table:table-cell>
          <table:table-cell office:value-type="float" office:value="49237" table:style-name="ce58">
            <text:p><text:s text:c="2"/>49 237</text:p>
          </table:table-cell>
          <table:table-cell office:value-type="float" office:value="60" table:style-name="ce58">
            <text:p><text:s text:c="3"/>60</text:p>
          </table:table-cell>
          <table:table-cell office:value-type="float" office:value="50823" table:style-name="ce58">
            <text:p><text:s text:c="2"/>50 823</text:p>
          </table:table-cell>
          <table:table-cell office:value-type="float" office:value="104579" table:style-name="ce58">
            <text:p><text:s text:c="2"/>104 57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8293" table:style-name="ce58">
            <text:p><text:s text:c="2"/>8 293</text:p>
          </table:table-cell>
          <table:table-cell office:value-type="float" office:value="2225" table:style-name="ce58">
            <text:p><text:s text:c="2"/>2 2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9581" table:style-name="ce58">
            <text:p><text:s text:c="2"/>209 5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0099" table:style-name="ce58">
            <text:p><text:s text:c="2"/>220 099</text:p>
          </table:table-cell>
          <table:table-cell office:value-type="float" office:value="486744" table:style-name="ce58">
            <text:p><text:s text:c="2"/>486 74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270" table:style-name="ce58">
            <text:p><text:s text:c="2"/>4 2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404" table:style-name="ce58">
            <text:p><text:s text:c="2"/>64 4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674" table:style-name="ce58">
            <text:p><text:s text:c="2"/>68 674</text:p>
          </table:table-cell>
          <table:table-cell office:value-type="float" office:value="152556" table:style-name="ce58">
            <text:p><text:s text:c="2"/>152 55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7350" table:style-name="ce58">
            <text:p><text:s text:c="2"/>287 3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7350" table:style-name="ce58">
            <text:p><text:s text:c="2"/>287 350</text:p>
          </table:table-cell>
          <table:table-cell office:value-type="float" office:value="287350" table:style-name="ce58">
            <text:p><text:s text:c="2"/>287 350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9112" table:style-name="ce24">
            <text:p>91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492" table:style-name="ce24">
            <text:p>1049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9604" table:style-name="ce58">
            <text:p><text:s text:c="2"/>19 604</text:p>
          </table:table-cell>
          <table:table-cell office:value-type="float" office:value="157559" table:style-name="ce58">
            <text:p><text:s text:c="2"/>157 55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715" table:style-name="ce57">
            <text:p><text:s text:c="2"/>41 7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715" table:style-name="ce57">
            <text:p><text:s text:c="2"/>41 715</text:p>
          </table:table-cell>
          <table:table-cell office:value-type="float" office:value="44753" table:style-name="ce57">
            <text:p><text:s text:c="2"/>44 7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4900" table:style-name="ce57">
            <text:p><text:s text:c="2"/>14 9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4" table:style-name="ce57">
            <text:p><text:s text:c="3"/>514</text:p>
          </table:table-cell>
          <table:table-cell office:value-type="float" office:value="3139" table:style-name="ce57">
            <text:p><text:s text:c="2"/>3 1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553" table:style-name="ce57">
            <text:p><text:s text:c="2"/>18 553</text:p>
          </table:table-cell>
          <table:table-cell office:value-type="float" office:value="72680" table:style-name="ce57">
            <text:p><text:s text:c="2"/>72 68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748" table:style-name="ce57">
            <text:p><text:s text:c="2"/>1 7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10" table:style-name="ce57">
            <text:p><text:s text:c="2"/>1 1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58" table:style-name="ce57">
            <text:p><text:s text:c="2"/>2 858</text:p>
          </table:table-cell>
          <table:table-cell office:value-type="float" office:value="101348" table:style-name="ce57">
            <text:p><text:s text:c="2"/>101 34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071" table:style-name="ce57">
            <text:p><text:s text:c="2"/>2 0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12" table:style-name="ce57">
            <text:p><text:s text:c="2"/>3 2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83" table:style-name="ce57">
            <text:p><text:s text:c="2"/>5 283</text:p>
          </table:table-cell>
          <table:table-cell office:value-type="float" office:value="84903" table:style-name="ce57">
            <text:p><text:s text:c="2"/>84 90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574" table:style-name="ce57">
            <text:p><text:s text:c="2"/>2 5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887" table:style-name="ce57">
            <text:p><text:s text:c="2"/>21 887</text:p>
          </table:table-cell>
          <table:table-cell office:value-type="float" office:value="1999" table:style-name="ce57">
            <text:p><text:s text:c="2"/>1 9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460" table:style-name="ce57">
            <text:p><text:s text:c="2"/>26 460</text:p>
          </table:table-cell>
          <table:table-cell office:value-type="float" office:value="69346" table:style-name="ce57">
            <text:p><text:s text:c="2"/>69 34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127" table:style-name="ce58">
            <text:p><text:s text:c="2"/>4 1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05" table:style-name="ce58">
            <text:p><text:s text:c="2"/>7 10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232" table:style-name="ce58">
            <text:p><text:s text:c="2"/>11 232</text:p>
          </table:table-cell>
          <table:table-cell office:value-type="float" office:value="108700" table:style-name="ce58">
            <text:p><text:s text:c="2"/>108 70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0" table:style-name="ce58">
            <text:p><text:s text:c="3"/>3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0" table:style-name="ce58">
            <text:p><text:s text:c="3"/>310</text:p>
          </table:table-cell>
          <table:table-cell office:value-type="float" office:value="28218" table:style-name="ce58">
            <text:p><text:s text:c="2"/>28 21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6359" table:style-name="ce58">
            <text:p><text:s text:c="2"/>526 3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6359" table:style-name="ce58">
            <text:p><text:s text:c="2"/>526 359</text:p>
          </table:table-cell>
          <table:table-cell office:value-type="float" office:value="526359" table:style-name="ce58">
            <text:p><text:s text:c="2"/>526 359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474" table:style-name="ce58">
            <text:p><text:s text:c="2"/>11 47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1474" table:style-name="ce58">
            <text:p><text:s text:c="2"/>11 474</text:p>
          </table:table-cell>
          <table:table-cell office:value-type="float" office:value="11474" table:style-name="ce58">
            <text:p><text:s text:c="2"/>11 474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2730" table:style-name="ce58">
            <text:p><text:s text:c="2"/>192 7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2730" table:style-name="ce58">
            <text:p><text:s text:c="2"/>192 730</text:p>
          </table:table-cell>
          <table:table-cell office:value-type="float" office:value="192730" table:style-name="ce58">
            <text:p><text:s text:c="2"/>192 73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963" table:style-name="ce57">
            <text:p><text:s text:c="2"/>67 9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025" table:style-name="ce57">
            <text:p><text:s text:c="2"/>68 025</text:p>
          </table:table-cell>
          <table:table-cell office:value-type="float" office:value="77118" table:style-name="ce57">
            <text:p><text:s text:c="2"/>77 11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490" table:style-name="ce57">
            <text:p><text:s text:c="2"/>120 4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490" table:style-name="ce57">
            <text:p><text:s text:c="2"/>120 490</text:p>
          </table:table-cell>
          <table:table-cell office:value-type="float" office:value="120490" table:style-name="ce57">
            <text:p><text:s text:c="2"/>120 49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31028" table:style-name="ce57">
            <text:p><text:s text:c="2"/>31 028</text:p>
          </table:table-cell>
          <table:table-cell office:value-type="float" office:value="4615" table:style-name="ce57">
            <text:p><text:s text:c="2"/>4 615</text:p>
          </table:table-cell>
          <table:table-cell office:value-type="float" office:value="104804" table:style-name="ce57">
            <text:p><text:s text:c="2"/>104 8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0489" table:style-name="ce57">
            <text:p><text:s text:c="2"/>140 489</text:p>
          </table:table-cell>
          <table:table-cell office:value-type="float" office:value="154119" table:style-name="ce57">
            <text:p><text:s text:c="2"/>154 11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216" table:style-name="ce57">
            <text:p><text:s text:c="2"/>1 2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8" table:style-name="ce57">
            <text:p><text:s text:c="2"/>6 028</text:p>
          </table:table-cell>
          <table:table-cell office:value-type="float" office:value="22967" table:style-name="ce57">
            <text:p><text:s text:c="2"/>22 9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211" table:style-name="ce57">
            <text:p><text:s text:c="2"/>30 211</text:p>
          </table:table-cell>
          <table:table-cell office:value-type="float" office:value="35006" table:style-name="ce57">
            <text:p><text:s text:c="2"/>35 00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375" table:style-name="ce57">
            <text:p><text:s text:c="2"/>40 375</text:p>
          </table:table-cell>
          <table:table-cell office:value-type="float" office:value="30583" table:style-name="ce57">
            <text:p><text:s text:c="2"/>30 5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958" table:style-name="ce57">
            <text:p><text:s text:c="2"/>70 958</text:p>
          </table:table-cell>
          <table:table-cell office:value-type="float" office:value="75189" table:style-name="ce57">
            <text:p><text:s text:c="2"/>75 18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00" table:style-name="ce58">
            <text:p><text:s text:c="2"/>8 0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000" table:style-name="ce58">
            <text:p><text:s text:c="2"/>8 000</text:p>
          </table:table-cell>
          <table:table-cell office:value-type="float" office:value="24085" table:style-name="ce58">
            <text:p><text:s text:c="2"/>24 08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341" table:style-name="ce58">
            <text:p><text:s text:c="2"/>30 3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341" table:style-name="ce58">
            <text:p><text:s text:c="2"/>30 341</text:p>
          </table:table-cell>
          <table:table-cell office:value-type="float" office:value="33218" table:style-name="ce58">
            <text:p><text:s text:c="2"/>33 21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365" table:style-name="ce58">
            <text:p><text:s text:c="2"/>47 3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365" table:style-name="ce58">
            <text:p><text:s text:c="2"/>47 365</text:p>
          </table:table-cell>
          <table:table-cell office:value-type="float" office:value="47365" table:style-name="ce58">
            <text:p><text:s text:c="2"/>47 365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571875" table:style-name="ce49">
            <text:p><text:s text:c="2"/>571 875</text:p>
          </table:table-cell>
          <table:table-cell office:value-type="float" office:value="892180" table:style-name="ce49">
            <text:p><text:s text:c="2"/>892 180</text:p>
          </table:table-cell>
          <table:table-cell office:value-type="float" office:value="72905" table:style-name="ce49">
            <text:p><text:s text:c="2"/>72 905</text:p>
          </table:table-cell>
          <table:table-cell office:value-type="float" office:value="2883929" table:style-name="ce49">
            <text:p><text:s/>2 883 929</text:p>
          </table:table-cell>
          <table:table-cell office:value-type="float" office:value="997460" table:style-name="ce49">
            <text:p><text:s text:c="2"/>997 460</text:p>
          </table:table-cell>
          <table:table-cell office:value-type="float" office:value="33728" table:style-name="ce49">
            <text:p><text:s text:c="2"/>33 728</text:p>
          </table:table-cell>
          <table:table-cell office:value-type="float" office:value="5452077" table:style-name="ce49">
            <text:p><text:s/>5 452 077</text:p>
          </table:table-cell>
          <table:table-cell office:value-type="float" office:value="9580996" table:style-name="ce49">
            <text:p><text:s/>9 580 996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2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29960" table:style-name="ce23">
            <text:p><text:s text:c="2"/>129 960</text:p>
          </table:table-cell>
          <table:table-cell office:value-type="float" office:value="50933" table:style-name="ce23">
            <text:p><text:s text:c="2"/>50 933</text:p>
          </table:table-cell>
          <table:table-cell office:value-type="float" office:value="19802" table:style-name="ce23">
            <text:p><text:s text:c="2"/>19 802</text:p>
          </table:table-cell>
          <table:table-cell office:value-type="float" office:value="8336" table:style-name="ce23">
            <text:p><text:s text:c="2"/>8 336</text:p>
          </table:table-cell>
          <table:table-cell office:value-type="float" office:value="124570" table:style-name="ce23">
            <text:p><text:s text:c="2"/>124 570</text:p>
          </table:table-cell>
          <table:table-cell office:value-type="float" office:value="49458" table:style-name="ce23">
            <text:p><text:s text:c="2"/>49 458</text:p>
          </table:table-cell>
          <table:table-cell office:value-type="float" office:value="3827" table:style-name="ce23">
            <text:p><text:s text:c="2"/>3 827</text:p>
          </table:table-cell>
          <table:table-cell office:value-type="float" office:value="27806" table:style-name="ce23">
            <text:p><text:s text:c="2"/>27 806</text:p>
          </table:table-cell>
          <table:table-cell office:value-type="float" office:value="14593" table:style-name="ce23">
            <text:p><text:s text:c="2"/>14 593</text:p>
          </table:table-cell>
          <table:table-cell office:value-type="float" office:value="36501" table:style-name="ce23">
            <text:p><text:s text:c="2"/>36 501</text:p>
          </table:table-cell>
          <table:table-cell office:value-type="float" office:value="20539" table:style-name="ce23">
            <text:p><text:s text:c="2"/>20 539</text:p>
          </table:table-cell>
          <table:table-cell office:value-type="float" office:value="4493" table:style-name="ce23">
            <text:p><text:s text:c="2"/>4 493</text:p>
          </table:table-cell>
          <table:table-cell office:value-type="float" office:value="13591" table:style-name="ce23">
            <text:p><text:s text:c="2"/>13 591</text:p>
          </table:table-cell>
          <table:table-cell office:value-type="float" office:value="24782" table:style-name="ce23">
            <text:p><text:s text:c="2"/>24 782</text:p>
          </table:table-cell>
          <table:table-cell office:value-type="float" office:value="12561" table:style-name="ce23">
            <text:p><text:s text:c="2"/>12 561</text:p>
          </table:table-cell>
          <table:table-cell office:value-type="float" office:value="9540" table:style-name="ce23">
            <text:p><text:s text:c="2"/>9 540</text:p>
          </table:table-cell>
          <table:table-cell office:value-type="float" office:value="15462" table:style-name="ce23">
            <text:p><text:s text:c="2"/>15 462</text:p>
          </table:table-cell>
          <table:table-cell office:value-type="float" office:value="8154" table:style-name="ce23">
            <text:p><text:s text:c="2"/>8 154</text:p>
          </table:table-cell>
          <table:table-cell office:value-type="float" office:value="-27152" table:style-name="ce23">
            <text:p><text:s/>(-) <text:s/>27 152</text:p>
          </table:table-cell>
          <table:table-cell office:value-type="float" office:value="4035" table:style-name="ce23">
            <text:p><text:s text:c="2"/>4 035</text:p>
          </table:table-cell>
          <table:table-cell office:value-type="float" office:value="13075" table:style-name="ce23">
            <text:p><text:s text:c="2"/>13 075</text:p>
          </table:table-cell>
          <table:table-cell office:value-type="float" office:value="11134" table:style-name="ce23">
            <text:p><text:s text:c="2"/>11 134</text:p>
          </table:table-cell>
          <table:table-cell office:value-type="float" office:value="6143" table:style-name="ce23">
            <text:p><text:s text:c="2"/>6 143</text:p>
          </table:table-cell>
          <table:table-cell office:value-type="float" office:value="21495" table:style-name="ce23">
            <text:p><text:s text:c="2"/>21 495</text:p>
          </table:table-cell>
          <table:table-cell office:value-type="float" office:value="23336" table:style-name="ce23">
            <text:p><text:s text:c="2"/>23 336</text:p>
          </table:table-cell>
          <table:table-cell office:value-type="float" office:value="27353" table:style-name="ce23">
            <text:p><text:s text:c="2"/>27 353</text:p>
          </table:table-cell>
          <table:table-cell office:value-type="float" office:value="23544" table:style-name="ce23">
            <text:p><text:s text:c="2"/>23 544</text:p>
          </table:table-cell>
          <table:table-cell office:value-type="float" office:value="6645" table:style-name="ce23">
            <text:p><text:s text:c="2"/>6 645</text:p>
          </table:table-cell>
          <table:table-cell office:value-type="float" office:value="33208" table:style-name="ce23">
            <text:p><text:s text:c="2"/>33 208</text:p>
          </table:table-cell>
          <table:table-cell office:value-type="float" office:value="15236" table:style-name="ce23">
            <text:p><text:s text:c="2"/>15 236</text:p>
          </table:table-cell>
          <table:table-cell office:value-type="float" office:value="15829" table:style-name="ce23">
            <text:p><text:s text:c="2"/>15 829</text:p>
          </table:table-cell>
          <table:table-cell office:value-type="float" office:value="35123" table:style-name="ce23">
            <text:p><text:s text:c="2"/>35 123</text:p>
          </table:table-cell>
          <table:table-cell office:value-type="float" office:value="33921" table:style-name="ce23">
            <text:p><text:s text:c="2"/>33 921</text:p>
          </table:table-cell>
          <table:table-cell office:value-type="float" office:value="23511" table:style-name="ce23">
            <text:p><text:s text:c="2"/>23 511</text:p>
          </table:table-cell>
          <table:table-cell office:value-type="float" office:value="10481" table:style-name="ce23">
            <text:p><text:s text:c="2"/>10 481</text:p>
          </table:table-cell>
          <table:table-cell office:value-type="float" office:value="29355" table:style-name="ce23">
            <text:p><text:s text:c="2"/>29 355</text:p>
          </table:table-cell>
          <table:table-cell office:value-type="float" office:value="19727" table:style-name="ce23">
            <text:p><text:s text:c="2"/>19 727</text:p>
          </table:table-cell>
          <table:table-cell office:value-type="float" office:value="68628" table:style-name="ce23">
            <text:p><text:s text:c="2"/>68 628</text:p>
          </table:table-cell>
          <table:table-cell office:value-type="float" office:value="31605" table:style-name="ce23">
            <text:p><text:s text:c="2"/>31 605</text:p>
          </table:table-cell>
          <table:table-cell office:value-type="float" office:value="265237" table:style-name="ce23">
            <text:p><text:s text:c="2"/>265 237</text:p>
          </table:table-cell>
          <table:table-cell office:value-type="float" office:value="79879" table:style-name="ce23">
            <text:p><text:s text:c="2"/>79 879</text:p>
          </table:table-cell>
          <table:table-cell office:value-type="float" office:value="468460" table:style-name="ce23">
            <text:p><text:s text:c="2"/>468 460</text:p>
          </table:table-cell>
          <table:table-cell office:value-type="float" office:value="118619" table:style-name="ce23">
            <text:p><text:s text:c="2"/>118 619</text:p>
          </table:table-cell>
          <table:table-cell office:value-type="float" office:value="4763" table:style-name="ce23">
            <text:p><text:s text:c="2"/>4 763</text:p>
          </table:table-cell>
          <table:table-cell office:value-type="float" office:value="7034" table:style-name="ce23">
            <text:p><text:s text:c="2"/>7 034</text:p>
          </table:table-cell>
          <table:table-cell office:value-type="float" office:value="52647" table:style-name="ce23">
            <text:p><text:s text:c="2"/>52 647</text:p>
          </table:table-cell>
          <table:table-cell office:value-type="float" office:value="10194" table:style-name="ce23">
            <text:p><text:s text:c="2"/>10 194</text:p>
          </table:table-cell>
          <table:table-cell office:value-type="float" office:value="84038" table:style-name="ce23">
            <text:p><text:s text:c="2"/>84 038</text:p>
          </table:table-cell>
          <table:table-cell office:value-type="float" office:value="10001" table:style-name="ce23">
            <text:p><text:s text:c="2"/>10 001</text:p>
          </table:table-cell>
          <table:table-cell office:value-type="float" office:value="15633" table:style-name="ce23">
            <text:p><text:s text:c="2"/>15 633</text:p>
          </table:table-cell>
          <table:table-cell office:value-type="float" office:value="63566" table:style-name="ce23">
            <text:p><text:s text:c="2"/>63 566</text:p>
          </table:table-cell>
          <table:table-cell office:value-type="float" office:value="59251" table:style-name="ce23">
            <text:p><text:s text:c="2"/>59 251</text:p>
          </table:table-cell>
          <table:table-cell office:value-type="float" office:value="260312" table:style-name="ce23">
            <text:p><text:s text:c="2"/>260 312</text:p>
          </table:table-cell>
          <table:table-cell office:value-type="float" office:value="358947" table:style-name="ce23">
            <text:p><text:s text:c="2"/>358 947</text:p>
          </table:table-cell>
          <table:table-cell office:value-type="float" office:value="96139" table:style-name="ce23">
            <text:p><text:s text:c="2"/>96 139</text:p>
          </table:table-cell>
          <table:table-cell office:value-type="float" office:value="40146" table:style-name="ce23">
            <text:p><text:s text:c="2"/>40 146</text:p>
          </table:table-cell>
          <table:table-cell office:value-type="float" office:value="26397" table:style-name="ce23">
            <text:p><text:s text:c="2"/>26 397</text:p>
          </table:table-cell>
          <table:table-cell office:value-type="float" office:value="24707" table:style-name="ce23">
            <text:p><text:s text:c="2"/>24 707</text:p>
          </table:table-cell>
          <table:table-cell office:value-type="float" office:value="112528" table:style-name="ce23">
            <text:p><text:s text:c="2"/>112 528</text:p>
          </table:table-cell>
          <table:table-cell office:value-type="float" office:value="22000" table:style-name="ce23">
            <text:p><text:s text:c="2"/>22 000</text:p>
          </table:table-cell>
          <table:table-cell office:value-type="float" office:value="405145" table:style-name="ce23">
            <text:p><text:s text:c="2"/>405 145</text:p>
          </table:table-cell>
          <table:table-cell office:value-type="float" office:value="165213" table:style-name="ce23">
            <text:p><text:s text:c="2"/>165 213</text:p>
          </table:table-cell>
          <table:table-cell office:value-type="float" office:value="49520" table:style-name="ce23">
            <text:p><text:s text:c="2"/>49 520</text:p>
          </table:table-cell>
          <table:table-cell office:value-type="float" office:value="81743" table:style-name="ce23">
            <text:p><text:s text:c="2"/>81 743</text:p>
          </table:table-cell>
          <table:table-cell office:value-type="float" office:value="88543" table:style-name="ce23">
            <text:p><text:s text:c="2"/>88 543</text:p>
          </table:table-cell>
          <table:table-cell office:value-type="float" office:value="15504" table:style-name="ce23">
            <text:p><text:s text:c="2"/>15 504</text:p>
          </table:table-cell>
          <table:table-cell office:value-type="float" office:value="59588" table:style-name="ce23">
            <text:p><text:s text:c="2"/>59 588</text:p>
          </table:table-cell>
          <table:table-cell office:value-type="float" office:value="47365" table:style-name="ce23">
            <text:p><text:s text:c="2"/>47 365</text:p>
          </table:table-cell>
          <table:table-cell office:value-type="float" office:value="4094259" table:style-name="ce23">
            <text:p><text:s/>4 094 25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2525" table:style-name="ce23">
            <text:p><text:s text:c="2"/>22 525</text:p>
          </table:table-cell>
          <table:table-cell office:value-type="float" office:value="16726" table:style-name="ce23">
            <text:p><text:s text:c="2"/>16 726</text:p>
          </table:table-cell>
          <table:table-cell office:value-type="float" office:value="2265" table:style-name="ce23">
            <text:p><text:s text:c="2"/>2 265</text:p>
          </table:table-cell>
          <table:table-cell office:value-type="float" office:value="3593" table:style-name="ce23">
            <text:p><text:s text:c="2"/>3 593</text:p>
          </table:table-cell>
          <table:table-cell office:value-type="float" office:value="16279" table:style-name="ce23">
            <text:p><text:s text:c="2"/>16 279</text:p>
          </table:table-cell>
          <table:table-cell office:value-type="float" office:value="6083" table:style-name="ce23">
            <text:p><text:s text:c="2"/>6 083</text:p>
          </table:table-cell>
          <table:table-cell office:value-type="float" office:value="1966" table:style-name="ce23">
            <text:p><text:s text:c="2"/>1 966</text:p>
          </table:table-cell>
          <table:table-cell office:value-type="float" office:value="17392" table:style-name="ce23">
            <text:p><text:s text:c="2"/>17 392</text:p>
          </table:table-cell>
          <table:table-cell office:value-type="float" office:value="9752" table:style-name="ce23">
            <text:p><text:s text:c="2"/>9 752</text:p>
          </table:table-cell>
          <table:table-cell office:value-type="float" office:value="22823" table:style-name="ce23">
            <text:p><text:s text:c="2"/>22 823</text:p>
          </table:table-cell>
          <table:table-cell office:value-type="float" office:value="6734" table:style-name="ce23">
            <text:p><text:s text:c="2"/>6 734</text:p>
          </table:table-cell>
          <table:table-cell office:value-type="float" office:value="1308" table:style-name="ce23">
            <text:p><text:s text:c="2"/>1 308</text:p>
          </table:table-cell>
          <table:table-cell office:value-type="float" office:value="9064" table:style-name="ce23">
            <text:p><text:s text:c="2"/>9 064</text:p>
          </table:table-cell>
          <table:table-cell office:value-type="float" office:value="16093" table:style-name="ce23">
            <text:p><text:s text:c="2"/>16 093</text:p>
          </table:table-cell>
          <table:table-cell office:value-type="float" office:value="9322" table:style-name="ce23">
            <text:p><text:s text:c="2"/>9 322</text:p>
          </table:table-cell>
          <table:table-cell office:value-type="float" office:value="5606" table:style-name="ce23">
            <text:p><text:s text:c="2"/>5 606</text:p>
          </table:table-cell>
          <table:table-cell office:value-type="float" office:value="9556" table:style-name="ce23">
            <text:p><text:s text:c="2"/>9 556</text:p>
          </table:table-cell>
          <table:table-cell office:value-type="float" office:value="4882" table:style-name="ce23">
            <text:p><text:s text:c="2"/>4 882</text:p>
          </table:table-cell>
          <table:table-cell office:value-type="float" office:value="5346" table:style-name="ce23">
            <text:p><text:s text:c="2"/>5 346</text:p>
          </table:table-cell>
          <table:table-cell office:value-type="float" office:value="2555" table:style-name="ce23">
            <text:p><text:s text:c="2"/>2 555</text:p>
          </table:table-cell>
          <table:table-cell office:value-type="float" office:value="8381" table:style-name="ce23">
            <text:p><text:s text:c="2"/>8 381</text:p>
          </table:table-cell>
          <table:table-cell office:value-type="float" office:value="7144" table:style-name="ce23">
            <text:p><text:s text:c="2"/>7 144</text:p>
          </table:table-cell>
          <table:table-cell office:value-type="float" office:value="4136" table:style-name="ce23">
            <text:p><text:s text:c="2"/>4 136</text:p>
          </table:table-cell>
          <table:table-cell office:value-type="float" office:value="7956" table:style-name="ce23">
            <text:p><text:s text:c="2"/>7 956</text:p>
          </table:table-cell>
          <table:table-cell office:value-type="float" office:value="17408" table:style-name="ce23">
            <text:p><text:s text:c="2"/>17 408</text:p>
          </table:table-cell>
          <table:table-cell office:value-type="float" office:value="16016" table:style-name="ce23">
            <text:p><text:s text:c="2"/>16 016</text:p>
          </table:table-cell>
          <table:table-cell office:value-type="float" office:value="10997" table:style-name="ce23">
            <text:p><text:s text:c="2"/>10 997</text:p>
          </table:table-cell>
          <table:table-cell office:value-type="float" office:value="5214" table:style-name="ce23">
            <text:p><text:s text:c="2"/>5 214</text:p>
          </table:table-cell>
          <table:table-cell office:value-type="float" office:value="20514" table:style-name="ce23">
            <text:p><text:s text:c="2"/>20 514</text:p>
          </table:table-cell>
          <table:table-cell office:value-type="float" office:value="9841" table:style-name="ce23">
            <text:p><text:s text:c="2"/>9 841</text:p>
          </table:table-cell>
          <table:table-cell office:value-type="float" office:value="11977" table:style-name="ce23">
            <text:p><text:s text:c="2"/>11 977</text:p>
          </table:table-cell>
          <table:table-cell office:value-type="float" office:value="25511" table:style-name="ce23">
            <text:p><text:s text:c="2"/>25 511</text:p>
          </table:table-cell>
          <table:table-cell office:value-type="float" office:value="18508" table:style-name="ce23">
            <text:p><text:s text:c="2"/>18 508</text:p>
          </table:table-cell>
          <table:table-cell office:value-type="float" office:value="18606" table:style-name="ce23">
            <text:p><text:s text:c="2"/>18 606</text:p>
          </table:table-cell>
          <table:table-cell office:value-type="float" office:value="7590" table:style-name="ce23">
            <text:p><text:s text:c="2"/>7 590</text:p>
          </table:table-cell>
          <table:table-cell office:value-type="float" office:value="13048" table:style-name="ce23">
            <text:p><text:s text:c="2"/>13 048</text:p>
          </table:table-cell>
          <table:table-cell office:value-type="float" office:value="10387" table:style-name="ce23">
            <text:p><text:s text:c="2"/>10 387</text:p>
          </table:table-cell>
          <table:table-cell office:value-type="float" office:value="13520" table:style-name="ce23">
            <text:p><text:s text:c="2"/>13 520</text:p>
          </table:table-cell>
          <table:table-cell office:value-type="float" office:value="11923" table:style-name="ce23">
            <text:p><text:s text:c="2"/>11 923</text:p>
          </table:table-cell>
          <table:table-cell office:value-type="float" office:value="114503" table:style-name="ce23">
            <text:p><text:s text:c="2"/>114 503</text:p>
          </table:table-cell>
          <table:table-cell office:value-type="float" office:value="35447" table:style-name="ce23">
            <text:p><text:s text:c="2"/>35 447</text:p>
          </table:table-cell>
          <table:table-cell office:value-type="float" office:value="222593" table:style-name="ce23">
            <text:p><text:s text:c="2"/>222 593</text:p>
          </table:table-cell>
          <table:table-cell office:value-type="float" office:value="57896" table:style-name="ce23">
            <text:p><text:s text:c="2"/>57 896</text:p>
          </table:table-cell>
          <table:table-cell office:value-type="float" office:value="3727" table:style-name="ce23">
            <text:p><text:s text:c="2"/>3 727</text:p>
          </table:table-cell>
          <table:table-cell office:value-type="float" office:value="6348" table:style-name="ce23">
            <text:p><text:s text:c="2"/>6 348</text:p>
          </table:table-cell>
          <table:table-cell office:value-type="float" office:value="31988" table:style-name="ce23">
            <text:p><text:s text:c="2"/>31 988</text:p>
          </table:table-cell>
          <table:table-cell office:value-type="float" office:value="6877" table:style-name="ce23">
            <text:p><text:s text:c="2"/>6 877</text:p>
          </table:table-cell>
          <table:table-cell office:value-type="float" office:value="33573" table:style-name="ce23">
            <text:p><text:s text:c="2"/>33 573</text:p>
          </table:table-cell>
          <table:table-cell office:value-type="float" office:value="6613" table:style-name="ce23">
            <text:p><text:s text:c="2"/>6 613</text:p>
          </table:table-cell>
          <table:table-cell office:value-type="float" office:value="8849" table:style-name="ce23">
            <text:p><text:s text:c="2"/>8 849</text:p>
          </table:table-cell>
          <table:table-cell office:value-type="float" office:value="14588" table:style-name="ce23">
            <text:p><text:s text:c="2"/>14 588</text:p>
          </table:table-cell>
          <table:table-cell office:value-type="float" office:value="31815" table:style-name="ce23">
            <text:p><text:s text:c="2"/>31 815</text:p>
          </table:table-cell>
          <table:table-cell office:value-type="float" office:value="110479" table:style-name="ce23">
            <text:p><text:s text:c="2"/>110 479</text:p>
          </table:table-cell>
          <table:table-cell office:value-type="float" office:value="5319" table:style-name="ce23">
            <text:p><text:s text:c="2"/>5 319</text:p>
          </table:table-cell>
          <table:table-cell office:value-type="float" office:value="39870" table:style-name="ce23">
            <text:p><text:s text:c="2"/>39 870</text:p>
          </table:table-cell>
          <table:table-cell office:value-type="float" office:value="18995" table:style-name="ce23">
            <text:p><text:s text:c="2"/>18 995</text:p>
          </table:table-cell>
          <table:table-cell office:value-type="float" office:value="9668" table:style-name="ce23">
            <text:p><text:s text:c="2"/>9 668</text:p>
          </table:table-cell>
          <table:table-cell office:value-type="float" office:value="7831" table:style-name="ce23">
            <text:p><text:s text:c="2"/>7 831</text:p>
          </table:table-cell>
          <table:table-cell office:value-type="float" office:value="74116" table:style-name="ce23">
            <text:p><text:s text:c="2"/>74 116</text:p>
          </table:table-cell>
          <table:table-cell office:value-type="float" office:value="19497" table:style-name="ce23">
            <text:p><text:s text:c="2"/>19 497</text:p>
          </table:table-cell>
          <table:table-cell office:value-type="float" office:value="353933" table:style-name="ce23">
            <text:p><text:s text:c="2"/>353 933</text:p>
          </table:table-cell>
          <table:table-cell office:value-type="float" office:value="157399" table:style-name="ce23">
            <text:p><text:s text:c="2"/>157 399</text:p>
          </table:table-cell>
          <table:table-cell office:value-type="float" office:value="44169" table:style-name="ce23">
            <text:p><text:s text:c="2"/>44 169</text:p>
          </table:table-cell>
          <table:table-cell office:value-type="float" office:value="77732" table:style-name="ce23">
            <text:p><text:s text:c="2"/>77 732</text:p>
          </table:table-cell>
          <table:table-cell office:value-type="float" office:value="46959" table:style-name="ce23">
            <text:p><text:s text:c="2"/>46 959</text:p>
          </table:table-cell>
          <table:table-cell office:value-type="float" office:value="8014" table:style-name="ce23">
            <text:p><text:s text:c="2"/>8 014</text:p>
          </table:table-cell>
          <table:table-cell office:value-type="float" office:value="34144" table:style-name="ce23">
            <text:p><text:s text:c="2"/>34 144</text:p>
          </table:table-cell>
          <table:table-cell office:value-type="float" office:value="47365" table:style-name="ce23">
            <text:p><text:s text:c="2"/>47 365</text:p>
          </table:table-cell>
          <table:table-cell office:value-type="float" office:value="2058854" table:style-name="ce23">
            <text:p><text:s/>2 058 85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19142" table:style-name="ce23">
            <text:p><text:s text:c="2"/>19 142</text:p>
          </table:table-cell>
          <table:table-cell office:value-type="float" office:value="14482" table:style-name="ce23">
            <text:p><text:s text:c="2"/>14 482</text:p>
          </table:table-cell>
          <table:table-cell office:value-type="float" office:value="1882" table:style-name="ce23">
            <text:p><text:s text:c="2"/>1 882</text:p>
          </table:table-cell>
          <table:table-cell office:value-type="float" office:value="2825" table:style-name="ce23">
            <text:p><text:s text:c="2"/>2 825</text:p>
          </table:table-cell>
          <table:table-cell office:value-type="float" office:value="11863" table:style-name="ce23">
            <text:p><text:s text:c="2"/>11 863</text:p>
          </table:table-cell>
          <table:table-cell office:value-type="float" office:value="4453" table:style-name="ce23">
            <text:p><text:s text:c="2"/>4 453</text:p>
          </table:table-cell>
          <table:table-cell office:value-type="float" office:value="1533" table:style-name="ce23">
            <text:p><text:s text:c="2"/>1 533</text:p>
          </table:table-cell>
          <table:table-cell office:value-type="float" office:value="13304" table:style-name="ce23">
            <text:p><text:s text:c="2"/>13 304</text:p>
          </table:table-cell>
          <table:table-cell office:value-type="float" office:value="7186" table:style-name="ce23">
            <text:p><text:s text:c="2"/>7 186</text:p>
          </table:table-cell>
          <table:table-cell office:value-type="float" office:value="17803" table:style-name="ce23">
            <text:p><text:s text:c="2"/>17 803</text:p>
          </table:table-cell>
          <table:table-cell office:value-type="float" office:value="5045" table:style-name="ce23">
            <text:p><text:s text:c="2"/>5 045</text:p>
          </table:table-cell>
          <table:table-cell office:value-type="float" office:value="982" table:style-name="ce23">
            <text:p><text:s text:c="3"/>982</text:p>
          </table:table-cell>
          <table:table-cell office:value-type="float" office:value="7171" table:style-name="ce23">
            <text:p><text:s text:c="2"/>7 171</text:p>
          </table:table-cell>
          <table:table-cell office:value-type="float" office:value="12709" table:style-name="ce23">
            <text:p><text:s text:c="2"/>12 709</text:p>
          </table:table-cell>
          <table:table-cell office:value-type="float" office:value="7338" table:style-name="ce23">
            <text:p><text:s text:c="2"/>7 338</text:p>
          </table:table-cell>
          <table:table-cell office:value-type="float" office:value="4497" table:style-name="ce23">
            <text:p><text:s text:c="2"/>4 497</text:p>
          </table:table-cell>
          <table:table-cell office:value-type="float" office:value="7248" table:style-name="ce23">
            <text:p><text:s text:c="2"/>7 248</text:p>
          </table:table-cell>
          <table:table-cell office:value-type="float" office:value="3834" table:style-name="ce23">
            <text:p><text:s text:c="2"/>3 834</text:p>
          </table:table-cell>
          <table:table-cell office:value-type="float" office:value="3692" table:style-name="ce23">
            <text:p><text:s text:c="2"/>3 692</text:p>
          </table:table-cell>
          <table:table-cell office:value-type="float" office:value="1980" table:style-name="ce23">
            <text:p><text:s text:c="2"/>1 980</text:p>
          </table:table-cell>
          <table:table-cell office:value-type="float" office:value="6226" table:style-name="ce23">
            <text:p><text:s text:c="2"/>6 226</text:p>
          </table:table-cell>
          <table:table-cell office:value-type="float" office:value="5314" table:style-name="ce23">
            <text:p><text:s text:c="2"/>5 314</text:p>
          </table:table-cell>
          <table:table-cell office:value-type="float" office:value="3201" table:style-name="ce23">
            <text:p><text:s text:c="2"/>3 201</text:p>
          </table:table-cell>
          <table:table-cell office:value-type="float" office:value="6026" table:style-name="ce23">
            <text:p><text:s text:c="2"/>6 026</text:p>
          </table:table-cell>
          <table:table-cell office:value-type="float" office:value="13284" table:style-name="ce23">
            <text:p><text:s text:c="2"/>13 284</text:p>
          </table:table-cell>
          <table:table-cell office:value-type="float" office:value="12552" table:style-name="ce23">
            <text:p><text:s text:c="2"/>12 552</text:p>
          </table:table-cell>
          <table:table-cell office:value-type="float" office:value="8318" table:style-name="ce23">
            <text:p><text:s text:c="2"/>8 318</text:p>
          </table:table-cell>
          <table:table-cell office:value-type="float" office:value="4026" table:style-name="ce23">
            <text:p><text:s text:c="2"/>4 026</text:p>
          </table:table-cell>
          <table:table-cell office:value-type="float" office:value="15964" table:style-name="ce23">
            <text:p><text:s text:c="2"/>15 964</text:p>
          </table:table-cell>
          <table:table-cell office:value-type="float" office:value="7542" table:style-name="ce23">
            <text:p><text:s text:c="2"/>7 542</text:p>
          </table:table-cell>
          <table:table-cell office:value-type="float" office:value="9186" table:style-name="ce23">
            <text:p><text:s text:c="2"/>9 186</text:p>
          </table:table-cell>
          <table:table-cell office:value-type="float" office:value="19479" table:style-name="ce23">
            <text:p><text:s text:c="2"/>19 479</text:p>
          </table:table-cell>
          <table:table-cell office:value-type="float" office:value="14032" table:style-name="ce23">
            <text:p><text:s text:c="2"/>14 032</text:p>
          </table:table-cell>
          <table:table-cell office:value-type="float" office:value="14254" table:style-name="ce23">
            <text:p><text:s text:c="2"/>14 254</text:p>
          </table:table-cell>
          <table:table-cell office:value-type="float" office:value="5824" table:style-name="ce23">
            <text:p><text:s text:c="2"/>5 824</text:p>
          </table:table-cell>
          <table:table-cell office:value-type="float" office:value="10268" table:style-name="ce23">
            <text:p><text:s text:c="2"/>10 268</text:p>
          </table:table-cell>
          <table:table-cell office:value-type="float" office:value="8386" table:style-name="ce23">
            <text:p><text:s text:c="2"/>8 386</text:p>
          </table:table-cell>
          <table:table-cell office:value-type="float" office:value="10089" table:style-name="ce23">
            <text:p><text:s text:c="2"/>10 089</text:p>
          </table:table-cell>
          <table:table-cell office:value-type="float" office:value="9312" table:style-name="ce23">
            <text:p><text:s text:c="2"/>9 312</text:p>
          </table:table-cell>
          <table:table-cell office:value-type="float" office:value="92011" table:style-name="ce23">
            <text:p><text:s text:c="2"/>92 011</text:p>
          </table:table-cell>
          <table:table-cell office:value-type="float" office:value="28836" table:style-name="ce23">
            <text:p><text:s text:c="2"/>28 836</text:p>
          </table:table-cell>
          <table:table-cell office:value-type="float" office:value="176789" table:style-name="ce23">
            <text:p><text:s text:c="2"/>176 789</text:p>
          </table:table-cell>
          <table:table-cell office:value-type="float" office:value="46093" table:style-name="ce23">
            <text:p><text:s text:c="2"/>46 093</text:p>
          </table:table-cell>
          <table:table-cell office:value-type="float" office:value="2874" table:style-name="ce23">
            <text:p><text:s text:c="2"/>2 874</text:p>
          </table:table-cell>
          <table:table-cell office:value-type="float" office:value="4819" table:style-name="ce23">
            <text:p><text:s text:c="2"/>4 819</text:p>
          </table:table-cell>
          <table:table-cell office:value-type="float" office:value="24460" table:style-name="ce23">
            <text:p><text:s text:c="2"/>24 460</text:p>
          </table:table-cell>
          <table:table-cell office:value-type="float" office:value="5431" table:style-name="ce23">
            <text:p><text:s text:c="2"/>5 431</text:p>
          </table:table-cell>
          <table:table-cell office:value-type="float" office:value="28388" table:style-name="ce23">
            <text:p><text:s text:c="2"/>28 388</text:p>
          </table:table-cell>
          <table:table-cell office:value-type="float" office:value="5135" table:style-name="ce23">
            <text:p><text:s text:c="2"/>5 135</text:p>
          </table:table-cell>
          <table:table-cell office:value-type="float" office:value="6835" table:style-name="ce23">
            <text:p><text:s text:c="2"/>6 835</text:p>
          </table:table-cell>
          <table:table-cell office:value-type="float" office:value="11100" table:style-name="ce23">
            <text:p><text:s text:c="2"/>11 100</text:p>
          </table:table-cell>
          <table:table-cell office:value-type="float" office:value="24581" table:style-name="ce23">
            <text:p><text:s text:c="2"/>24 581</text:p>
          </table:table-cell>
          <table:table-cell office:value-type="float" office:value="84090" table:style-name="ce23">
            <text:p><text:s text:c="2"/>84 090</text:p>
          </table:table-cell>
          <table:table-cell office:value-type="float" office:value="4164" table:style-name="ce23">
            <text:p><text:s text:c="2"/>4 164</text:p>
          </table:table-cell>
          <table:table-cell office:value-type="float" office:value="31625" table:style-name="ce23">
            <text:p><text:s text:c="2"/>31 625</text:p>
          </table:table-cell>
          <table:table-cell office:value-type="float" office:value="15080" table:style-name="ce23">
            <text:p><text:s text:c="2"/>15 080</text:p>
          </table:table-cell>
          <table:table-cell office:value-type="float" office:value="7905" table:style-name="ce23">
            <text:p><text:s text:c="2"/>7 905</text:p>
          </table:table-cell>
          <table:table-cell office:value-type="float" office:value="6408" table:style-name="ce23">
            <text:p><text:s text:c="2"/>6 408</text:p>
          </table:table-cell>
          <table:table-cell office:value-type="float" office:value="58327" table:style-name="ce23">
            <text:p><text:s text:c="2"/>58 327</text:p>
          </table:table-cell>
          <table:table-cell office:value-type="float" office:value="15286" table:style-name="ce23">
            <text:p><text:s text:c="2"/>15 286</text:p>
          </table:table-cell>
          <table:table-cell office:value-type="float" office:value="253024" table:style-name="ce23">
            <text:p><text:s text:c="2"/>253 024</text:p>
          </table:table-cell>
          <table:table-cell office:value-type="float" office:value="137700" table:style-name="ce23">
            <text:p><text:s text:c="2"/>137 700</text:p>
          </table:table-cell>
          <table:table-cell office:value-type="float" office:value="36636" table:style-name="ce23">
            <text:p><text:s text:c="2"/>36 636</text:p>
          </table:table-cell>
          <table:table-cell office:value-type="float" office:value="65248" table:style-name="ce23">
            <text:p><text:s text:c="2"/>65 248</text:p>
          </table:table-cell>
          <table:table-cell office:value-type="float" office:value="40507" table:style-name="ce23">
            <text:p><text:s text:c="2"/>40 507</text:p>
          </table:table-cell>
          <table:table-cell office:value-type="float" office:value="7009" table:style-name="ce23">
            <text:p><text:s text:c="2"/>7 009</text:p>
          </table:table-cell>
          <table:table-cell office:value-type="float" office:value="29364" table:style-name="ce23">
            <text:p><text:s text:c="2"/>29 364</text:p>
          </table:table-cell>
          <table:table-cell office:value-type="float" office:value="45006" table:style-name="ce23">
            <text:p><text:s text:c="2"/>45 006</text:p>
          </table:table-cell>
          <table:table-cell office:value-type="float" office:value="1626983" table:style-name="ce23">
            <text:p><text:s/>1 626 98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383" table:style-name="ce23">
            <text:p><text:s text:c="2"/>3 383</text:p>
          </table:table-cell>
          <table:table-cell office:value-type="float" office:value="2244" table:style-name="ce23">
            <text:p><text:s text:c="2"/>2 244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4416" table:style-name="ce23">
            <text:p><text:s text:c="2"/>4 416</text:p>
          </table:table-cell>
          <table:table-cell office:value-type="float" office:value="1630" table:style-name="ce23">
            <text:p><text:s text:c="2"/>1 630</text:p>
          </table:table-cell>
          <table:table-cell office:value-type="float" office:value="433" table:style-name="ce23">
            <text:p><text:s text:c="3"/>433</text:p>
          </table:table-cell>
          <table:table-cell office:value-type="float" office:value="4088" table:style-name="ce23">
            <text:p><text:s text:c="2"/>4 088</text:p>
          </table:table-cell>
          <table:table-cell office:value-type="float" office:value="2566" table:style-name="ce23">
            <text:p><text:s text:c="2"/>2 566</text:p>
          </table:table-cell>
          <table:table-cell office:value-type="float" office:value="5020" table:style-name="ce23">
            <text:p><text:s text:c="2"/>5 020</text:p>
          </table:table-cell>
          <table:table-cell office:value-type="float" office:value="1689" table:style-name="ce23">
            <text:p><text:s text:c="2"/>1 689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1893" table:style-name="ce23">
            <text:p><text:s text:c="2"/>1 893</text:p>
          </table:table-cell>
          <table:table-cell office:value-type="float" office:value="3384" table:style-name="ce23">
            <text:p><text:s text:c="2"/>3 384</text:p>
          </table:table-cell>
          <table:table-cell office:value-type="float" office:value="1984" table:style-name="ce23">
            <text:p><text:s text:c="2"/>1 984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2308" table:style-name="ce23">
            <text:p><text:s text:c="2"/>2 308</text:p>
          </table:table-cell>
          <table:table-cell office:value-type="float" office:value="1048" table:style-name="ce23">
            <text:p><text:s text:c="2"/>1 048</text:p>
          </table:table-cell>
          <table:table-cell office:value-type="float" office:value="1654" table:style-name="ce23">
            <text:p><text:s text:c="2"/>1 654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2155" table:style-name="ce23">
            <text:p><text:s text:c="2"/>2 155</text:p>
          </table:table-cell>
          <table:table-cell office:value-type="float" office:value="1830" table:style-name="ce23">
            <text:p><text:s text:c="2"/>1 830</text:p>
          </table:table-cell>
          <table:table-cell office:value-type="float" office:value="935" table:style-name="ce23">
            <text:p><text:s text:c="3"/>935</text:p>
          </table:table-cell>
          <table:table-cell office:value-type="float" office:value="1930" table:style-name="ce23">
            <text:p><text:s text:c="2"/>1 930</text:p>
          </table:table-cell>
          <table:table-cell office:value-type="float" office:value="4124" table:style-name="ce23">
            <text:p><text:s text:c="2"/>4 124</text:p>
          </table:table-cell>
          <table:table-cell office:value-type="float" office:value="3464" table:style-name="ce23">
            <text:p><text:s text:c="2"/>3 464</text:p>
          </table:table-cell>
          <table:table-cell office:value-type="float" office:value="2679" table:style-name="ce23">
            <text:p><text:s text:c="2"/>2 679</text:p>
          </table:table-cell>
          <table:table-cell office:value-type="float" office:value="1188" table:style-name="ce23">
            <text:p><text:s text:c="2"/>1 188</text:p>
          </table:table-cell>
          <table:table-cell office:value-type="float" office:value="4550" table:style-name="ce23">
            <text:p><text:s text:c="2"/>4 550</text:p>
          </table:table-cell>
          <table:table-cell office:value-type="float" office:value="2299" table:style-name="ce23">
            <text:p><text:s text:c="2"/>2 299</text:p>
          </table:table-cell>
          <table:table-cell office:value-type="float" office:value="2791" table:style-name="ce23">
            <text:p><text:s text:c="2"/>2 791</text:p>
          </table:table-cell>
          <table:table-cell office:value-type="float" office:value="6032" table:style-name="ce23">
            <text:p><text:s text:c="2"/>6 032</text:p>
          </table:table-cell>
          <table:table-cell office:value-type="float" office:value="4476" table:style-name="ce23">
            <text:p><text:s text:c="2"/>4 476</text:p>
          </table:table-cell>
          <table:table-cell office:value-type="float" office:value="4352" table:style-name="ce23">
            <text:p><text:s text:c="2"/>4 352</text:p>
          </table:table-cell>
          <table:table-cell office:value-type="float" office:value="1766" table:style-name="ce23">
            <text:p><text:s text:c="2"/>1 766</text:p>
          </table:table-cell>
          <table:table-cell office:value-type="float" office:value="2780" table:style-name="ce23">
            <text:p><text:s text:c="2"/>2 780</text:p>
          </table:table-cell>
          <table:table-cell office:value-type="float" office:value="2001" table:style-name="ce23">
            <text:p><text:s text:c="2"/>2 001</text:p>
          </table:table-cell>
          <table:table-cell office:value-type="float" office:value="3431" table:style-name="ce23">
            <text:p><text:s text:c="2"/>3 431</text:p>
          </table:table-cell>
          <table:table-cell office:value-type="float" office:value="2611" table:style-name="ce23">
            <text:p><text:s text:c="2"/>2 611</text:p>
          </table:table-cell>
          <table:table-cell office:value-type="float" office:value="22492" table:style-name="ce23">
            <text:p><text:s text:c="2"/>22 492</text:p>
          </table:table-cell>
          <table:table-cell office:value-type="float" office:value="6611" table:style-name="ce23">
            <text:p><text:s text:c="2"/>6 611</text:p>
          </table:table-cell>
          <table:table-cell office:value-type="float" office:value="45804" table:style-name="ce23">
            <text:p><text:s text:c="2"/>45 804</text:p>
          </table:table-cell>
          <table:table-cell office:value-type="float" office:value="11803" table:style-name="ce23">
            <text:p><text:s text:c="2"/>11 803</text:p>
          </table:table-cell>
          <table:table-cell office:value-type="float" office:value="853" table:style-name="ce23">
            <text:p><text:s text:c="3"/>853</text:p>
          </table:table-cell>
          <table:table-cell office:value-type="float" office:value="1529" table:style-name="ce23">
            <text:p><text:s text:c="2"/>1 529</text:p>
          </table:table-cell>
          <table:table-cell office:value-type="float" office:value="7528" table:style-name="ce23">
            <text:p><text:s text:c="2"/>7 528</text:p>
          </table:table-cell>
          <table:table-cell office:value-type="float" office:value="1446" table:style-name="ce23">
            <text:p><text:s text:c="2"/>1 446</text:p>
          </table:table-cell>
          <table:table-cell office:value-type="float" office:value="5185" table:style-name="ce23">
            <text:p><text:s text:c="2"/>5 185</text:p>
          </table:table-cell>
          <table:table-cell office:value-type="float" office:value="1478" table:style-name="ce23">
            <text:p><text:s text:c="2"/>1 478</text:p>
          </table:table-cell>
          <table:table-cell office:value-type="float" office:value="2014" table:style-name="ce23">
            <text:p><text:s text:c="2"/>2 014</text:p>
          </table:table-cell>
          <table:table-cell office:value-type="float" office:value="3488" table:style-name="ce23">
            <text:p><text:s text:c="2"/>3 488</text:p>
          </table:table-cell>
          <table:table-cell office:value-type="float" office:value="7234" table:style-name="ce23">
            <text:p><text:s text:c="2"/>7 234</text:p>
          </table:table-cell>
          <table:table-cell office:value-type="float" office:value="26389" table:style-name="ce23">
            <text:p><text:s text:c="2"/>26 389</text:p>
          </table:table-cell>
          <table:table-cell office:value-type="float" office:value="1155" table:style-name="ce23">
            <text:p><text:s text:c="2"/>1 155</text:p>
          </table:table-cell>
          <table:table-cell office:value-type="float" office:value="8245" table:style-name="ce23">
            <text:p><text:s text:c="2"/>8 245</text:p>
          </table:table-cell>
          <table:table-cell office:value-type="float" office:value="3915" table:style-name="ce23">
            <text:p><text:s text:c="2"/>3 915</text:p>
          </table:table-cell>
          <table:table-cell office:value-type="float" office:value="1763" table:style-name="ce23">
            <text:p><text:s text:c="2"/>1 763</text:p>
          </table:table-cell>
          <table:table-cell office:value-type="float" office:value="1423" table:style-name="ce23">
            <text:p><text:s text:c="2"/>1 423</text:p>
          </table:table-cell>
          <table:table-cell office:value-type="float" office:value="15789" table:style-name="ce23">
            <text:p><text:s text:c="2"/>15 789</text:p>
          </table:table-cell>
          <table:table-cell office:value-type="float" office:value="4211" table:style-name="ce23">
            <text:p><text:s text:c="2"/>4 211</text:p>
          </table:table-cell>
          <table:table-cell office:value-type="float" office:value="50992" table:style-name="ce23">
            <text:p><text:s text:c="2"/>50 992</text:p>
          </table:table-cell>
          <table:table-cell office:value-type="float" office:value="16991" table:style-name="ce23">
            <text:p><text:s text:c="2"/>16 991</text:p>
          </table:table-cell>
          <table:table-cell office:value-type="float" office:value="7533" table:style-name="ce23">
            <text:p><text:s text:c="2"/>7 533</text:p>
          </table:table-cell>
          <table:table-cell office:value-type="float" office:value="7885" table:style-name="ce23">
            <text:p><text:s text:c="2"/>7 885</text:p>
          </table:table-cell>
          <table:table-cell office:value-type="float" office:value="6452" table:style-name="ce23">
            <text:p><text:s text:c="2"/>6 452</text:p>
          </table:table-cell>
          <table:table-cell office:value-type="float" office:value="1005" table:style-name="ce23">
            <text:p><text:s text:c="2"/>1 005</text:p>
          </table:table-cell>
          <table:table-cell office:value-type="float" office:value="4780" table:style-name="ce23">
            <text:p><text:s text:c="2"/>4 780</text:p>
          </table:table-cell>
          <table:table-cell office:value-type="float" office:value="2359" table:style-name="ce23">
            <text:p><text:s text:c="2"/>2 359</text:p>
          </table:table-cell>
          <table:table-cell office:value-type="float" office:value="374647" table:style-name="ce23">
            <text:p><text:s text:c="2"/>374 647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382" table:style-name="ce23">
            <text:p><text:s text:c="2"/>3 382</text:p>
          </table:table-cell>
          <table:table-cell office:value-type="float" office:value="2244" table:style-name="ce23">
            <text:p><text:s text:c="2"/>2 244</text:p>
          </table:table-cell>
          <table:table-cell office:value-type="float" office:value="381" table:style-name="ce23">
            <text:p><text:s text:c="3"/>381</text:p>
          </table:table-cell>
          <table:table-cell office:value-type="float" office:value="726" table:style-name="ce23">
            <text:p><text:s text:c="3"/>726</text:p>
          </table:table-cell>
          <table:table-cell office:value-type="float" office:value="3759" table:style-name="ce23">
            <text:p><text:s text:c="2"/>3 759</text:p>
          </table:table-cell>
          <table:table-cell office:value-type="float" office:value="1376" table:style-name="ce23">
            <text:p><text:s text:c="2"/>1 376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3959" table:style-name="ce23">
            <text:p><text:s text:c="2"/>3 959</text:p>
          </table:table-cell>
          <table:table-cell office:value-type="float" office:value="2527" table:style-name="ce23">
            <text:p><text:s text:c="2"/>2 527</text:p>
          </table:table-cell>
          <table:table-cell office:value-type="float" office:value="4833" table:style-name="ce23">
            <text:p><text:s text:c="2"/>4 833</text:p>
          </table:table-cell>
          <table:table-cell office:value-type="float" office:value="1566" table:style-name="ce23">
            <text:p><text:s text:c="2"/>1 566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1881" table:style-name="ce23">
            <text:p><text:s text:c="2"/>1 881</text:p>
          </table:table-cell>
          <table:table-cell office:value-type="float" office:value="3368" table:style-name="ce23">
            <text:p><text:s text:c="2"/>3 368</text:p>
          </table:table-cell>
          <table:table-cell office:value-type="float" office:value="1967" table:style-name="ce23">
            <text:p><text:s text:c="2"/>1 967</text:p>
          </table:table-cell>
          <table:table-cell office:value-type="float" office:value="1081" table:style-name="ce23">
            <text:p><text:s text:c="2"/>1 081</text:p>
          </table:table-cell>
          <table:table-cell office:value-type="float" office:value="2167" table:style-name="ce23">
            <text:p><text:s text:c="2"/>2 167</text:p>
          </table:table-cell>
          <table:table-cell office:value-type="float" office:value="1003" table:style-name="ce23">
            <text:p><text:s text:c="2"/>1 003</text:p>
          </table:table-cell>
          <table:table-cell office:value-type="float" office:value="1080" table:style-name="ce23">
            <text:p><text:s text:c="2"/>1 080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1850" table:style-name="ce23">
            <text:p><text:s text:c="2"/>1 850</text:p>
          </table:table-cell>
          <table:table-cell office:value-type="float" office:value="1579" table:style-name="ce23">
            <text:p><text:s text:c="2"/>1 579</text:p>
          </table:table-cell>
          <table:table-cell office:value-type="float" office:value="885" table:style-name="ce23">
            <text:p><text:s text:c="3"/>885</text:p>
          </table:table-cell>
          <table:table-cell office:value-type="float" office:value="1785" table:style-name="ce23">
            <text:p><text:s text:c="2"/>1 785</text:p>
          </table:table-cell>
          <table:table-cell office:value-type="float" office:value="3938" table:style-name="ce23">
            <text:p><text:s text:c="2"/>3 938</text:p>
          </table:table-cell>
          <table:table-cell office:value-type="float" office:value="3359" table:style-name="ce23">
            <text:p><text:s text:c="2"/>3 359</text:p>
          </table:table-cell>
          <table:table-cell office:value-type="float" office:value="2489" table:style-name="ce23">
            <text:p><text:s text:c="2"/>2 489</text:p>
          </table:table-cell>
          <table:table-cell office:value-type="float" office:value="1140" table:style-name="ce23">
            <text:p><text:s text:c="2"/>1 140</text:p>
          </table:table-cell>
          <table:table-cell office:value-type="float" office:value="4369" table:style-name="ce23">
            <text:p><text:s text:c="2"/>4 369</text:p>
          </table:table-cell>
          <table:table-cell office:value-type="float" office:value="2173" table:style-name="ce23">
            <text:p><text:s text:c="2"/>2 173</text:p>
          </table:table-cell>
          <table:table-cell office:value-type="float" office:value="2630" table:style-name="ce23">
            <text:p><text:s text:c="2"/>2 630</text:p>
          </table:table-cell>
          <table:table-cell office:value-type="float" office:value="5756" table:style-name="ce23">
            <text:p><text:s text:c="2"/>5 756</text:p>
          </table:table-cell>
          <table:table-cell office:value-type="float" office:value="4121" table:style-name="ce23">
            <text:p><text:s text:c="2"/>4 121</text:p>
          </table:table-cell>
          <table:table-cell office:value-type="float" office:value="4202" table:style-name="ce23">
            <text:p><text:s text:c="2"/>4 202</text:p>
          </table:table-cell>
          <table:table-cell office:value-type="float" office:value="1678" table:style-name="ce23">
            <text:p><text:s text:c="2"/>1 678</text:p>
          </table:table-cell>
          <table:table-cell office:value-type="float" office:value="2698" table:style-name="ce23">
            <text:p><text:s text:c="2"/>2 698</text:p>
          </table:table-cell>
          <table:table-cell office:value-type="float" office:value="1915" table:style-name="ce23">
            <text:p><text:s text:c="2"/>1 915</text:p>
          </table:table-cell>
          <table:table-cell office:value-type="float" office:value="2845" table:style-name="ce23">
            <text:p><text:s text:c="2"/>2 845</text:p>
          </table:table-cell>
          <table:table-cell office:value-type="float" office:value="2532" table:style-name="ce23">
            <text:p><text:s text:c="2"/>2 532</text:p>
          </table:table-cell>
          <table:table-cell office:value-type="float" office:value="21816" table:style-name="ce23">
            <text:p><text:s text:c="2"/>21 816</text:p>
          </table:table-cell>
          <table:table-cell office:value-type="float" office:value="6537" table:style-name="ce23">
            <text:p><text:s text:c="2"/>6 537</text:p>
          </table:table-cell>
          <table:table-cell office:value-type="float" office:value="44957" table:style-name="ce23">
            <text:p><text:s text:c="2"/>44 957</text:p>
          </table:table-cell>
          <table:table-cell office:value-type="float" office:value="11540" table:style-name="ce23">
            <text:p><text:s text:c="2"/>11 540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436" table:style-name="ce23">
            <text:p><text:s text:c="2"/>1 436</text:p>
          </table:table-cell>
          <table:table-cell office:value-type="float" office:value="7006" table:style-name="ce23">
            <text:p><text:s text:c="2"/>7 006</text:p>
          </table:table-cell>
          <table:table-cell office:value-type="float" office:value="1418" table:style-name="ce23">
            <text:p><text:s text:c="2"/>1 418</text:p>
          </table:table-cell>
          <table:table-cell office:value-type="float" office:value="5132" table:style-name="ce23">
            <text:p><text:s text:c="2"/>5 132</text:p>
          </table:table-cell>
          <table:table-cell office:value-type="float" office:value="1374" table:style-name="ce23">
            <text:p><text:s text:c="2"/>1 374</text:p>
          </table:table-cell>
          <table:table-cell office:value-type="float" office:value="1835" table:style-name="ce23">
            <text:p><text:s text:c="2"/>1 835</text:p>
          </table:table-cell>
          <table:table-cell office:value-type="float" office:value="3086" table:style-name="ce23">
            <text:p><text:s text:c="2"/>3 086</text:p>
          </table:table-cell>
          <table:table-cell office:value-type="float" office:value="6852" table:style-name="ce23">
            <text:p><text:s text:c="2"/>6 852</text:p>
          </table:table-cell>
          <table:table-cell office:value-type="float" office:value="19640" table:style-name="ce23">
            <text:p><text:s text:c="2"/>19 640</text:p>
          </table:table-cell>
          <table:table-cell office:value-type="float" office:value="1092" table:style-name="ce23">
            <text:p><text:s text:c="2"/>1 092</text:p>
          </table:table-cell>
          <table:table-cell office:value-type="float" office:value="7672" table:style-name="ce23">
            <text:p><text:s text:c="2"/>7 672</text:p>
          </table:table-cell>
          <table:table-cell office:value-type="float" office:value="3823" table:style-name="ce23">
            <text:p><text:s text:c="2"/>3 823</text:p>
          </table:table-cell>
          <table:table-cell office:value-type="float" office:value="1737" table:style-name="ce23">
            <text:p><text:s text:c="2"/>1 737</text:p>
          </table:table-cell>
          <table:table-cell office:value-type="float" office:value="1389" table:style-name="ce23">
            <text:p><text:s text:c="2"/>1 389</text:p>
          </table:table-cell>
          <table:table-cell office:value-type="float" office:value="15474" table:style-name="ce23">
            <text:p><text:s text:c="2"/>15 474</text:p>
          </table:table-cell>
          <table:table-cell office:value-type="float" office:value="4135" table:style-name="ce23">
            <text:p><text:s text:c="2"/>4 135</text:p>
          </table:table-cell>
          <table:table-cell office:value-type="float" office:value="50689" table:style-name="ce23">
            <text:p><text:s text:c="2"/>50 689</text:p>
          </table:table-cell>
          <table:table-cell office:value-type="float" office:value="16962" table:style-name="ce23">
            <text:p><text:s text:c="2"/>16 962</text:p>
          </table:table-cell>
          <table:table-cell office:value-type="float" office:value="7264" table:style-name="ce23">
            <text:p><text:s text:c="2"/>7 264</text:p>
          </table:table-cell>
          <table:table-cell office:value-type="float" office:value="7883" table:style-name="ce23">
            <text:p><text:s text:c="2"/>7 883</text:p>
          </table:table-cell>
          <table:table-cell office:value-type="float" office:value="6210" table:style-name="ce23">
            <text:p><text:s text:c="2"/>6 210</text:p>
          </table:table-cell>
          <table:table-cell office:value-type="float" office:value="988" table:style-name="ce23">
            <text:p><text:s text:c="3"/>988</text:p>
          </table:table-cell>
          <table:table-cell office:value-type="float" office:value="4657" table:style-name="ce23">
            <text:p><text:s text:c="2"/>4 657</text:p>
          </table:table-cell>
          <table:table-cell office:value-type="float" office:value="2359" table:style-name="ce23">
            <text:p><text:s text:c="2"/>2 359</text:p>
          </table:table-cell>
          <table:table-cell office:value-type="float" office:value="356283" table:style-name="ce23">
            <text:p><text:s text:c="2"/>356 28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676" table:style-name="ce23">
            <text:p><text:s text:c="3"/>676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847" table:style-name="ce23">
            <text:p><text:s text:c="3"/>847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402" table:style-name="ce23">
            <text:p><text:s text:c="3"/>402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6749" table:style-name="ce23">
            <text:p><text:s text:c="2"/>6 74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573" table:style-name="ce23">
            <text:p><text:s text:c="3"/>573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15" table:style-name="ce23">
            <text:p><text:s text:c="3"/>315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364" table:style-name="ce23">
            <text:p><text:s text:c="2"/>18 36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917" table:style-name="ce23">
            <text:p><text:s text:c="2"/>49 917</text:p>
          </table:table-cell>
          <table:table-cell office:value-type="float" office:value="2708" table:style-name="ce23">
            <text:p><text:s text:c="2"/>2 7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99" table:style-name="ce23">
            <text:p><text:s text:c="2"/>4 5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224" table:style-name="ce23">
            <text:p><text:s text:c="2"/>57 22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13677" table:style-name="ce23">
            <text:p><text:s text:c="2"/>113 677</text:p>
          </table:table-cell>
          <table:table-cell office:value-type="float" office:value="33935" table:style-name="ce23">
            <text:p><text:s text:c="2"/>33 935</text:p>
          </table:table-cell>
          <table:table-cell office:value-type="float" office:value="17473" table:style-name="ce23">
            <text:p><text:s text:c="2"/>17 473</text:p>
          </table:table-cell>
          <table:table-cell office:value-type="float" office:value="4671" table:style-name="ce23">
            <text:p><text:s text:c="2"/>4 671</text:p>
          </table:table-cell>
          <table:table-cell office:value-type="float" office:value="107274" table:style-name="ce23">
            <text:p><text:s text:c="2"/>107 274</text:p>
          </table:table-cell>
          <table:table-cell office:value-type="float" office:value="42957" table:style-name="ce23">
            <text:p><text:s text:c="2"/>42 957</text:p>
          </table:table-cell>
          <table:table-cell office:value-type="float" office:value="1767" table:style-name="ce23">
            <text:p><text:s text:c="2"/>1 767</text:p>
          </table:table-cell>
          <table:table-cell office:value-type="float" office:value="9359" table:style-name="ce23">
            <text:p><text:s text:c="2"/>9 359</text:p>
          </table:table-cell>
          <table:table-cell office:value-type="float" office:value="4286" table:style-name="ce23">
            <text:p><text:s text:c="2"/>4 286</text:p>
          </table:table-cell>
          <table:table-cell office:value-type="float" office:value="12258" table:style-name="ce23">
            <text:p><text:s text:c="2"/>12 258</text:p>
          </table:table-cell>
          <table:table-cell office:value-type="float" office:value="13250" table:style-name="ce23">
            <text:p><text:s text:c="2"/>13 250</text:p>
          </table:table-cell>
          <table:table-cell office:value-type="float" office:value="3102" table:style-name="ce23">
            <text:p><text:s text:c="2"/>3 102</text:p>
          </table:table-cell>
          <table:table-cell office:value-type="float" office:value="4194" table:style-name="ce23">
            <text:p><text:s text:c="2"/>4 194</text:p>
          </table:table-cell>
          <table:table-cell office:value-type="float" office:value="8182" table:style-name="ce23">
            <text:p><text:s text:c="2"/>8 182</text:p>
          </table:table-cell>
          <table:table-cell office:value-type="float" office:value="2907" table:style-name="ce23">
            <text:p><text:s text:c="2"/>2 907</text:p>
          </table:table-cell>
          <table:table-cell office:value-type="float" office:value="3716" table:style-name="ce23">
            <text:p><text:s text:c="2"/>3 716</text:p>
          </table:table-cell>
          <table:table-cell office:value-type="float" office:value="5522" table:style-name="ce23">
            <text:p><text:s text:c="2"/>5 522</text:p>
          </table:table-cell>
          <table:table-cell office:value-type="float" office:value="3048" table:style-name="ce23">
            <text:p><text:s text:c="2"/>3 048</text:p>
          </table:table-cell>
          <table:table-cell office:value-type="float" office:value="-33084" table:style-name="ce23">
            <text:p><text:s/>(-) <text:s/>33 084</text:p>
          </table:table-cell>
          <table:table-cell office:value-type="float" office:value="1398" table:style-name="ce23">
            <text:p><text:s text:c="2"/>1 398</text:p>
          </table:table-cell>
          <table:table-cell office:value-type="float" office:value="4066" table:style-name="ce23">
            <text:p><text:s text:c="2"/>4 066</text:p>
          </table:table-cell>
          <table:table-cell office:value-type="float" office:value="3614" table:style-name="ce23">
            <text:p><text:s text:c="2"/>3 614</text:p>
          </table:table-cell>
          <table:table-cell office:value-type="float" office:value="1823" table:style-name="ce23">
            <text:p><text:s text:c="2"/>1 823</text:p>
          </table:table-cell>
          <table:table-cell office:value-type="float" office:value="13187" table:style-name="ce23">
            <text:p><text:s text:c="2"/>13 187</text:p>
          </table:table-cell>
          <table:table-cell office:value-type="float" office:value="5288" table:style-name="ce23">
            <text:p><text:s text:c="2"/>5 288</text:p>
          </table:table-cell>
          <table:table-cell office:value-type="float" office:value="10792" table:style-name="ce23">
            <text:p><text:s text:c="2"/>10 792</text:p>
          </table:table-cell>
          <table:table-cell office:value-type="float" office:value="11939" table:style-name="ce23">
            <text:p><text:s text:c="2"/>11 939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11993" table:style-name="ce23">
            <text:p><text:s text:c="2"/>11 993</text:p>
          </table:table-cell>
          <table:table-cell office:value-type="float" office:value="4719" table:style-name="ce23">
            <text:p><text:s text:c="2"/>4 719</text:p>
          </table:table-cell>
          <table:table-cell office:value-type="float" office:value="3390" table:style-name="ce23">
            <text:p><text:s text:c="2"/>3 390</text:p>
          </table:table-cell>
          <table:table-cell office:value-type="float" office:value="8799" table:style-name="ce23">
            <text:p><text:s text:c="2"/>8 799</text:p>
          </table:table-cell>
          <table:table-cell office:value-type="float" office:value="14547" table:style-name="ce23">
            <text:p><text:s text:c="2"/>14 547</text:p>
          </table:table-cell>
          <table:table-cell office:value-type="float" office:value="4257" table:style-name="ce23">
            <text:p><text:s text:c="2"/>4 257</text:p>
          </table:table-cell>
          <table:table-cell office:value-type="float" office:value="2654" table:style-name="ce23">
            <text:p><text:s text:c="2"/>2 654</text:p>
          </table:table-cell>
          <table:table-cell office:value-type="float" office:value="15851" table:style-name="ce23">
            <text:p><text:s text:c="2"/>15 851</text:p>
          </table:table-cell>
          <table:table-cell office:value-type="float" office:value="9055" table:style-name="ce23">
            <text:p><text:s text:c="2"/>9 055</text:p>
          </table:table-cell>
          <table:table-cell office:value-type="float" office:value="54259" table:style-name="ce23">
            <text:p><text:s text:c="2"/>54 259</text:p>
          </table:table-cell>
          <table:table-cell office:value-type="float" office:value="19257" table:style-name="ce23">
            <text:p><text:s text:c="2"/>19 257</text:p>
          </table:table-cell>
          <table:table-cell office:value-type="float" office:value="147751" table:style-name="ce23">
            <text:p><text:s text:c="2"/>147 751</text:p>
          </table:table-cell>
          <table:table-cell office:value-type="float" office:value="43494" table:style-name="ce23">
            <text:p><text:s text:c="2"/>43 494</text:p>
          </table:table-cell>
          <table:table-cell office:value-type="float" office:value="239850" table:style-name="ce23">
            <text:p><text:s text:c="2"/>239 850</text:p>
          </table:table-cell>
          <table:table-cell office:value-type="float" office:value="60077" table:style-name="ce23">
            <text:p><text:s text:c="2"/>60 077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9502" table:style-name="ce23">
            <text:p><text:s text:c="2"/>19 502</text:p>
          </table:table-cell>
          <table:table-cell office:value-type="float" office:value="3102" table:style-name="ce23">
            <text:p><text:s text:c="2"/>3 102</text:p>
          </table:table-cell>
          <table:table-cell office:value-type="float" office:value="49569" table:style-name="ce23">
            <text:p><text:s text:c="2"/>49 569</text:p>
          </table:table-cell>
          <table:table-cell office:value-type="float" office:value="3169" table:style-name="ce23">
            <text:p><text:s text:c="2"/>3 169</text:p>
          </table:table-cell>
          <table:table-cell office:value-type="float" office:value="5938" table:style-name="ce23">
            <text:p><text:s text:c="2"/>5 938</text:p>
          </table:table-cell>
          <table:table-cell office:value-type="float" office:value="44737" table:style-name="ce23">
            <text:p><text:s text:c="2"/>44 737</text:p>
          </table:table-cell>
          <table:table-cell office:value-type="float" office:value="26468" table:style-name="ce23">
            <text:p><text:s text:c="2"/>26 468</text:p>
          </table:table-cell>
          <table:table-cell office:value-type="float" office:value="145140" table:style-name="ce23">
            <text:p><text:s text:c="2"/>145 140</text:p>
          </table:table-cell>
          <table:table-cell office:value-type="float" office:value="353400" table:style-name="ce23">
            <text:p><text:s text:c="2"/>353 400</text:p>
          </table:table-cell>
          <table:table-cell office:value-type="float" office:value="54947" table:style-name="ce23">
            <text:p><text:s text:c="2"/>54 947</text:p>
          </table:table-cell>
          <table:table-cell office:value-type="float" office:value="20431" table:style-name="ce23">
            <text:p><text:s text:c="2"/>20 431</text:p>
          </table:table-cell>
          <table:table-cell office:value-type="float" office:value="16442" table:style-name="ce23">
            <text:p><text:s text:c="2"/>16 442</text:p>
          </table:table-cell>
          <table:table-cell office:value-type="float" office:value="16695" table:style-name="ce23">
            <text:p><text:s text:c="2"/>16 695</text:p>
          </table:table-cell>
          <table:table-cell office:value-type="float" office:value="36445" table:style-name="ce23">
            <text:p><text:s text:c="2"/>36 445</text:p>
          </table:table-cell>
          <table:table-cell office:value-type="float" office:value="1926" table:style-name="ce23">
            <text:p><text:s text:c="2"/>1 926</text:p>
          </table:table-cell>
          <table:table-cell office:value-type="float" office:value="51115" table:style-name="ce23">
            <text:p><text:s text:c="2"/>51 115</text:p>
          </table:table-cell>
          <table:table-cell office:value-type="float" office:value="7811" table:style-name="ce23">
            <text:p><text:s text:c="2"/>7 811</text:p>
          </table:table-cell>
          <table:table-cell office:value-type="float" office:value="4411" table:style-name="ce23">
            <text:p><text:s text:c="2"/>4 411</text:p>
          </table:table-cell>
          <table:table-cell office:value-type="float" office:value="4011" table:style-name="ce23">
            <text:p><text:s text:c="2"/>4 011</text:p>
          </table:table-cell>
          <table:table-cell office:value-type="float" office:value="40227" table:style-name="ce23">
            <text:p><text:s text:c="2"/>40 227</text:p>
          </table:table-cell>
          <table:table-cell office:value-type="float" office:value="7331" table:style-name="ce23">
            <text:p><text:s text:c="2"/>7 331</text:p>
          </table:table-cell>
          <table:table-cell office:value-type="float" office:value="24711" table:style-name="ce23">
            <text:p><text:s text:c="2"/>24 7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90402" table:style-name="ce23">
            <text:p><text:s/>1 990 40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58683" table:style-name="ce23">
            <text:p><text:s text:c="2"/>58 683</text:p>
          </table:table-cell>
          <table:table-cell office:value-type="float" office:value="25886" table:style-name="ce23">
            <text:p><text:s text:c="2"/>25 886</text:p>
          </table:table-cell>
          <table:table-cell office:value-type="float" office:value="8450" table:style-name="ce23">
            <text:p><text:s text:c="2"/>8 450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29" table:style-name="ce23">
            <text:p><text:s text:c="2"/>3 029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15" table:style-name="ce23">
            <text:p><text:s text:c="2"/>1 515</text:p>
          </table:table-cell>
          <table:table-cell office:value-type="float" office:value="6771" table:style-name="ce23">
            <text:p><text:s text:c="2"/>6 771</text:p>
          </table:table-cell>
          <table:table-cell office:value-type="float" office:value="525" table:style-name="ce23">
            <text:p><text:s text:c="3"/>525</text:p>
          </table:table-cell>
          <table:table-cell office:value-type="float" office:value="1230" table:style-name="ce23">
            <text:p><text:s text:c="2"/>1 23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794" table:style-name="ce23">
            <text:p><text:s text:c="3"/>7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65" table:style-name="ce23">
            <text:p><text:s text:c="2"/>2 0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516" table:style-name="ce23">
            <text:p><text:s text:c="2"/>1 516</text:p>
          </table:table-cell>
          <table:table-cell office:value-type="float" office:value="3999" table:style-name="ce23">
            <text:p><text:s text:c="2"/>3 9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7" table:style-name="ce23">
            <text:p><text:s text:c="2"/>1 387</text:p>
          </table:table-cell>
          <table:table-cell office:value-type="float" office:value="62929" table:style-name="ce23">
            <text:p><text:s text:c="2"/>62 929</text:p>
          </table:table-cell>
          <table:table-cell office:value-type="float" office:value="18179" table:style-name="ce23">
            <text:p><text:s text:c="2"/>18 179</text:p>
          </table:table-cell>
          <table:table-cell office:value-type="float" office:value="50262" table:style-name="ce23">
            <text:p><text:s text:c="2"/>50 262</text:p>
          </table:table-cell>
          <table:table-cell office:value-type="float" office:value="22263" table:style-name="ce23">
            <text:p><text:s text:c="2"/>22 263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5" table:style-name="ce23">
            <text:p><text:s text:c="3"/>925</text:p>
          </table:table-cell>
          <table:table-cell office:value-type="float" office:value="470" table:style-name="ce23">
            <text:p><text:s text:c="3"/>470</text:p>
          </table:table-cell>
          <table:table-cell office:value-type="float" office:value="30464" table:style-name="ce23">
            <text:p><text:s text:c="2"/>30 464</text:p>
          </table:table-cell>
          <table:table-cell office:value-type="float" office:value="711" table:style-name="ce23">
            <text:p><text:s text:c="3"/>711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5272" table:style-name="ce23">
            <text:p><text:s text:c="2"/>5 272</text:p>
          </table:table-cell>
          <table:table-cell office:value-type="float" office:value="1773" table:style-name="ce23">
            <text:p><text:s text:c="2"/>1 773</text:p>
          </table:table-cell>
          <table:table-cell office:value-type="float" office:value="4064" table:style-name="ce23">
            <text:p><text:s text:c="2"/>4 064</text:p>
          </table:table-cell>
          <table:table-cell office:value-type="float" office:value="24091" table:style-name="ce23">
            <text:p><text:s text:c="2"/>24 091</text:p>
          </table:table-cell>
          <table:table-cell office:value-type="float" office:value="9160" table:style-name="ce23">
            <text:p><text:s text:c="2"/>9 160</text:p>
          </table:table-cell>
          <table:table-cell office:value-type="float" office:value="5208" table:style-name="ce23">
            <text:p><text:s text:c="2"/>5 208</text:p>
          </table:table-cell>
          <table:table-cell office:value-type="float" office:value="673" table:style-name="ce23">
            <text:p><text:s text:c="3"/>673</text:p>
          </table:table-cell>
          <table:table-cell office:value-type="float" office:value="4329" table:style-name="ce23">
            <text:p><text:s text:c="2"/>4 329</text:p>
          </table:table-cell>
          <table:table-cell office:value-type="float" office:value="718" table:style-name="ce23">
            <text:p><text:s text:c="3"/>7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89" table:style-name="ce23">
            <text:p><text:s text:c="2"/>4 1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445" table:style-name="ce23">
            <text:p><text:s text:c="2"/>21 445</text:p>
          </table:table-cell>
          <table:table-cell office:value-type="float" office:value="5283" table:style-name="ce23">
            <text:p><text:s text:c="2"/>5 283</text:p>
          </table:table-cell>
          <table:table-cell office:value-type="float" office:value="19365" table:style-name="ce23">
            <text:p><text:s text:c="2"/>19 3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0551" table:style-name="ce23">
            <text:p><text:s text:c="2"/>410 55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54994" table:style-name="ce23">
            <text:p><text:s text:c="2"/>54 994</text:p>
          </table:table-cell>
          <table:table-cell office:value-type="float" office:value="8049" table:style-name="ce23">
            <text:p><text:s text:c="2"/>8 049</text:p>
          </table:table-cell>
          <table:table-cell office:value-type="float" office:value="9023" table:style-name="ce23">
            <text:p><text:s text:c="2"/>9 023</text:p>
          </table:table-cell>
          <table:table-cell office:value-type="float" office:value="4320" table:style-name="ce23">
            <text:p><text:s text:c="2"/>4 320</text:p>
          </table:table-cell>
          <table:table-cell office:value-type="float" office:value="107274" table:style-name="ce23">
            <text:p><text:s text:c="2"/>107 274</text:p>
          </table:table-cell>
          <table:table-cell office:value-type="float" office:value="42957" table:style-name="ce23">
            <text:p><text:s text:c="2"/>42 957</text:p>
          </table:table-cell>
          <table:table-cell office:value-type="float" office:value="1767" table:style-name="ce23">
            <text:p><text:s text:c="2"/>1 767</text:p>
          </table:table-cell>
          <table:table-cell office:value-type="float" office:value="9073" table:style-name="ce23">
            <text:p><text:s text:c="2"/>9 073</text:p>
          </table:table-cell>
          <table:table-cell office:value-type="float" office:value="4286" table:style-name="ce23">
            <text:p><text:s text:c="2"/>4 286</text:p>
          </table:table-cell>
          <table:table-cell office:value-type="float" office:value="9229" table:style-name="ce23">
            <text:p><text:s text:c="2"/>9 229</text:p>
          </table:table-cell>
          <table:table-cell office:value-type="float" office:value="13228" table:style-name="ce23">
            <text:p><text:s text:c="2"/>13 228</text:p>
          </table:table-cell>
          <table:table-cell office:value-type="float" office:value="3102" table:style-name="ce23">
            <text:p><text:s text:c="2"/>3 102</text:p>
          </table:table-cell>
          <table:table-cell office:value-type="float" office:value="2679" table:style-name="ce23">
            <text:p><text:s text:c="2"/>2 679</text:p>
          </table:table-cell>
          <table:table-cell office:value-type="float" office:value="1411" table:style-name="ce23">
            <text:p><text:s text:c="2"/>1 411</text:p>
          </table:table-cell>
          <table:table-cell office:value-type="float" office:value="2382" table:style-name="ce23">
            <text:p><text:s text:c="2"/>2 382</text:p>
          </table:table-cell>
          <table:table-cell office:value-type="float" office:value="2486" table:style-name="ce23">
            <text:p><text:s text:c="2"/>2 486</text:p>
          </table:table-cell>
          <table:table-cell office:value-type="float" office:value="5308" table:style-name="ce23">
            <text:p><text:s text:c="2"/>5 308</text:p>
          </table:table-cell>
          <table:table-cell office:value-type="float" office:value="2537" table:style-name="ce23">
            <text:p><text:s text:c="2"/>2 537</text:p>
          </table:table-cell>
          <table:table-cell office:value-type="float" office:value="-33084" table:style-name="ce23">
            <text:p><text:s/>(-) <text:s/>33 084</text:p>
          </table:table-cell>
          <table:table-cell office:value-type="float" office:value="1398" table:style-name="ce23">
            <text:p><text:s text:c="2"/>1 398</text:p>
          </table:table-cell>
          <table:table-cell office:value-type="float" office:value="4066" table:style-name="ce23">
            <text:p><text:s text:c="2"/>4 066</text:p>
          </table:table-cell>
          <table:table-cell office:value-type="float" office:value="3614" table:style-name="ce23">
            <text:p><text:s text:c="2"/>3 614</text:p>
          </table:table-cell>
          <table:table-cell office:value-type="float" office:value="1717" table:style-name="ce23">
            <text:p><text:s text:c="2"/>1 717</text:p>
          </table:table-cell>
          <table:table-cell office:value-type="float" office:value="13187" table:style-name="ce23">
            <text:p><text:s text:c="2"/>13 187</text:p>
          </table:table-cell>
          <table:table-cell office:value-type="float" office:value="5080" table:style-name="ce23">
            <text:p><text:s text:c="2"/>5 080</text:p>
          </table:table-cell>
          <table:table-cell office:value-type="float" office:value="9998" table:style-name="ce23">
            <text:p><text:s text:c="2"/>9 998</text:p>
          </table:table-cell>
          <table:table-cell office:value-type="float" office:value="11939" table:style-name="ce23">
            <text:p><text:s text:c="2"/>11 939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9928" table:style-name="ce23">
            <text:p><text:s text:c="2"/>9 928</text:p>
          </table:table-cell>
          <table:table-cell office:value-type="float" office:value="4719" table:style-name="ce23">
            <text:p><text:s text:c="2"/>4 719</text:p>
          </table:table-cell>
          <table:table-cell office:value-type="float" office:value="3390" table:style-name="ce23">
            <text:p><text:s text:c="2"/>3 390</text:p>
          </table:table-cell>
          <table:table-cell office:value-type="float" office:value="8799" table:style-name="ce23">
            <text:p><text:s text:c="2"/>8 799</text:p>
          </table:table-cell>
          <table:table-cell office:value-type="float" office:value="14547" table:style-name="ce23">
            <text:p><text:s text:c="2"/>14 547</text:p>
          </table:table-cell>
          <table:table-cell office:value-type="float" office:value="4210" table:style-name="ce23">
            <text:p><text:s text:c="2"/>4 210</text:p>
          </table:table-cell>
          <table:table-cell office:value-type="float" office:value="2603" table:style-name="ce23">
            <text:p><text:s text:c="2"/>2 603</text:p>
          </table:table-cell>
          <table:table-cell office:value-type="float" office:value="14335" table:style-name="ce23">
            <text:p><text:s text:c="2"/>14 335</text:p>
          </table:table-cell>
          <table:table-cell office:value-type="float" office:value="5056" table:style-name="ce23">
            <text:p><text:s text:c="2"/>5 056</text:p>
          </table:table-cell>
          <table:table-cell office:value-type="float" office:value="54259" table:style-name="ce23">
            <text:p><text:s text:c="2"/>54 259</text:p>
          </table:table-cell>
          <table:table-cell office:value-type="float" office:value="17870" table:style-name="ce23">
            <text:p><text:s text:c="2"/>17 870</text:p>
          </table:table-cell>
          <table:table-cell office:value-type="float" office:value="84822" table:style-name="ce23">
            <text:p><text:s text:c="2"/>84 822</text:p>
          </table:table-cell>
          <table:table-cell office:value-type="float" office:value="25315" table:style-name="ce23">
            <text:p><text:s text:c="2"/>25 315</text:p>
          </table:table-cell>
          <table:table-cell office:value-type="float" office:value="189588" table:style-name="ce23">
            <text:p><text:s text:c="2"/>189 588</text:p>
          </table:table-cell>
          <table:table-cell office:value-type="float" office:value="37814" table:style-name="ce23">
            <text:p><text:s text:c="2"/>37 814</text:p>
          </table:table-cell>
          <table:table-cell office:value-type="float" office:value="567" table:style-name="ce23">
            <text:p><text:s text:c="3"/>567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18577" table:style-name="ce23">
            <text:p><text:s text:c="2"/>18 577</text:p>
          </table:table-cell>
          <table:table-cell office:value-type="float" office:value="2632" table:style-name="ce23">
            <text:p><text:s text:c="2"/>2 632</text:p>
          </table:table-cell>
          <table:table-cell office:value-type="float" office:value="19105" table:style-name="ce23">
            <text:p><text:s text:c="2"/>19 105</text:p>
          </table:table-cell>
          <table:table-cell office:value-type="float" office:value="2458" table:style-name="ce23">
            <text:p><text:s text:c="2"/>2 458</text:p>
          </table:table-cell>
          <table:table-cell office:value-type="float" office:value="5409" table:style-name="ce23">
            <text:p><text:s text:c="2"/>5 409</text:p>
          </table:table-cell>
          <table:table-cell office:value-type="float" office:value="44346" table:style-name="ce23">
            <text:p><text:s text:c="2"/>44 346</text:p>
          </table:table-cell>
          <table:table-cell office:value-type="float" office:value="21196" table:style-name="ce23">
            <text:p><text:s text:c="2"/>21 196</text:p>
          </table:table-cell>
          <table:table-cell office:value-type="float" office:value="143367" table:style-name="ce23">
            <text:p><text:s text:c="2"/>143 367</text:p>
          </table:table-cell>
          <table:table-cell office:value-type="float" office:value="349336" table:style-name="ce23">
            <text:p><text:s text:c="2"/>349 336</text:p>
          </table:table-cell>
          <table:table-cell office:value-type="float" office:value="30856" table:style-name="ce23">
            <text:p><text:s text:c="2"/>30 856</text:p>
          </table:table-cell>
          <table:table-cell office:value-type="float" office:value="11271" table:style-name="ce23">
            <text:p><text:s text:c="2"/>11 271</text:p>
          </table:table-cell>
          <table:table-cell office:value-type="float" office:value="11234" table:style-name="ce23">
            <text:p><text:s text:c="2"/>11 234</text:p>
          </table:table-cell>
          <table:table-cell office:value-type="float" office:value="16022" table:style-name="ce23">
            <text:p><text:s text:c="2"/>16 022</text:p>
          </table:table-cell>
          <table:table-cell office:value-type="float" office:value="32116" table:style-name="ce23">
            <text:p><text:s text:c="2"/>32 116</text:p>
          </table:table-cell>
          <table:table-cell office:value-type="float" office:value="1208" table:style-name="ce23">
            <text:p><text:s text:c="2"/>1 208</text:p>
          </table:table-cell>
          <table:table-cell office:value-type="float" office:value="51115" table:style-name="ce23">
            <text:p><text:s text:c="2"/>51 115</text:p>
          </table:table-cell>
          <table:table-cell office:value-type="float" office:value="7811" table:style-name="ce23">
            <text:p><text:s text:c="2"/>7 811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4011" table:style-name="ce23">
            <text:p><text:s text:c="2"/>4 011</text:p>
          </table:table-cell>
          <table:table-cell office:value-type="float" office:value="18782" table:style-name="ce23">
            <text:p><text:s text:c="2"/>18 782</text:p>
          </table:table-cell>
          <table:table-cell office:value-type="float" office:value="2048" table:style-name="ce23">
            <text:p><text:s text:c="2"/>2 048</text:p>
          </table:table-cell>
          <table:table-cell office:value-type="float" office:value="5346" table:style-name="ce23">
            <text:p><text:s text:c="2"/>5 3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79851" table:style-name="ce23">
            <text:p><text:s/>1 579 85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878" table:style-name="ce23">
            <text:p><text:s text:c="3"/>878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1017" table:style-name="ce23">
            <text:p><text:s text:c="2"/>1 017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136" table:style-name="ce23">
            <text:p><text:s text:c="2"/>1 136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1498" table:style-name="ce23">
            <text:p><text:s text:c="2"/>1 498</text:p>
          </table:table-cell>
          <table:table-cell office:value-type="float" office:value="587" table:style-name="ce23">
            <text:p><text:s text:c="3"/>587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624" table:style-name="ce23">
            <text:p><text:s text:c="3"/>624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519" table:style-name="ce23">
            <text:p><text:s text:c="3"/>519</text:p>
          </table:table-cell>
          <table:table-cell office:value-type="float" office:value="1008" table:style-name="ce23">
            <text:p><text:s text:c="2"/>1 008</text:p>
          </table:table-cell>
          <table:table-cell office:value-type="float" office:value="1068" table:style-name="ce23">
            <text:p><text:s text:c="2"/>1 068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480" table:style-name="ce23">
            <text:p><text:s text:c="3"/>480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1483" table:style-name="ce23">
            <text:p><text:s text:c="2"/>1 483</text:p>
          </table:table-cell>
          <table:table-cell office:value-type="float" office:value="454" table:style-name="ce23">
            <text:p><text:s text:c="3"/>454</text:p>
          </table:table-cell>
          <table:table-cell office:value-type="float" office:value="3400" table:style-name="ce23">
            <text:p><text:s text:c="2"/>3 400</text:p>
          </table:table-cell>
          <table:table-cell office:value-type="float" office:value="965" table:style-name="ce23">
            <text:p><text:s text:c="3"/>965</text:p>
          </table:table-cell>
          <table:table-cell office:value-type="float" office:value="6802" table:style-name="ce23">
            <text:p><text:s text:c="2"/>6 802</text:p>
          </table:table-cell>
          <table:table-cell office:value-type="float" office:value="1944" table:style-name="ce23">
            <text:p><text:s text:c="2"/>1 944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1224" table:style-name="ce23">
            <text:p><text:s text:c="2"/>1 224</text:p>
          </table:table-cell>
          <table:table-cell office:value-type="float" office:value="215" table:style-name="ce23">
            <text:p><text:s text:c="3"/>215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4347" table:style-name="ce23">
            <text:p><text:s text:c="2"/>4 347</text:p>
          </table:table-cell>
          <table:table-cell office:value-type="float" office:value="968" table:style-name="ce23">
            <text:p><text:s text:c="3"/>968</text:p>
          </table:table-cell>
          <table:table-cell office:value-type="float" office:value="4693" table:style-name="ce23">
            <text:p><text:s text:c="2"/>4 693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322" table:style-name="ce23">
            <text:p><text:s text:c="2"/>1 322</text:p>
          </table:table-cell>
          <table:table-cell office:value-type="float" office:value="866" table:style-name="ce23">
            <text:p><text:s text:c="3"/>866</text:p>
          </table:table-cell>
          <table:table-cell office:value-type="float" office:value="287" table:style-name="ce23">
            <text:p><text:s text:c="3"/>287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1998" table:style-name="ce23">
            <text:p><text:s text:c="2"/>1 998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940" table:style-name="ce23">
            <text:p><text:s text:c="3"/>9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2" table:style-name="ce23">
            <text:p><text:s text:c="2"/>1 372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651" table:style-name="ce23">
            <text:p><text:s text:c="2"/>57 65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7120" table:style-name="ce23">
            <text:p><text:s/>(-) <text:s/>7 120</text:p>
          </table:table-cell>
          <table:table-cell office:value-type="float" office:value="-104" table:style-name="ce23">
            <text:p><text:s/>(-) <text:s text:c="2"/>104</text:p>
          </table:table-cell>
          <table:table-cell office:value-type="float" office:value="-44" table:style-name="ce23">
            <text:p><text:s/>(-) <text:s text:c="2"/>44</text:p>
          </table:table-cell>
          <table:table-cell office:value-type="float" office:value="-64" table:style-name="ce23">
            <text:p><text:s/>(-) <text:s text:c="2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81" table:style-name="ce23">
            <text:p><text:s/>(-) <text:s text:c="2"/>81</text:p>
          </table:table-cell>
          <table:table-cell office:value-type="float" office:value="-91" table:style-name="ce23">
            <text:p><text:s/>(-) <text:s text:c="2"/>91</text:p>
          </table:table-cell>
          <table:table-cell office:value-type="float" office:value="-78" table:style-name="ce23">
            <text:p><text:s/>(-) <text:s text:c="2"/>78</text:p>
          </table:table-cell>
          <table:table-cell office:value-type="float" office:value="-32" table:style-name="ce23">
            <text:p><text:s/>(-) <text:s text:c="2"/>3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" table:style-name="ce23">
            <text:p><text:s/>(-) <text:s text:c="2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3" table:style-name="ce23">
            <text:p><text:s/>(-) <text:s text:c="2"/>33</text:p>
          </table:table-cell>
          <table:table-cell office:value-type="float" office:value="-67" table:style-name="ce23">
            <text:p><text:s/>(-) <text:s text:c="2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54" table:style-name="ce23">
            <text:p><text:s/>(-) <text:s text:c="2"/>54</text:p>
          </table:table-cell>
          <table:table-cell office:value-type="float" office:value="-77" table:style-name="ce23">
            <text:p><text:s/>(-) <text:s text:c="2"/>77</text:p>
          </table:table-cell>
          <table:table-cell office:value-type="float" office:value="-19" table:style-name="ce23">
            <text:p><text:s/>(-) <text:s text:c="2"/>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5" table:style-name="ce23">
            <text:p><text:s/>(-) <text:s text:c="2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9" table:style-name="ce23">
            <text:p><text:s/>(-) <text:s text:c="2"/>79</text:p>
          </table:table-cell>
          <table:table-cell office:value-type="float" office:value="-102" table:style-name="ce23">
            <text:p><text:s/>(-) <text:s text:c="2"/>102</text:p>
          </table:table-cell>
          <table:table-cell office:value-type="float" office:value="-16" table:style-name="ce23">
            <text:p><text:s/>(-) <text:s text:c="2"/>16</text:p>
          </table:table-cell>
          <table:table-cell office:value-type="float" office:value="-80" table:style-name="ce23">
            <text:p><text:s/>(-) <text:s text:c="2"/>80</text:p>
          </table:table-cell>
          <table:table-cell office:value-type="float" office:value="-75" table:style-name="ce23">
            <text:p><text:s/>(-) <text:s text:c="2"/>75</text:p>
          </table:table-cell>
          <table:table-cell office:value-type="float" office:value="-43" table:style-name="ce23">
            <text:p><text:s/>(-) <text:s text:c="2"/>43</text:p>
          </table:table-cell>
          <table:table-cell office:value-type="float" office:value="-57" table:style-name="ce23">
            <text:p><text:s/>(-) <text:s text:c="2"/>57</text:p>
          </table:table-cell>
          <table:table-cell office:value-type="float" office:value="-195" table:style-name="ce23">
            <text:p><text:s/>(-) <text:s text:c="2"/>195</text:p>
          </table:table-cell>
          <table:table-cell office:value-type="float" office:value="-202" table:style-name="ce23">
            <text:p><text:s/>(-) <text:s text:c="2"/>202</text:p>
          </table:table-cell>
          <table:table-cell office:value-type="float" office:value="-85" table:style-name="ce23">
            <text:p><text:s/>(-) <text:s text:c="2"/>85</text:p>
          </table:table-cell>
          <table:table-cell office:value-type="float" office:value="-76" table:style-name="ce23">
            <text:p><text:s/>(-) <text:s text:c="2"/>76</text:p>
          </table:table-cell>
          <table:table-cell office:value-type="float" office:value="-24" table:style-name="ce23">
            <text:p><text:s/>(-) <text:s text:c="2"/>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34" table:style-name="ce23">
            <text:p><text:s/>(-) <text:s text:c="2"/>634</text:p>
          </table:table-cell>
          <table:table-cell office:value-type="float" office:value="-29" table:style-name="ce23">
            <text:p><text:s/>(-) <text:s text:c="2"/>29</text:p>
          </table:table-cell>
          <table:table-cell office:value-type="float" office:value="-417" table:style-name="ce23">
            <text:p><text:s/>(-) <text:s text:c="2"/>417</text:p>
          </table:table-cell>
          <table:table-cell office:value-type="float" office:value="-27" table:style-name="ce23">
            <text:p><text:s/>(-) <text:s text:c="2"/>27</text:p>
          </table:table-cell>
          <table:table-cell office:value-type="float" office:value="-785" table:style-name="ce23">
            <text:p><text:s/>(-) <text:s text:c="2"/>785</text:p>
          </table:table-cell>
          <table:table-cell office:value-type="float" office:value="-1298" table:style-name="ce23">
            <text:p><text:s/>(-) <text:s/>1 2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7" table:style-name="ce23">
            <text:p><text:s/>(-) <text:s text:c="2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06" table:style-name="ce23">
            <text:p><text:s/>(-) <text:s text:c="2"/>1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46" table:style-name="ce23">
            <text:p><text:s/>(-) <text:s text:c="2"/>1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3" table:style-name="ce23">
            <text:p><text:s/>(-) <text:s text:c="2"/>153</text:p>
          </table:table-cell>
          <table:table-cell office:value-type="float" office:value="-31" table:style-name="ce23">
            <text:p><text:s/>(-) <text:s text:c="2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5" table:style-name="ce23">
            <text:p><text:s/>(-) <text:s text:c="2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2648" table:style-name="ce23">
            <text:p><text:s/>(-) <text:s/>12 64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227727" table:style-name="ce23">
            <text:p><text:s text:c="2"/>227 727</text:p>
          </table:table-cell>
          <table:table-cell office:value-type="float" office:value="101333" table:style-name="ce23">
            <text:p><text:s text:c="2"/>101 333</text:p>
          </table:table-cell>
          <table:table-cell office:value-type="float" office:value="27075" table:style-name="ce23">
            <text:p><text:s text:c="2"/>27 075</text:p>
          </table:table-cell>
          <table:table-cell office:value-type="float" office:value="18120" table:style-name="ce23">
            <text:p><text:s text:c="2"/>18 120</text:p>
          </table:table-cell>
          <table:table-cell office:value-type="float" office:value="189352" table:style-name="ce23">
            <text:p><text:s text:c="2"/>189 352</text:p>
          </table:table-cell>
          <table:table-cell office:value-type="float" office:value="71577" table:style-name="ce23">
            <text:p><text:s text:c="2"/>71 577</text:p>
          </table:table-cell>
          <table:table-cell office:value-type="float" office:value="11594" table:style-name="ce23">
            <text:p><text:s text:c="2"/>11 594</text:p>
          </table:table-cell>
          <table:table-cell office:value-type="float" office:value="180797" table:style-name="ce23">
            <text:p><text:s text:c="2"/>180 797</text:p>
          </table:table-cell>
          <table:table-cell office:value-type="float" office:value="60321" table:style-name="ce23">
            <text:p><text:s text:c="2"/>60 321</text:p>
          </table:table-cell>
          <table:table-cell office:value-type="float" office:value="206681" table:style-name="ce23">
            <text:p><text:s text:c="2"/>206 681</text:p>
          </table:table-cell>
          <table:table-cell office:value-type="float" office:value="61017" table:style-name="ce23">
            <text:p><text:s text:c="2"/>61 017</text:p>
          </table:table-cell>
          <table:table-cell office:value-type="float" office:value="14393" table:style-name="ce23">
            <text:p><text:s text:c="2"/>14 393</text:p>
          </table:table-cell>
          <table:table-cell office:value-type="float" office:value="44843" table:style-name="ce23">
            <text:p><text:s text:c="2"/>44 843</text:p>
          </table:table-cell>
          <table:table-cell office:value-type="float" office:value="59280" table:style-name="ce23">
            <text:p><text:s text:c="2"/>59 280</text:p>
          </table:table-cell>
          <table:table-cell office:value-type="float" office:value="35500" table:style-name="ce23">
            <text:p><text:s text:c="2"/>35 500</text:p>
          </table:table-cell>
          <table:table-cell office:value-type="float" office:value="24419" table:style-name="ce23">
            <text:p><text:s text:c="2"/>24 419</text:p>
          </table:table-cell>
          <table:table-cell office:value-type="float" office:value="61856" table:style-name="ce23">
            <text:p><text:s text:c="2"/>61 856</text:p>
          </table:table-cell>
          <table:table-cell office:value-type="float" office:value="19048" table:style-name="ce23">
            <text:p><text:s text:c="2"/>19 048</text:p>
          </table:table-cell>
          <table:table-cell office:value-type="float" office:value="278316" table:style-name="ce23">
            <text:p><text:s text:c="2"/>278 316</text:p>
          </table:table-cell>
          <table:table-cell office:value-type="float" office:value="22280" table:style-name="ce23">
            <text:p><text:s text:c="2"/>22 280</text:p>
          </table:table-cell>
          <table:table-cell office:value-type="float" office:value="114237" table:style-name="ce23">
            <text:p><text:s text:c="2"/>114 237</text:p>
          </table:table-cell>
          <table:table-cell office:value-type="float" office:value="54929" table:style-name="ce23">
            <text:p><text:s text:c="2"/>54 929</text:p>
          </table:table-cell>
          <table:table-cell office:value-type="float" office:value="29424" table:style-name="ce23">
            <text:p><text:s text:c="2"/>29 424</text:p>
          </table:table-cell>
          <table:table-cell office:value-type="float" office:value="47025" table:style-name="ce23">
            <text:p><text:s text:c="2"/>47 025</text:p>
          </table:table-cell>
          <table:table-cell office:value-type="float" office:value="86683" table:style-name="ce23">
            <text:p><text:s text:c="2"/>86 683</text:p>
          </table:table-cell>
          <table:table-cell office:value-type="float" office:value="79375" table:style-name="ce23">
            <text:p><text:s text:c="2"/>79 375</text:p>
          </table:table-cell>
          <table:table-cell office:value-type="float" office:value="96084" table:style-name="ce23">
            <text:p><text:s text:c="2"/>96 084</text:p>
          </table:table-cell>
          <table:table-cell office:value-type="float" office:value="42116" table:style-name="ce23">
            <text:p><text:s text:c="2"/>42 116</text:p>
          </table:table-cell>
          <table:table-cell office:value-type="float" office:value="86563" table:style-name="ce23">
            <text:p><text:s text:c="2"/>86 563</text:p>
          </table:table-cell>
          <table:table-cell office:value-type="float" office:value="75942" table:style-name="ce23">
            <text:p><text:s text:c="2"/>75 942</text:p>
          </table:table-cell>
          <table:table-cell office:value-type="float" office:value="64375" table:style-name="ce23">
            <text:p><text:s text:c="2"/>64 375</text:p>
          </table:table-cell>
          <table:table-cell office:value-type="float" office:value="113857" table:style-name="ce23">
            <text:p><text:s text:c="2"/>113 857</text:p>
          </table:table-cell>
          <table:table-cell office:value-type="float" office:value="166703" table:style-name="ce23">
            <text:p><text:s text:c="2"/>166 703</text:p>
          </table:table-cell>
          <table:table-cell office:value-type="float" office:value="81034" table:style-name="ce23">
            <text:p><text:s text:c="2"/>81 034</text:p>
          </table:table-cell>
          <table:table-cell office:value-type="float" office:value="38542" table:style-name="ce23">
            <text:p><text:s text:c="2"/>38 542</text:p>
          </table:table-cell>
          <table:table-cell office:value-type="float" office:value="63871" table:style-name="ce23">
            <text:p><text:s text:c="2"/>63 871</text:p>
          </table:table-cell>
          <table:table-cell office:value-type="float" office:value="49956" table:style-name="ce23">
            <text:p><text:s text:c="2"/>49 956</text:p>
          </table:table-cell>
          <table:table-cell office:value-type="float" office:value="183689" table:style-name="ce23">
            <text:p><text:s text:c="2"/>183 689</text:p>
          </table:table-cell>
          <table:table-cell office:value-type="float" office:value="50762" table:style-name="ce23">
            <text:p><text:s text:c="2"/>50 762</text:p>
          </table:table-cell>
          <table:table-cell office:value-type="float" office:value="575780" table:style-name="ce23">
            <text:p><text:s text:c="2"/>575 780</text:p>
          </table:table-cell>
          <table:table-cell office:value-type="float" office:value="133105" table:style-name="ce23">
            <text:p><text:s text:c="2"/>133 105</text:p>
          </table:table-cell>
          <table:table-cell office:value-type="float" office:value="723894" table:style-name="ce23">
            <text:p><text:s text:c="2"/>723 894</text:p>
          </table:table-cell>
          <table:table-cell office:value-type="float" office:value="259972" table:style-name="ce23">
            <text:p><text:s text:c="2"/>259 972</text:p>
          </table:table-cell>
          <table:table-cell office:value-type="float" office:value="14082" table:style-name="ce23">
            <text:p><text:s text:c="2"/>14 082</text:p>
          </table:table-cell>
          <table:table-cell office:value-type="float" office:value="31066" table:style-name="ce23">
            <text:p><text:s text:c="2"/>31 066</text:p>
          </table:table-cell>
          <table:table-cell office:value-type="float" office:value="88526" table:style-name="ce23">
            <text:p><text:s text:c="2"/>88 526</text:p>
          </table:table-cell>
          <table:table-cell office:value-type="float" office:value="18254" table:style-name="ce23">
            <text:p><text:s text:c="2"/>18 254</text:p>
          </table:table-cell>
          <table:table-cell office:value-type="float" office:value="174921" table:style-name="ce23">
            <text:p><text:s text:c="2"/>174 921</text:p>
          </table:table-cell>
          <table:table-cell office:value-type="float" office:value="22192" table:style-name="ce23">
            <text:p><text:s text:c="2"/>22 192</text:p>
          </table:table-cell>
          <table:table-cell office:value-type="float" office:value="34934" table:style-name="ce23">
            <text:p><text:s text:c="2"/>34 934</text:p>
          </table:table-cell>
          <table:table-cell office:value-type="float" office:value="155631" table:style-name="ce23">
            <text:p><text:s text:c="2"/>155 631</text:p>
          </table:table-cell>
          <table:table-cell office:value-type="float" office:value="88794" table:style-name="ce23">
            <text:p><text:s text:c="2"/>88 794</text:p>
          </table:table-cell>
          <table:table-cell office:value-type="float" office:value="426909" table:style-name="ce23">
            <text:p><text:s text:c="2"/>426 909</text:p>
          </table:table-cell>
          <table:table-cell office:value-type="float" office:value="392836" table:style-name="ce23">
            <text:p><text:s text:c="2"/>392 836</text:p>
          </table:table-cell>
          <table:table-cell office:value-type="float" office:value="140913" table:style-name="ce23">
            <text:p><text:s text:c="2"/>140 913</text:p>
          </table:table-cell>
          <table:table-cell office:value-type="float" office:value="64350" table:style-name="ce23">
            <text:p><text:s text:c="2"/>64 350</text:p>
          </table:table-cell>
          <table:table-cell office:value-type="float" office:value="76738" table:style-name="ce23">
            <text:p><text:s text:c="2"/>76 738</text:p>
          </table:table-cell>
          <table:table-cell office:value-type="float" office:value="37069" table:style-name="ce23">
            <text:p><text:s text:c="2"/>37 069</text:p>
          </table:table-cell>
          <table:table-cell office:value-type="float" office:value="164913" table:style-name="ce23">
            <text:p><text:s text:c="2"/>164 913</text:p>
          </table:table-cell>
          <table:table-cell office:value-type="float" office:value="26984" table:style-name="ce23">
            <text:p><text:s text:c="2"/>26 984</text:p>
          </table:table-cell>
          <table:table-cell office:value-type="float" office:value="577618" table:style-name="ce23">
            <text:p><text:s text:c="2"/>577 618</text:p>
          </table:table-cell>
          <table:table-cell office:value-type="float" office:value="208315" table:style-name="ce23">
            <text:p><text:s text:c="2"/>208 315</text:p>
          </table:table-cell>
          <table:table-cell office:value-type="float" office:value="73783" table:style-name="ce23">
            <text:p><text:s text:c="2"/>73 783</text:p>
          </table:table-cell>
          <table:table-cell office:value-type="float" office:value="124351" table:style-name="ce23">
            <text:p><text:s text:c="2"/>124 351</text:p>
          </table:table-cell>
          <table:table-cell office:value-type="float" office:value="147200" table:style-name="ce23">
            <text:p><text:s text:c="2"/>147 200</text:p>
          </table:table-cell>
          <table:table-cell office:value-type="float" office:value="27688" table:style-name="ce23">
            <text:p><text:s text:c="2"/>27 688</text:p>
          </table:table-cell>
          <table:table-cell office:value-type="float" office:value="124299" table:style-name="ce23">
            <text:p><text:s text:c="2"/>124 299</text:p>
          </table:table-cell>
          <table:table-cell office:value-type="float" office:value="47365" table:style-name="ce23">
            <text:p><text:s text:c="2"/>47 365</text:p>
          </table:table-cell>
          <table:table-cell office:value-type="float" office:value="8223178" table:style-name="ce23">
            <text:p><text:s/>8 223 17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108693" table:style-name="ce23">
            <text:p><text:s/>6 108 693</text:p>
          </table:table-cell>
          <table:table-cell office:value-type="float" office:value="6386724" table:style-name="ce23">
            <text:p><text:s/>6 386 724</text:p>
          </table:table-cell>
          <table:table-cell office:value-type="float" office:value="937522" table:style-name="ce23">
            <text:p><text:s text:c="2"/>937 522</text:p>
          </table:table-cell>
          <table:table-cell office:value-type="float" office:value="138547" table:style-name="ce23">
            <text:p><text:s text:c="2"/>138 547</text:p>
          </table:table-cell>
          <table:table-cell office:value-type="float" office:value="71487" table:style-name="ce23">
            <text:p><text:s text:c="2"/>71 487</text:p>
          </table:table-cell>
          <table:table-cell office:value-type="float" office:value="52197" table:style-name="ce23">
            <text:p><text:s text:c="2"/>52 197</text:p>
          </table:table-cell>
          <table:table-cell office:value-type="float" office:value="37573" table:style-name="ce23">
            <text:p><text:s text:c="2"/>37 573</text:p>
          </table:table-cell>
          <table:table-cell office:value-type="float" office:value="656715" table:style-name="ce23">
            <text:p><text:s text:c="2"/>656 715</text:p>
          </table:table-cell>
          <table:table-cell office:value-type="float" office:value="269945" table:style-name="ce23">
            <text:p><text:s text:c="2"/>269 945</text:p>
          </table:table-cell>
          <table:table-cell office:value-type="float" office:value="1185517" table:style-name="ce23">
            <text:p><text:s/>1 185 517</text:p>
          </table:table-cell>
          <table:table-cell office:value-type="float" office:value="170604" table:style-name="ce23">
            <text:p><text:s text:c="2"/>170 604</text:p>
          </table:table-cell>
          <table:table-cell office:value-type="float" office:value="20921" table:style-name="ce23">
            <text:p><text:s text:c="2"/>20 921</text:p>
          </table:table-cell>
          <table:table-cell office:value-type="float" office:value="607353" table:style-name="ce23">
            <text:p><text:s text:c="2"/>607 353</text:p>
          </table:table-cell>
          <table:table-cell office:value-type="float" office:value="1880395" table:style-name="ce23">
            <text:p><text:s/>1 880 395</text:p>
          </table:table-cell>
          <table:table-cell office:value-type="float" office:value="568947" table:style-name="ce23">
            <text:p><text:s text:c="2"/>568 947</text:p>
          </table:table-cell>
          <table:table-cell office:value-type="float" office:value="423436" table:style-name="ce23">
            <text:p><text:s text:c="2"/>423 436</text:p>
          </table:table-cell>
          <table:table-cell office:value-type="float" office:value="208416" table:style-name="ce23">
            <text:p><text:s text:c="2"/>208 416</text:p>
          </table:table-cell>
          <table:table-cell office:value-type="float" office:value="207475" table:style-name="ce23">
            <text:p><text:s text:c="2"/>207 475</text:p>
          </table:table-cell>
          <table:table-cell office:value-type="float" office:value="26404" table:style-name="ce23">
            <text:p><text:s text:c="2"/>26 404</text:p>
          </table:table-cell>
          <table:table-cell office:value-type="float" office:value="72444" table:style-name="ce23">
            <text:p><text:s text:c="2"/>72 444</text:p>
          </table:table-cell>
          <table:table-cell office:value-type="float" office:value="94108" table:style-name="ce23">
            <text:p><text:s text:c="2"/>94 108</text:p>
          </table:table-cell>
          <table:table-cell office:value-type="float" office:value="96236" table:style-name="ce23">
            <text:p><text:s text:c="2"/>96 236</text:p>
          </table:table-cell>
          <table:table-cell office:value-type="float" office:value="148932" table:style-name="ce23">
            <text:p><text:s text:c="2"/>148 932</text:p>
          </table:table-cell>
          <table:table-cell office:value-type="float" office:value="101299" table:style-name="ce23">
            <text:p><text:s text:c="2"/>101 299</text:p>
          </table:table-cell>
          <table:table-cell office:value-type="float" office:value="493202" table:style-name="ce23">
            <text:p><text:s text:c="2"/>493 202</text:p>
          </table:table-cell>
          <table:table-cell office:value-type="float" office:value="681286" table:style-name="ce23">
            <text:p><text:s text:c="2"/>681 286</text:p>
          </table:table-cell>
          <table:table-cell office:value-type="float" office:value="143998" table:style-name="ce23">
            <text:p><text:s text:c="2"/>143 998</text:p>
          </table:table-cell>
          <table:table-cell office:value-type="float" office:value="113125" table:style-name="ce23">
            <text:p><text:s text:c="2"/>113 125</text:p>
          </table:table-cell>
          <table:table-cell office:value-type="float" office:value="793036" table:style-name="ce23">
            <text:p><text:s text:c="2"/>793 036</text:p>
          </table:table-cell>
          <table:table-cell office:value-type="float" office:value="183242" table:style-name="ce23">
            <text:p><text:s text:c="2"/>183 242</text:p>
          </table:table-cell>
          <table:table-cell office:value-type="float" office:value="263416" table:style-name="ce23">
            <text:p><text:s text:c="2"/>263 416</text:p>
          </table:table-cell>
          <table:table-cell office:value-type="float" office:value="475501" table:style-name="ce23">
            <text:p><text:s text:c="2"/>475 501</text:p>
          </table:table-cell>
          <table:table-cell office:value-type="float" office:value="201490" table:style-name="ce23">
            <text:p><text:s text:c="2"/>201 490</text:p>
          </table:table-cell>
          <table:table-cell office:value-type="float" office:value="351885" table:style-name="ce23">
            <text:p><text:s text:c="2"/>351 885</text:p>
          </table:table-cell>
          <table:table-cell office:value-type="float" office:value="123017" table:style-name="ce23">
            <text:p><text:s text:c="2"/>123 017</text:p>
          </table:table-cell>
          <table:table-cell office:value-type="float" office:value="842409" table:style-name="ce23">
            <text:p><text:s text:c="2"/>842 409</text:p>
          </table:table-cell>
          <table:table-cell office:value-type="float" office:value="541225" table:style-name="ce23">
            <text:p><text:s text:c="2"/>541 225</text:p>
          </table:table-cell>
          <table:table-cell office:value-type="float" office:value="145401" table:style-name="ce23">
            <text:p><text:s text:c="2"/>145 401</text:p>
          </table:table-cell>
          <table:table-cell office:value-type="float" office:value="580655" table:style-name="ce23">
            <text:p><text:s text:c="2"/>580 655</text:p>
          </table:table-cell>
          <table:table-cell office:value-type="float" office:value="8578192" table:style-name="ce23">
            <text:p><text:s/>8 578 192</text:p>
          </table:table-cell>
          <table:table-cell office:value-type="float" office:value="2885111" table:style-name="ce23">
            <text:p><text:s/>2 885 111</text:p>
          </table:table-cell>
          <table:table-cell office:value-type="float" office:value="15686739" table:style-name="ce23">
            <text:p><text:s/>15 686 739</text:p>
          </table:table-cell>
          <table:table-cell office:value-type="float" office:value="3590564" table:style-name="ce23">
            <text:p><text:s/>3 590 564</text:p>
          </table:table-cell>
          <table:table-cell office:value-type="float" office:value="62984" table:style-name="ce23">
            <text:p><text:s text:c="2"/>62 984</text:p>
          </table:table-cell>
          <table:table-cell office:value-type="float" office:value="68023" table:style-name="ce23">
            <text:p><text:s text:c="2"/>68 023</text:p>
          </table:table-cell>
          <table:table-cell office:value-type="float" office:value="846605" table:style-name="ce23">
            <text:p><text:s text:c="2"/>846 605</text:p>
          </table:table-cell>
          <table:table-cell office:value-type="float" office:value="389673" table:style-name="ce23">
            <text:p><text:s text:c="2"/>389 673</text:p>
          </table:table-cell>
          <table:table-cell office:value-type="float" office:value="4711186" table:style-name="ce23">
            <text:p><text:s/>4 711 186</text:p>
          </table:table-cell>
          <table:table-cell office:value-type="float" office:value="175232" table:style-name="ce23">
            <text:p><text:s text:c="2"/>175 232</text:p>
          </table:table-cell>
          <table:table-cell office:value-type="float" office:value="183692" table:style-name="ce23">
            <text:p><text:s text:c="2"/>183 692</text:p>
          </table:table-cell>
          <table:table-cell office:value-type="float" office:value="248280" table:style-name="ce23">
            <text:p><text:s text:c="2"/>248 280</text:p>
          </table:table-cell>
          <table:table-cell office:value-type="float" office:value="683929" table:style-name="ce23">
            <text:p><text:s text:c="2"/>683 929</text:p>
          </table:table-cell>
          <table:table-cell office:value-type="float" office:value="1132240" table:style-name="ce23">
            <text:p><text:s/>1 132 240</text:p>
          </table:table-cell>
          <table:table-cell office:value-type="float" office:value="369952" table:style-name="ce23">
            <text:p><text:s text:c="2"/>369 952</text:p>
          </table:table-cell>
          <table:table-cell office:value-type="float" office:value="1558155" table:style-name="ce23">
            <text:p><text:s/>1 558 155</text:p>
          </table:table-cell>
          <table:table-cell office:value-type="float" office:value="591296" table:style-name="ce23">
            <text:p><text:s text:c="2"/>591 296</text:p>
          </table:table-cell>
          <table:table-cell office:value-type="float" office:value="502466" table:style-name="ce23">
            <text:p><text:s text:c="2"/>502 466</text:p>
          </table:table-cell>
          <table:table-cell office:value-type="float" office:value="324322" table:style-name="ce23">
            <text:p><text:s text:c="2"/>324 322</text:p>
          </table:table-cell>
          <table:table-cell office:value-type="float" office:value="3888502" table:style-name="ce23">
            <text:p><text:s/>3 888 502</text:p>
          </table:table-cell>
          <table:table-cell office:value-type="float" office:value="808584" table:style-name="ce23">
            <text:p><text:s text:c="2"/>808 584</text:p>
          </table:table-cell>
          <table:table-cell office:value-type="float" office:value="5371853" table:style-name="ce23">
            <text:p><text:s/>5 371 853</text:p>
          </table:table-cell>
          <table:table-cell office:value-type="float" office:value="3929287" table:style-name="ce23">
            <text:p><text:s/>3 929 287</text:p>
          </table:table-cell>
          <table:table-cell office:value-type="float" office:value="2238428" table:style-name="ce23">
            <text:p><text:s/>2 238 428</text:p>
          </table:table-cell>
          <table:table-cell office:value-type="float" office:value="1645234" table:style-name="ce23">
            <text:p><text:s/>1 645 234</text:p>
          </table:table-cell>
          <table:table-cell office:value-type="float" office:value="2526037" table:style-name="ce23">
            <text:p><text:s/>2 526 037</text:p>
          </table:table-cell>
          <table:table-cell office:value-type="float" office:value="930170" table:style-name="ce23">
            <text:p><text:s text:c="2"/>930 170</text:p>
          </table:table-cell>
          <table:table-cell office:value-type="float" office:value="4025697" table:style-name="ce23">
            <text:p><text:s/>4 025 697</text:p>
          </table:table-cell>
          <table:table-cell office:value-type="float" office:value="6603057" table:style-name="ce23">
            <text:p><text:s/>6 603 057</text:p>
          </table:table-cell>
          <table:table-cell office:value-type="float" office:value="100960268" table:style-name="ce23">
            <text:p><text:s/>100 960 268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9Z</dc:date>
    <meta:print-date>2007-02-01T11:21:41Z</meta:print-date>
  </office:meta>
</office:document-meta>
</file>